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41" style:family="table">
      <style:table-properties style:width="17cm" table:align="left"/>
    </style:style>
    <style:style style:name="Tabla41.A" style:family="table-column">
      <style:table-column-properties style:column-width="8.474cm"/>
    </style:style>
    <style:style style:name="Tabla41.B" style:family="table-column">
      <style:table-column-properties style:column-width="8.527cm"/>
    </style:style>
    <style:style style:name="Tabla41.1" style:family="table-row">
      <style:table-row-properties fo:background-color="transparent">
        <style:background-image/>
      </style:table-row-properties>
    </style:style>
    <style:style style:name="Tabla4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1.A2" style:family="table-cell">
      <style:table-cell-properties style:vertical-align="middle" fo:padding-left="0.265cm" fo:padding-right="0.265cm" fo:padding-top="0.159cm" fo:padding-bottom="0.159cm" fo:border="0.05pt solid #dddddd"/>
    </style:style>
    <style:style style:name="Tabla41.A3" style:family="table-cell">
      <style:table-cell-properties style:vertical-align="middle" fo:padding-left="0.265cm" fo:padding-right="0.265cm" fo:padding-top="0.159cm" fo:padding-bottom="0.159cm" fo:border="0.05pt solid #dddddd"/>
    </style:style>
    <style:style style:name="Tabla41.B3" style:family="table-cell">
      <style:table-cell-properties style:vertical-align="middle" fo:padding-left="0.265cm" fo:padding-right="0.265cm" fo:padding-top="0.159cm" fo:padding-bottom="0.159cm" fo:border="0.05pt solid #dddddd"/>
    </style:style>
    <style:style style:name="Tabla41.A4" style:family="table-cell">
      <style:table-cell-properties style:vertical-align="middle" fo:padding-left="0.265cm" fo:padding-right="0.265cm" fo:padding-top="0.159cm" fo:padding-bottom="0.159cm" fo:border="0.05pt solid #dddddd"/>
    </style:style>
    <style:style style:name="Tabla41.B4" style:family="table-cell">
      <style:table-cell-properties style:vertical-align="middle" fo:padding-left="0.265cm" fo:padding-right="0.265cm" fo:padding-top="0.159cm" fo:padding-bottom="0.159cm" fo:border="0.05pt solid #dddddd"/>
    </style:style>
    <style:style style:name="Tabla41.A5" style:family="table-cell">
      <style:table-cell-properties style:vertical-align="middle" fo:padding-left="0.265cm" fo:padding-right="0.265cm" fo:padding-top="0.159cm" fo:padding-bottom="0.159cm" fo:border="0.05pt solid #dddddd"/>
    </style:style>
    <style:style style:name="Tabla41.B5" style:family="table-cell">
      <style:table-cell-properties style:vertical-align="middle" fo:padding-left="0.265cm" fo:padding-right="0.265cm" fo:padding-top="0.159cm" fo:padding-bottom="0.159cm" fo:border="0.05pt solid #dddddd"/>
    </style:style>
    <style:style style:name="Tabla41.A6" style:family="table-cell">
      <style:table-cell-properties style:vertical-align="middle" fo:padding-left="0.265cm" fo:padding-right="0.265cm" fo:padding-top="0.159cm" fo:padding-bottom="0.159cm" fo:border="0.05pt solid #dddddd"/>
    </style:style>
    <style:style style:name="Tabla41.B6" style:family="table-cell">
      <style:table-cell-properties style:vertical-align="middle" fo:padding-left="0.265cm" fo:padding-right="0.265cm" fo:padding-top="0.159cm" fo:padding-bottom="0.159cm" fo:border="0.05pt solid #dddddd"/>
    </style:style>
    <style:style style:name="Tabla41.A7" style:family="table-cell">
      <style:table-cell-properties style:vertical-align="middle" fo:padding-left="0.265cm" fo:padding-right="0.265cm" fo:padding-top="0.159cm" fo:padding-bottom="0.159cm" fo:border="0.05pt solid #dddddd"/>
    </style:style>
    <style:style style:name="Tabla41.A8" style:family="table-cell">
      <style:table-cell-properties style:vertical-align="middle" fo:padding-left="0.265cm" fo:padding-right="0.265cm" fo:padding-top="0.159cm" fo:padding-bottom="0.159cm" fo:border="0.05pt solid #dddddd"/>
    </style:style>
    <style:style style:name="Tabla41.B8"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333333" style:font-name="open sans" fo:font-size="25.5pt" fo:font-style="normal" fo:font-weight="normal" officeooo:rsid="0015d1d8" officeooo:paragraph-rsid="003d8b57"/>
    </style:style>
    <style:style style:name="P4" style:family="paragraph" style:parent-style-name="Text_20_body">
      <style:text-properties fo:font-variant="normal" fo:text-transform="none" fo:color="#222222" style:font-name="Roboto" fo:font-size="10.5pt" fo:letter-spacing="normal" fo:font-style="normal" fo:font-weight="normal" officeooo:rsid="0015d1d8" officeooo:paragraph-rsid="003d8b57"/>
    </style:style>
    <style:style style:name="P5" style:family="paragraph" style:parent-style-name="Text_20_body">
      <style:text-properties fo:font-weight="bold" officeooo:paragraph-rsid="003d8b57"/>
    </style:style>
    <style:style style:name="P6" style:family="paragraph" style:parent-style-name="Text_20_body">
      <style:paragraph-properties style:line-height-at-least="0.582cm"/>
      <style:text-properties officeooo:paragraph-rsid="003d8b57"/>
    </style:style>
    <style:style style:name="P7" style:family="paragraph" style:parent-style-name="Text_20_body">
      <style:text-properties officeooo:paragraph-rsid="003d8b57"/>
    </style:style>
    <style:style style:name="P8" style:family="paragraph" style:parent-style-name="Standard">
      <style:text-properties fo:font-variant="normal" fo:text-transform="none" fo:color="#333333" style:font-name="open sans" fo:font-size="25.5pt" fo:font-style="normal" fo:font-weight="normal"/>
    </style:style>
    <style:style style:name="P9"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222222" style:font-name="Roboto" fo:font-size="10.5pt" fo:letter-spacing="normal" fo:font-style="normal" fo:font-weight="normal" officeooo:paragraph-rsid="003d8b57"/>
    </style:style>
    <style:style style:name="P10"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officeooo:paragraph-rsid="003d8b57"/>
    </style:style>
    <style:style style:name="P11" style:family="paragraph" style:parent-style-name="Preformatted_20_Text">
      <style:paragraph-properties fo:margin-left="0cm" fo:margin-right="0cm" fo:margin-top="0.265cm" fo:margin-bottom="0.265cm" style:contextual-spacing="false" style:line-height-at-least="0.582cm" fo:text-indent="0cm" style:auto-text-indent="false" fo:break-before="page" fo:padding-left="0.265cm" fo:padding-right="0.265cm" fo:padding-top="0.159cm" fo:padding-bottom="0.159cm" fo:border="0.06pt solid #dddddd"/>
      <style:text-properties officeooo:paragraph-rsid="003d8b57"/>
    </style:style>
    <style:style style:name="P12"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13"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3d8b57"/>
    </style:style>
    <style:style style:name="P14"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text-properties officeooo:paragraph-rsid="003d8b57"/>
    </style:style>
    <style:style style:name="P15" style:family="paragraph" style:parent-style-name="Table_20_Contents">
      <style:paragraph-properties fo:margin-left="0cm" fo:margin-right="0cm" fo:margin-top="0.265cm" fo:margin-bottom="0.265cm" style:contextual-spacing="false" fo:text-indent="0cm" style:auto-text-indent="false"/>
      <style:text-properties officeooo:paragraph-rsid="003d8b57"/>
    </style:style>
    <style:style style:name="P16"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007000" style:font-name="Droid Sans Mono" fo:font-size="10.5pt" fo:font-style="normal" fo:font-weight="normal" officeooo:paragraph-rsid="003d8b57"/>
    </style:style>
    <style:style style:name="P17"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000088" style:font-name="Droid Sans Mono" fo:font-size="10.5pt" fo:font-style="normal" fo:font-weight="normal" officeooo:paragraph-rsid="003d8b57"/>
    </style:style>
    <style:style style:name="P18"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660066" style:font-name="Droid Sans Mono" fo:font-size="10.5pt" fo:font-style="normal" fo:font-weight="normal" officeooo:paragraph-rsid="003d8b57"/>
    </style:style>
    <style:style style:name="P19"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officeooo:paragraph-rsid="003d8b57"/>
    </style:style>
    <style:style style:name="P20"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3d8b57"/>
    </style:style>
    <style:style style:name="P21"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22"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3d8b57"/>
    </style:style>
    <style:style style:name="P23" style:family="paragraph" style:parent-style-name="Text_20_body">
      <style:paragraph-properties fo:margin-left="0cm" fo:margin-right="0cm"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24" style:family="paragraph" style:parent-style-name="Text_20_body">
      <style:paragraph-properties fo:margin-left="0cm" fo:margin-right="0cm" style:line-height-at-least="0.582cm" fo:text-indent="0cm" style:auto-text-indent="false"/>
      <style:text-properties officeooo:paragraph-rsid="003d8b57"/>
    </style:style>
    <style:style style:name="P25" style:family="paragraph" style:parent-style-name="Text_20_body">
      <style:paragraph-properties fo:margin-left="0cm" fo:margin-right="0cm" fo:margin-top="0cm" fo:margin-bottom="0cm" style:contextual-spacing="false" fo:text-indent="0cm" style:auto-text-indent="false"/>
      <style:text-properties officeooo:paragraph-rsid="003d8b57"/>
    </style:style>
    <style:style style:name="P26"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3d8b57"/>
    </style:style>
    <style:style style:name="P27"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officeooo:paragraph-rsid="003d8b57"/>
    </style:style>
    <style:style style:name="P28" style:family="paragraph" style:parent-style-name="Heading_20_2">
      <style:paragraph-properties fo:margin-left="0cm" fo:margin-right="0cm" fo:margin-top="0.688cm" fo:margin-bottom="0.529cm" style:contextual-spacing="false" fo:text-indent="0cm" style:auto-text-indent="false"/>
      <style:text-properties officeooo:paragraph-rsid="003d8b57"/>
    </style:style>
    <style:style style:name="P29" style:family="paragraph" style:parent-style-name="Heading_20_2">
      <style:paragraph-properties fo:margin-left="0cm" fo:margin-right="0cm" fo:margin-top="0.688cm" fo:margin-bottom="0.529cm" style:contextual-spacing="false" fo:text-indent="0cm" style:auto-text-indent="false" fo:break-before="page"/>
      <style:text-properties fo:font-variant="normal" fo:text-transform="none" fo:color="#333333" style:font-name="open sans" fo:font-size="19.5pt" fo:font-style="normal" fo:font-weight="normal" officeooo:paragraph-rsid="003d8b57"/>
    </style:style>
    <style:style style:name="P30" style:family="paragraph" style:parent-style-name="Heading_20_2">
      <style:paragraph-properties fo:margin-left="0cm" fo:margin-right="0cm" fo:margin-top="0.688cm" fo:margin-bottom="0.529cm" style:contextual-spacing="false" style:line-height-at-least="0.582cm" fo:text-indent="0cm" style:auto-text-indent="false" fo:break-before="page"/>
      <style:text-properties fo:font-variant="normal" fo:text-transform="none" fo:color="#333333" style:font-name="open sans" fo:font-size="19.5pt" fo:letter-spacing="normal" fo:font-style="normal" fo:font-weight="normal" officeooo:paragraph-rsid="003d8b57"/>
    </style:style>
    <style:style style:name="P31" style:family="paragraph" style:parent-style-name="Heading_20_2">
      <style:paragraph-properties fo:margin-left="0cm" fo:margin-right="0cm" fo:margin-top="0.688cm" fo:margin-bottom="0.529cm" style:contextual-spacing="false" fo:text-indent="0cm" style:auto-text-indent="false" fo:break-before="page"/>
      <style:text-properties officeooo:paragraph-rsid="003d8b57"/>
    </style:style>
    <style:style style:name="P32" style:family="paragraph" style:parent-style-name="List_20_Heading">
      <style:paragraph-properties fo:margin-left="0cm" fo:margin-right="0cm" style:line-height-at-least="0.582cm" fo:text-indent="0cm" style:auto-text-indent="false"/>
      <style:text-properties officeooo:paragraph-rsid="003d8b57"/>
    </style:style>
    <style:style style:name="P33"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officeooo:paragraph-rsid="003d8b57"/>
    </style:style>
    <style:style style:name="P34" style:family="paragraph" style:parent-style-name="Heading_20_3">
      <style:paragraph-properties fo:margin-left="0cm" fo:margin-right="0cm" fo:margin-top="0.635cm" fo:margin-bottom="0.37cm" style:contextual-spacing="false" fo:line-height="130%" fo:text-indent="0cm" style:auto-text-indent="false"/>
      <style:text-properties officeooo:paragraph-rsid="003d8b57"/>
    </style:style>
    <style:style style:name="P35" style:family="paragraph" style:parent-style-name="Heading_20_4">
      <style:paragraph-properties fo:margin-left="0cm" fo:margin-right="0cm" fo:margin-top="0.635cm" fo:margin-bottom="0.37cm" style:contextual-spacing="false" fo:line-height="130%" fo:text-indent="0cm" style:auto-text-indent="false"/>
      <style:text-properties officeooo:paragraph-rsid="003d8b57"/>
    </style:style>
    <style:style style:name="P36" style:family="paragraph" style:parent-style-name="Heading_20_4">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3.5pt" fo:letter-spacing="normal" fo:font-style="normal" fo:font-weight="bold" officeooo:paragraph-rsid="003d8b57"/>
    </style:style>
    <style:style style:name="P37" style:family="paragraph" style:parent-style-name="Heading_20_4">
      <style:paragraph-properties fo:margin-left="0cm" fo:margin-right="0cm" fo:margin-top="0.635cm" fo:margin-bottom="0.37cm" style:contextual-spacing="false" fo:line-height="130%" fo:text-indent="0cm" style:auto-text-indent="false" fo:break-before="page"/>
      <style:text-properties officeooo:paragraph-rsid="003d8b57"/>
    </style:style>
    <style:style style:name="P38" style:family="paragraph" style:parent-style-name="Heading_20_5">
      <style:paragraph-properties fo:margin-left="0cm" fo:margin-right="0cm" fo:margin-top="0.635cm" fo:margin-bottom="0.37cm" style:contextual-spacing="false" fo:line-height="130%" fo:text-indent="0cm" style:auto-text-indent="false"/>
      <style:text-properties fo:font-variant="normal" fo:text-transform="none" fo:color="#333333" style:font-name="Roboto" fo:font-size="12pt" fo:letter-spacing="normal" fo:font-style="normal" fo:font-weight="bold" officeooo:paragraph-rsid="003d8b57"/>
    </style:style>
    <style:style style:name="P39" style:family="paragraph" style:parent-style-name="Heading_20_6">
      <style:paragraph-properties fo:margin-left="0cm" fo:margin-right="0cm" fo:margin-top="0.635cm" fo:margin-bottom="0.37cm" style:contextual-spacing="false" fo:line-height="130%" fo:text-indent="0cm" style:auto-text-indent="false"/>
      <style:text-properties officeooo:paragraph-rsid="003d8b57"/>
    </style:style>
    <style:style style:name="P40" style:family="paragraph" style:parent-style-name="Preformatted_20_Text">
      <style:paragraph-properties fo:margin-left="0cm" fo:margin-right="0cm" fo:margin-top="0.101cm" fo:margin-bottom="0.101cm" style:contextual-spacing="false" fo:text-indent="0cm" style:auto-text-indent="false" fo:padding-left="0.265cm" fo:padding-right="0.265cm" fo:padding-top="0.159cm" fo:padding-bottom="0.159cm" fo:border="0.06pt solid #dddddd"/>
      <style:text-properties fo:font-variant="normal" fo:text-transform="none" fo:color="#000088" style:font-name="Droid Sans Mono" fo:font-size="10.5pt" fo:font-style="normal" fo:font-weight="normal" officeooo:paragraph-rsid="003d8b57"/>
    </style:style>
    <style:style style:name="P41" style:family="paragraph" style:parent-style-name="Preformatted_20_Text">
      <style:paragraph-properties fo:margin-left="0cm" fo:margin-right="0cm" fo:margin-top="0.101cm" fo:margin-bottom="0.101cm" style:contextual-spacing="false" fo:text-indent="0cm" style:auto-text-indent="false" fo:padding-left="0.265cm" fo:padding-right="0.265cm" fo:padding-top="0.159cm" fo:padding-bottom="0.159cm" fo:border="0.06pt solid #dddddd"/>
      <style:text-properties fo:font-variant="normal" fo:text-transform="none" fo:color="#007000" style:font-name="Droid Sans Mono" fo:font-size="10.5pt" fo:font-style="normal" fo:font-weight="normal" officeooo:paragraph-rsid="003d8b57"/>
    </style:style>
    <style:style style:name="P42" style:family="paragraph" style:parent-style-name="Preformatted_20_Text">
      <style:paragraph-properties fo:margin-left="0cm" fo:margin-right="0cm" fo:margin-top="0.199cm" fo:margin-bottom="0.199cm" style:contextual-spacing="false" style:line-height-at-least="0.582cm" fo:text-indent="0cm" style:auto-text-indent="false" fo:padding-left="0.265cm" fo:padding-right="0.265cm" fo:padding-top="0.159cm" fo:padding-bottom="0.159cm" fo:border="0.06pt solid #dddddd"/>
      <style:text-properties officeooo:paragraph-rsid="003d8b57"/>
    </style:style>
    <style:style style:name="P43" style:family="paragraph" style:parent-style-name="Preformatted_20_Text">
      <style:paragraph-properties fo:margin-left="0cm" fo:margin-right="0cm" fo:margin-top="0.199cm" fo:margin-bottom="0.199cm" style:contextual-spacing="false" style:line-height-at-least="0.582cm" fo:text-indent="0cm" style:auto-text-indent="false"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3d8b57"/>
    </style:style>
    <style:style style:name="P44"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45"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32a729" officeooo:paragraph-rsid="003f26af" style:font-size-asian="36pt" style:font-size-complex="36pt"/>
    </style:style>
    <style:style style:name="P46"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3f26af" style:font-size-asian="24pt" style:font-size-complex="24pt"/>
    </style:style>
    <style:style style:name="P47" style:family="paragraph" style:parent-style-name="Text_20_body">
      <style:paragraph-properties fo:break-before="page"/>
      <style:text-properties officeooo:paragraph-rsid="003d8b57"/>
    </style:style>
    <style:style style:name="P48" style:family="paragraph" style:parent-style-name="Heading_20_1">
      <style:paragraph-properties fo:break-before="page"/>
      <style:text-properties fo:font-variant="normal" fo:text-transform="none" fo:color="#333333" style:font-name="open sans" fo:font-size="25.5pt" fo:font-style="normal" fo:font-weight="normal" officeooo:rsid="0015d1d8" officeooo:paragraph-rsid="003d8b57"/>
    </style:style>
    <style:style style:name="P49" style:family="paragraph" style:parent-style-name="Heading_20_1">
      <style:text-properties fo:font-variant="normal" fo:text-transform="none" fo:color="#333333" style:font-name="open sans" fo:font-size="25.5pt" fo:font-style="normal" fo:font-weight="normal" officeooo:rsid="0015d1d8" officeooo:paragraph-rsid="003d8b57"/>
    </style:style>
    <style:style style:name="P50" style:family="paragraph" style:parent-style-name="Table_20_Contents">
      <style:text-properties officeooo:paragraph-rsid="003d8b57"/>
    </style:style>
    <style:style style:name="P51" style:family="paragraph" style:parent-style-name="Table_20_Heading">
      <style:paragraph-properties fo:text-align="start" style:justify-single-word="false"/>
      <style:text-properties fo:color="#ffffff" officeooo:paragraph-rsid="003d8b57"/>
    </style:style>
    <style:style style:name="P52" style:family="paragraph" style:parent-style-name="List_20_Heading">
      <style:paragraph-properties style:line-height-at-least="0.582cm"/>
      <style:text-properties officeooo:paragraph-rsid="003d8b57"/>
    </style:style>
    <style:style style:name="P53" style:family="paragraph" style:parent-style-name="List_20_Heading">
      <style:paragraph-properties fo:margin-left="1cm" fo:margin-right="0cm" style:line-height-at-least="0.582cm" fo:text-indent="0cm" style:auto-text-indent="false"/>
      <style:text-properties officeooo:paragraph-rsid="003d8b57"/>
    </style:style>
    <style:style style:name="P54" style:family="paragraph" style:parent-style-name="List_20_Contents">
      <style:paragraph-properties fo:margin-left="1cm" fo:margin-right="0cm" fo:margin-top="0.265cm" fo:margin-bottom="0.265cm" style:contextual-spacing="false" style:line-height-at-least="0.582cm" fo:text-indent="0cm" style:auto-text-indent="false"/>
      <style:text-properties officeooo:paragraph-rsid="003d8b57"/>
    </style:style>
    <style:style style:name="P55" style:family="paragraph" style:parent-style-name="List_20_Contents">
      <style:paragraph-properties fo:margin-left="1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56" style:family="paragraph" style:parent-style-name="List_20_Contents">
      <style:paragraph-properties style:line-height-at-least="0.582cm"/>
      <style:text-properties officeooo:paragraph-rsid="003d8b57"/>
    </style:style>
    <style:style style:name="P57" style:family="paragraph" style:parent-style-name="List_20_Contents">
      <style:paragraph-properties fo:margin-top="0cm" fo:margin-bottom="0.499cm" style:contextual-spacing="false" style:line-height-at-least="0.582cm"/>
      <style:text-properties officeooo:paragraph-rsid="003d8b57"/>
    </style:style>
    <style:style style:name="P58" style:family="paragraph" style:parent-style-name="List_20_Contents">
      <style:paragraph-properties fo:margin-left="2cm" fo:margin-right="0cm" style:line-height-at-least="0.582cm" fo:text-indent="0cm" style:auto-text-indent="false"/>
      <style:text-properties officeooo:paragraph-rsid="003d8b57"/>
    </style:style>
    <style:style style:name="P59" style:family="paragraph" style:parent-style-name="List_20_Contents">
      <style:paragraph-properties fo:margin-left="2cm" fo:margin-right="0cm"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60" style:family="paragraph" style:parent-style-name="List_20_Contents">
      <style:paragraph-properties fo:margin-left="2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3d8b57"/>
    </style:style>
    <style:style style:name="P61"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7000" style:font-name="Droid Sans Mono" fo:font-size="10.5pt" fo:font-style="normal" fo:font-weight="normal" officeooo:paragraph-rsid="003d8b57"/>
    </style:style>
    <style:style style:name="P62"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7000" officeooo:paragraph-rsid="003d8b57"/>
    </style:style>
    <style:style style:name="P63"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0088" style:font-name="Droid Sans Mono" fo:font-size="10.5pt" fo:font-style="normal" fo:font-weight="normal" officeooo:paragraph-rsid="003d8b57"/>
    </style:style>
    <style:style style:name="P64"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880000" style:font-name="Droid Sans Mono" fo:font-size="10.5pt" fo:font-style="normal" fo:font-weight="normal" officeooo:paragraph-rsid="003d8b57"/>
    </style:style>
    <style:style style:name="P65"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666600" style:font-name="Droid Sans Mono" fo:font-size="10.5pt" fo:font-style="normal" fo:font-weight="normal" officeooo:paragraph-rsid="003d8b57"/>
    </style:style>
    <style:style style:name="P66"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officeooo:paragraph-rsid="003d8b57"/>
    </style:style>
    <style:style style:name="P67"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007000" style:font-name="Droid Sans Mono" fo:font-size="10.5pt" fo:font-style="normal" fo:font-weight="normal" officeooo:paragraph-rsid="003d8b57"/>
    </style:style>
    <style:style style:name="P68"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007000" officeooo:paragraph-rsid="003d8b57"/>
    </style:style>
    <style:style style:name="P69"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880000" style:font-name="Droid Sans Mono" fo:font-size="10.5pt" fo:font-style="normal" fo:font-weight="normal" officeooo:paragraph-rsid="003d8b57"/>
    </style:style>
    <style:style style:name="P70"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880000" officeooo:paragraph-rsid="003d8b57"/>
    </style:style>
    <style:style style:name="P71"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666600" style:font-name="Droid Sans Mono" fo:font-size="10.5pt" fo:font-style="normal" fo:font-weight="normal" officeooo:paragraph-rsid="003d8b57"/>
    </style:style>
    <style:style style:name="P72" style:family="paragraph" style:parent-style-name="Preformatted_20_Text">
      <style:paragraph-properties fo:margin-top="0.101cm" fo:margin-bottom="0.101cm" style:contextual-spacing="false" fo:padding-left="0.265cm" fo:padding-right="0.265cm" fo:padding-top="0.159cm" fo:padding-bottom="0.159cm" fo:border="0.06pt solid #dddddd"/>
      <style:text-properties fo:font-variant="normal" fo:text-transform="none" fo:color="#000088" style:font-name="Droid Sans Mono" fo:font-size="10.5pt" fo:font-style="normal" fo:font-weight="normal" officeooo:paragraph-rsid="003d8b57"/>
    </style:style>
    <style:style style:name="P73" style:family="paragraph" style:parent-style-name="Preformatted_20_Text">
      <style:paragraph-properties fo:margin-top="0.199cm" fo:margin-bottom="0.199cm" style:contextual-spacing="false" style:line-height-at-least="0.582cm" fo:padding-left="0.265cm" fo:padding-right="0.265cm" fo:padding-top="0.159cm" fo:padding-bottom="0.159cm" fo:border="0.06pt solid #dddddd"/>
      <style:text-properties officeooo:paragraph-rsid="003d8b57"/>
    </style:style>
    <style:style style:name="P74" style:family="paragraph" style:parent-style-name="Preformatted_20_Text">
      <style:paragraph-properties fo:margin-top="0.199cm" fo:margin-bottom="0.199cm" style:contextual-spacing="false" style:line-height-at-least="0.582cm"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officeooo:paragraph-rsid="003d8b57"/>
    </style:style>
    <style:style style:name="P75" style:family="paragraph" style:parent-style-name="Preformatted_20_Text">
      <style:paragraph-properties fo:margin-top="0.199cm" fo:margin-bottom="0.199cm" style:contextual-spacing="false" style:line-height-at-least="0.582cm" fo:padding-left="0.265cm" fo:padding-right="0.265cm" fo:padding-top="0.159cm" fo:padding-bottom="0.159cm" fo:border="0.06pt solid #dddddd"/>
      <style:text-properties fo:font-variant="normal" fo:text-transform="none" fo:color="#007000" fo:letter-spacing="normal" officeooo:paragraph-rsid="003d8b57"/>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text-properties officeooo:paragraph-rsid="00439a57"/>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Standard" style:list-style-name="">
      <style:text-properties officeooo:paragraph-rsid="003d8b57"/>
    </style:style>
    <style:style style:name="P81" style:family="paragraph" style:parent-style-name="Preformatted_20_Text"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007000" style:font-name="Droid Sans Mono" fo:font-size="10.5pt" fo:letter-spacing="normal" fo:font-style="normal" fo:font-weight="normal" officeooo:paragraph-rsid="003d8b57"/>
    </style:style>
    <style:style style:name="P82"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3"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4"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5" style:family="paragraph" style:parent-style-name="Text_20_body" style:list-style-name="L4">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6"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7" style:family="paragraph" style:parent-style-name="Text_20_body" style:list-style-name="L6">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8" style:family="paragraph" style:parent-style-name="Text_20_body" style:list-style-name="L7">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89" style:family="paragraph" style:parent-style-name="Text_20_body" style:list-style-name="L8">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0" style:family="paragraph" style:parent-style-name="Text_20_body" style:list-style-name="L9">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1" style:family="paragraph" style:parent-style-name="Text_20_body" style:list-style-name="L10">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2" style:family="paragraph" style:parent-style-name="Text_20_body" style:list-style-name="L11">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3" style:family="paragraph" style:parent-style-name="Text_20_body" style:list-style-name="L12">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4" style:family="paragraph" style:parent-style-name="Text_20_body" style:list-style-name="L13">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5" style:family="paragraph" style:parent-style-name="Text_20_body" style:list-style-name="L14">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6" style:family="paragraph" style:parent-style-name="Text_20_body" style:list-style-name="L15">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7" style:family="paragraph" style:parent-style-name="Text_20_body" style:list-style-name="L16">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8" style:family="paragraph" style:parent-style-name="Text_20_body" style:list-style-name="L17">
      <style:paragraph-properties fo:margin-left="0cm" fo:margin-right="0.265cm" fo:margin-top="0.265cm" fo:margin-bottom="0.265cm" style:contextual-spacing="false" style:line-height-at-least="0.582cm" fo:text-indent="0cm" style:auto-text-indent="false" fo:padding="0cm" fo:border="none"/>
      <style:text-properties officeooo:paragraph-rsid="003d8b57"/>
    </style:style>
    <style:style style:name="P99"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d8b57"/>
    </style:style>
    <style:style style:name="P100" style:family="paragraph" style:parent-style-name="Text_20_body" style:list-style-name="L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3d8b57"/>
    </style:style>
    <style:style style:name="P101" style:family="paragraph" style:parent-style-name="Text_20_body" style:list-style-name="L2">
      <style:paragraph-properties fo:margin-left="0cm" fo:margin-right="0.265cm" fo:margin-top="0.265cm" fo:margin-bottom="0.265cm" style:contextual-spacing="false" style:line-height-at-least="0.582cm" fo:text-indent="0cm" style:auto-text-indent="false" fo:background-color="#efefef" fo:padding="0cm" fo:border="none">
        <style:background-image/>
      </style:paragraph-properties>
      <style:text-properties officeooo:paragraph-rsid="003d8b57"/>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normal" fo:font-weight="normal" officeooo:rsid="0015d1d8"/>
    </style:style>
    <style:style style:name="T3" style:family="text">
      <style:text-properties fo:font-variant="normal" fo:text-transform="none" fo:color="#222222" style:font-name="Roboto" fo:font-size="10.5pt" fo:letter-spacing="normal" fo:font-style="normal" fo:font-weight="bold"/>
    </style:style>
    <style:style style:name="T4" style:family="text">
      <style:text-properties fo:font-variant="normal" fo:text-transform="none" fo:color="#222222" style:font-name="Roboto" fo:font-size="10.5pt" fo:letter-spacing="normal" fo:font-style="italic" fo:font-weight="normal"/>
    </style:style>
    <style:style style:name="T5" style:family="text">
      <style:text-properties fo:font-variant="normal" fo:text-transform="none" fo:color="#222222" style:font-name="Roboto" fo:font-size="7pt" fo:letter-spacing="normal" fo:font-style="italic" fo:font-weight="normal" style:font-size-asian="7pt" style:font-size-complex="7pt"/>
    </style:style>
    <style:style style:name="T6" style:family="text">
      <style:text-properties fo:font-variant="normal" fo:text-transform="none" fo:color="#222222" fo:letter-spacing="normal"/>
    </style:style>
    <style:style style:name="T7"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8" style:family="text">
      <style:text-properties fo:font-variant="normal" fo:text-transform="none" fo:color="#4285f4" style:text-line-through-style="none" style:text-line-through-type="none" style:font-name="Roboto" fo:font-size="10.5pt" fo:letter-spacing="normal" fo:font-style="italic" style:text-underline-style="none" fo:font-weight="normal" officeooo:rsid="0015d1d8" style:text-blinking="false"/>
    </style:style>
    <style:style style:name="T9" style:family="text">
      <style:text-properties fo:font-variant="normal" fo:text-transform="none" fo:color="#4285f4" style:text-line-through-style="none" style:text-line-through-type="none" style:font-name="Roboto" fo:font-size="10.5pt" fo:letter-spacing="normal" fo:font-style="italic" style:text-underline-style="none" fo:font-weight="normal" officeooo:rsid="0023ddc6" style:text-blinking="false"/>
    </style:style>
    <style:style style:name="T10"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11" style:family="text">
      <style:text-properties fo:font-variant="normal" fo:text-transform="none" fo:color="#007000" style:font-name="Droid Sans Mono" fo:font-size="10.5pt" fo:letter-spacing="normal" fo:font-style="normal" fo:font-weight="normal"/>
    </style:style>
    <style:style style:name="T12" style:family="text">
      <style:text-properties fo:font-variant="normal" fo:text-transform="none" fo:color="#000000" style:font-name="Droid Sans Mono" fo:font-size="9.7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666600" style:font-name="Droid Sans Mono" fo:font-size="9.75pt" fo:letter-spacing="normal" fo:font-style="normal" fo:font-weight="normal"/>
    </style:style>
    <style:style style:name="T15" style:family="text">
      <style:text-properties fo:font-variant="normal" fo:text-transform="none" fo:color="#006666" style:font-name="Droid Sans Mono" fo:font-size="9.75pt" fo:letter-spacing="normal" fo:font-style="normal" fo:font-weight="normal"/>
    </style:style>
    <style:style style:name="T16" style:family="text">
      <style:text-properties fo:font-variant="normal" fo:text-transform="none" fo:color="#008800" style:font-name="Droid Sans Mono" fo:font-size="9.75pt" fo:letter-spacing="normal" fo:font-style="normal" fo:font-weight="normal"/>
    </style:style>
    <style:style style:name="T17" style:family="text">
      <style:text-properties fo:font-variant="normal" fo:text-transform="none" fo:color="#000088" style:font-name="Droid Sans Mono" fo:font-size="9.75pt" fo:letter-spacing="normal" fo:font-style="normal" fo:font-weight="normal"/>
    </style:style>
    <style:style style:name="T18" style:family="text">
      <style:text-properties fo:font-variant="normal" fo:text-transform="none" fo:color="#880000" style:font-name="Droid Sans Mono" fo:font-size="9.75pt" fo:letter-spacing="normal" fo:font-style="normal" fo:font-weight="normal"/>
    </style:style>
    <style:style style:name="T19" style:family="text">
      <style:text-properties fo:font-variant="normal" fo:text-transform="none" fo:color="#333333" style:font-name="open sans" fo:font-size="19.5pt" fo:font-style="normal" fo:font-weight="normal"/>
    </style:style>
    <style:style style:name="T20" style:family="text">
      <style:text-properties fo:font-variant="normal" fo:text-transform="none" fo:color="#333333" style:font-name="open sans" fo:font-size="15.75pt" fo:letter-spacing="normal" fo:font-style="normal" fo:font-weight="normal"/>
    </style:style>
    <style:style style:name="T21" style:family="text">
      <style:text-properties fo:font-variant="normal" fo:text-transform="none" fo:color="#333333" style:font-name="Droid Sans Mono" fo:font-size="19.5pt" fo:font-style="normal" fo:font-weight="normal"/>
    </style:style>
    <style:style style:name="T22" style:family="text">
      <style:text-properties fo:font-variant="normal" fo:text-transform="none" fo:color="#333333" style:font-name="Droid Sans Mono" fo:font-size="13.5pt" fo:letter-spacing="normal" fo:font-style="normal" fo:font-weight="bold"/>
    </style:style>
    <style:style style:name="T23" style:family="text">
      <style:text-properties fo:font-variant="normal" fo:text-transform="none" fo:color="#333333" style:font-name="Droid Sans Mono" fo:font-size="15.75pt" fo:letter-spacing="normal" fo:font-style="normal" fo:font-weight="normal"/>
    </style:style>
    <style:style style:name="T24" style:family="text">
      <style:text-properties fo:font-variant="normal" fo:text-transform="none" fo:color="#333333" style:font-name="Droid Sans Mono" fo:font-size="10.5pt" fo:letter-spacing="normal" fo:font-style="normal" fo:font-weight="bold"/>
    </style:style>
    <style:style style:name="T25" style:family="text">
      <style:text-properties fo:font-variant="normal" fo:text-transform="none" fo:color="#333333" style:font-name="Roboto" fo:font-size="10.5pt" fo:letter-spacing="normal" fo:font-style="normal" fo:font-weight="bold"/>
    </style:style>
    <style:style style:name="T26" style:family="text">
      <style:text-properties fo:font-variant="normal" fo:text-transform="none" fo:color="#660066" style:font-name="Droid Sans Mono" fo:font-size="9.75pt" fo:letter-spacing="normal" fo:font-style="normal" fo:font-weight="normal"/>
    </style:style>
    <style:style style:name="T27" style:family="text">
      <style:text-properties fo:font-variant="normal" fo:text-transform="none" fo:color="#777777" style:font-name="Roboto" fo:font-size="10.5pt" fo:letter-spacing="normal" fo:font-style="italic" fo:font-weight="normal" officeooo:rsid="0023ddc6"/>
    </style:style>
    <style:style style:name="T28" style:family="text">
      <style:text-properties fo:font-variant="normal" fo:text-transform="none" fo:color="#777777" style:font-name="Roboto" fo:font-size="10.5pt" fo:letter-spacing="normal" fo:font-style="italic" fo:font-weight="normal" officeooo:rsid="0015d1d8"/>
    </style:style>
    <style:style style:name="T29" style:family="text">
      <style:text-properties fo:color="#4285f4" style:text-line-through-style="none" style:text-line-through-type="none" style:text-underline-style="none" style:text-blinking="false"/>
    </style:style>
    <style:style style:name="T30" style:family="text">
      <style:text-properties fo:color="#000088"/>
    </style:style>
    <style:style style:name="T31" style:family="text">
      <style:text-properties fo:color="#000088" style:font-name="Droid Sans Mono" fo:font-size="10.5pt" fo:font-style="normal" fo:font-weight="normal"/>
    </style:style>
    <style:style style:name="T32" style:family="text">
      <style:text-properties fo:color="#000000"/>
    </style:style>
    <style:style style:name="T33" style:family="text">
      <style:text-properties fo:color="#000000" style:font-name="Droid Sans Mono" fo:font-size="10.5pt" fo:font-style="normal" fo:font-weight="normal"/>
    </style:style>
    <style:style style:name="T34" style:family="text">
      <style:text-properties fo:color="#666600"/>
    </style:style>
    <style:style style:name="T35" style:family="text">
      <style:text-properties fo:color="#666600" style:font-name="Droid Sans Mono" fo:font-size="10.5pt" fo:font-style="normal" fo:font-weight="normal"/>
    </style:style>
    <style:style style:name="T36" style:family="text">
      <style:text-properties fo:color="#660066"/>
    </style:style>
    <style:style style:name="T37" style:family="text">
      <style:text-properties fo:color="#880000"/>
    </style:style>
    <style:style style:name="T38" style:family="text">
      <style:text-properties fo:color="#880000" style:font-name="Droid Sans Mono" fo:font-size="10.5pt" fo:font-style="normal" fo:font-weight="normal"/>
    </style:style>
    <style:style style:name="T39" style:family="text">
      <style:text-properties fo:color="#008800"/>
    </style:style>
    <style:style style:name="T40" style:family="text">
      <style:text-properties fo:color="#008800" style:font-name="Droid Sans Mono" fo:font-size="10.5pt" fo:font-style="normal" fo:font-weight="normal"/>
    </style:style>
    <style:style style:name="T41" style:family="text">
      <style:text-properties officeooo:rsid="003d8b57"/>
    </style:style>
    <style:style style:name="T42" style:family="text">
      <style:text-properties fo:color="#222222" style:font-name="Roboto" fo:font-size="10.5pt" fo:letter-spacing="normal"/>
    </style:style>
    <style:style style:name="T43" style:family="text">
      <style:text-properties fo:color="#007000" style:font-name="Droid Sans Mono" fo:font-size="10.5pt" fo:letter-spacing="normal"/>
    </style:style>
    <style:style style:name="T44" style:family="text">
      <style:text-properties fo:font-weight="bold"/>
    </style:style>
    <style:style style:name="T45" style:family="text">
      <style:text-properties style:font-name="Droid Sans Mono" fo:font-size="10.5pt" fo:font-style="normal" fo:font-weight="normal"/>
    </style:style>
    <style:style style:name="T46" style:family="text">
      <style:text-properties fo:color="#006666" style:font-name="Droid Sans Mono" fo:font-size="10.5pt" fo:font-style="normal" fo:font-weight="normal"/>
    </style:style>
    <style:style style:name="T47" style:family="text">
      <style:text-properties officeooo:rsid="00456a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50">
        <draw:image xlink:href="https://lh3.googleusercontent.com/TwNXlBxQ-5KqjrzuN6KgiCfGHFolQR8Akka6kYVIgkFogyP9v7Jhug9uOntDxIAPr1L40xz0K3ZfZoFSmUFXRn7pSqgKV8iYAqJ4jhes0HrtvEb3RJN4FZkG9ceuWDqYCI1T" xlink:type="simple" xlink:show="embed" xlink:actuate="onLoad"/>
      </draw:frame>
      <text:p text:style-name="P8"/>
      <text:p text:style-name="P8"/>
      <text:p text:style-name="P8"/>
      <text:p text:style-name="P8"><text:bookmark text:name="docs-internal-guid-d924d5e3-85ff-1010-a3f4-a83611e42ced"/></text:p>
      <text:p text:style-name="P2"/>
      <text:p text:style-name="P2"/>
      <text:p text:style-name="P44"><text:s/>GOOGLE APP ENGINE</text:p>
      <text:p text:style-name="P46">CHAPTER 9</text:p>
      <text:p text:style-name="P45">PHP: <text:span text:style-name="T47">CONFIGURATION</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79"><text:a xlink:type="simple" xlink:href="#__RefHeading__53559_1285831385" text:style-name="Index_20_Link" text:visited-style-name="Index_20_Link"><text:span text:style-name="T2">CONFIGURATION<text:tab/>3</text:span></text:a></text:p>
          <text:p text:style-name="P79"><text:a xlink:type="simple" xlink:href="#__RefHeading__53561_1285831385" text:style-name="Index_20_Link" text:visited-style-name="Index_20_Link"><text:span text:style-name="T2">The php.ini File<text:tab/>3</text:span></text:a></text:p>
          <text:p text:style-name="P76"><text:a xlink:type="simple" xlink:href="#__RefHeading__53563_1285831385" text:style-name="Index_20_Link" text:visited-style-name="Index_20_Link"><text:span text:style-name="T2">About php.ini<text:tab/>3</text:span></text:a></text:p>
          <text:p text:style-name="P76"><text:a xlink:type="simple" xlink:href="#__RefHeading__53565_1285831385" text:style-name="Index_20_Link" text:visited-style-name="Index_20_Link"><text:span text:style-name="T2">PHP Directives for App Engine<text:tab/>4</text:span></text:a></text:p>
          <text:p text:style-name="P79"><text:a xlink:type="simple" xlink:href="#__RefHeading__53567_1285831385" text:style-name="Index_20_Link" text:visited-style-name="Index_20_Link"><text:span text:style-name="T2">Configuring with app.yaml<text:tab/>5</text:span></text:a></text:p>
          <text:p text:style-name="P76"><text:a xlink:type="simple" xlink:href="#__RefHeading__53569_1285831385" text:style-name="Index_20_Link" text:visited-style-name="Index_20_Link"><text:span text:style-name="T2">About app.yaml<text:tab/>5</text:span></text:a></text:p>
          <text:p text:style-name="P76"><text:a xlink:type="simple" xlink:href="#__RefHeading__53571_1285831385" text:style-name="Index_20_Link" text:visited-style-name="Index_20_Link"><text:span text:style-name="T2">Required elements<text:tab/>7</text:span></text:a></text:p>
          <text:p text:style-name="P76"><text:a xlink:type="simple" xlink:href="#__RefHeading__53573_1285831385" text:style-name="Index_20_Link" text:visited-style-name="Index_20_Link"><text:span text:style-name="T2">Script handlers<text:tab/>9</text:span></text:a></text:p>
          <text:p text:style-name="P76"><text:a xlink:type="simple" xlink:href="#__RefHeading__53575_1285831385" text:style-name="Index_20_Link" text:visited-style-name="Index_20_Link"><text:span text:style-name="T2">Static file handlers<text:tab/>10</text:span></text:a></text:p>
          <text:p text:style-name="P78"><text:a xlink:type="simple" xlink:href="#__RefHeading__53577_1285831385" text:style-name="Index_20_Link" text:visited-style-name="Index_20_Link"><text:span text:style-name="T2">Static directory handlers<text:tab/>10</text:span></text:a></text:p>
          <text:p text:style-name="P78"><text:a xlink:type="simple" xlink:href="#__RefHeading__53579_1285831385" text:style-name="Index_20_Link" text:visited-style-name="Index_20_Link"><text:span text:style-name="T2">Static file pattern handlers<text:tab/>12</text:span></text:a></text:p>
          <text:p text:style-name="P78"><text:a xlink:type="simple" xlink:href="#__RefHeading__53581_1285831385" text:style-name="Index_20_Link" text:visited-style-name="Index_20_Link"><text:span text:style-name="T2">Static cache expiration<text:tab/>15</text:span></text:a></text:p>
          <text:p text:style-name="P76"><text:a xlink:type="simple" xlink:href="#__RefHeading__53583_1285831385" text:style-name="Index_20_Link" text:visited-style-name="Index_20_Link"><text:span text:style-name="T2">Secure URLs<text:tab/>16</text:span></text:a></text:p>
          <text:p text:style-name="P76"><text:a xlink:type="simple" xlink:href="#__RefHeading__53585_1285831385" text:style-name="Index_20_Link" text:visited-style-name="Index_20_Link"><text:span text:style-name="T2">Requiring login or administrator status<text:tab/>17</text:span></text:a></text:p>
          <text:p text:style-name="P76"><text:a xlink:type="simple" xlink:href="#__RefHeading__53587_1285831385" text:style-name="Index_20_Link" text:visited-style-name="Index_20_Link"><text:span text:style-name="T2">Skipping files<text:tab/>19</text:span></text:a></text:p>
          <text:p text:style-name="P76"><text:a xlink:type="simple" xlink:href="#__RefHeading__53589_1285831385" text:style-name="Index_20_Link" text:visited-style-name="Index_20_Link"><text:span text:style-name="T2">Defining environment variables<text:tab/>20</text:span></text:a></text:p>
          <text:p text:style-name="P78"><text:a xlink:type="simple" xlink:href="#__RefHeading__53591_1285831385" text:style-name="Index_20_Link" text:visited-style-name="Index_20_Link"><text:span text:style-name="T2">Updated PHP_SELF and SCRIPT_NAME behavior in 1.9.0<text:tab/>20</text:span></text:a></text:p>
          <text:p text:style-name="P76"><text:a xlink:type="simple" xlink:href="#__RefHeading__53593_1285831385" text:style-name="Index_20_Link" text:visited-style-name="Index_20_Link"><text:span text:style-name="T2">Reserved URLs<text:tab/>21</text:span></text:a></text:p>
          <text:p text:style-name="P76"><text:a xlink:type="simple" xlink:href="#__RefHeading__53595_1285831385" text:style-name="Index_20_Link" text:visited-style-name="Index_20_Link"><text:span text:style-name="T2">Warmup requests<text:tab/>22</text:span></text:a></text:p>
          <text:p text:style-name="P76"><text:a xlink:type="simple" xlink:href="#__RefHeading__53597_1285831385" text:style-name="Index_20_Link" text:visited-style-name="Index_20_Link"><text:span text:style-name="T2">Administration console custom pages<text:tab/>23</text:span></text:a></text:p>
          <text:p text:style-name="P76"><text:a xlink:type="simple" xlink:href="#__RefHeading__53599_1285831385" text:style-name="Index_20_Link" text:visited-style-name="Index_20_Link"><text:span text:style-name="T2">Custom error responses<text:tab/>23</text:span></text:a></text:p>
          <text:p text:style-name="P76"><text:a xlink:type="simple" xlink:href="#__RefHeading__53601_1285831385" text:style-name="Index_20_Link" text:visited-style-name="Index_20_Link"><text:span text:style-name="T2">Custom PageSpeed configuration<text:tab/>24</text:span></text:a></text:p>
          <text:p text:style-name="P79"><text:a xlink:type="simple" xlink:href="#__RefHeading__53603_1285831385" text:style-name="Index_20_Link" text:visited-style-name="Index_20_Link"><text:span text:style-name="T2">Simulate Apache mod_rewrite routing<text:tab/>27</text:span></text:a></text:p>
          <text:p text:style-name="P76"><text:a xlink:type="simple" xlink:href="#__RefHeading__53605_1285831385" text:style-name="Index_20_Link" text:visited-style-name="Index_20_Link"><text:span text:style-name="T2">About mod_rewrite.php<text:tab/>27</text:span></text:a></text:p>
          <text:p text:style-name="P76"><text:a xlink:type="simple" xlink:href="#__RefHeading__53607_1285831385" text:style-name="Index_20_Link" text:visited-style-name="Index_20_Link"><text:span text:style-name="T2">Example app<text:tab/>28</text:span></text:a></text:p>
          <text:p text:style-name="P78"><text:a xlink:type="simple" xlink:href="#__RefHeading__53609_1285831385" text:style-name="Index_20_Link" text:visited-style-name="Index_20_Link"><text:span text:style-name="T2">app.yaml<text:tab/>28</text:span></text:a></text:p>
          <text:p text:style-name="P78"><text:a xlink:type="simple" xlink:href="#__RefHeading__53611_1285831385" text:style-name="Index_20_Link" text:visited-style-name="Index_20_Link"><text:span text:style-name="T2">index.php<text:tab/>29</text:span></text:a></text:p>
          <text:p text:style-name="P78"><text:a xlink:type="simple" xlink:href="#__RefHeading__53613_1285831385" text:style-name="Index_20_Link" text:visited-style-name="Index_20_Link"><text:span text:style-name="T2">other.php<text:tab/>29</text:span></text:a></text:p>
          <text:p text:style-name="P78"><text:soft-page-break/><text:a xlink:type="simple" xlink:href="#__RefHeading__53615_1285831385" text:style-name="Index_20_Link" text:visited-style-name="Index_20_Link"><text:span text:style-name="T2">Example requests<text:tab/>29</text:span></text:a></text:p>
          <text:p text:style-name="P76"><text:a xlink:type="simple" xlink:href="#__RefHeading__53617_1285831385" text:style-name="Index_20_Link" text:visited-style-name="Index_20_Link"><text:span text:style-name="T2">Avoid the need for mod_rewrite.php<text:tab/>30</text:span></text:a></text:p>
          <text:p text:style-name="P79"><text:a xlink:type="simple" xlink:href="#__RefHeading__53619_1285831385" text:style-name="Index_20_Link" text:visited-style-name="Index_20_Link"><text:span text:style-name="T2">Scheduled Tasks With Cron for PHP<text:tab/>31</text:span></text:a></text:p>
          <text:p text:style-name="P76"><text:a xlink:type="simple" xlink:href="#__RefHeading__53621_1285831385" text:style-name="Index_20_Link" text:visited-style-name="Index_20_Link"><text:span text:style-name="T2">About cron.yaml<text:tab/>31</text:span></text:a></text:p>
          <text:p text:style-name="P76"><text:a xlink:type="simple" xlink:href="#__RefHeading__53623_1285831385" text:style-name="Index_20_Link" text:visited-style-name="Index_20_Link"><text:span text:style-name="T2">The schedule format<text:tab/>33</text:span></text:a></text:p>
          <text:p text:style-name="P76"><text:a xlink:type="simple" xlink:href="#__RefHeading__53625_1285831385" text:style-name="Index_20_Link" text:visited-style-name="Index_20_Link"><text:span text:style-name="T2">Securing URLs for cron<text:tab/>35</text:span></text:a></text:p>
          <text:p text:style-name="P76"><text:a xlink:type="simple" xlink:href="#__RefHeading__53627_1285831385" text:style-name="Index_20_Link" text:visited-style-name="Index_20_Link"><text:span text:style-name="T2">Cron and app versions<text:tab/>36</text:span></text:a></text:p>
          <text:p text:style-name="P76"><text:a xlink:type="simple" xlink:href="#__RefHeading__53629_1285831385" text:style-name="Index_20_Link" text:visited-style-name="Index_20_Link"><text:span text:style-name="T2">Uploading cron jobs<text:tab/>36</text:span></text:a></text:p>
          <text:p text:style-name="P76"><text:a xlink:type="simple" xlink:href="#__RefHeading__53631_1285831385" text:style-name="Index_20_Link" text:visited-style-name="Index_20_Link"><text:span text:style-name="T2">Cron support in the Admin Console<text:tab/>36</text:span></text:a></text:p>
          <text:p text:style-name="P76"><text:a xlink:type="simple" xlink:href="#__RefHeading__53633_1285831385" text:style-name="Index_20_Link" text:visited-style-name="Index_20_Link"><text:span text:style-name="T2">Cron support in the development server<text:tab/>36</text:span></text:a></text:p>
          <text:p text:style-name="P79"><text:a xlink:type="simple" xlink:href="#__RefHeading__53635_1285831385" text:style-name="Index_20_Link" text:visited-style-name="Index_20_Link"><text:span text:style-name="T2">PHP Task Queue Configuration<text:tab/>37</text:span></text:a></text:p>
          <text:p text:style-name="P76"><text:a xlink:type="simple" xlink:href="#__RefHeading__53637_1285831385" text:style-name="Index_20_Link" text:visited-style-name="Index_20_Link"><text:span text:style-name="T2">About queues<text:tab/>37</text:span></text:a></text:p>
          <text:p text:style-name="P76"><text:a xlink:type="simple" xlink:href="#__RefHeading__53639_1285831385" text:style-name="Index_20_Link" text:visited-style-name="Index_20_Link"><text:span text:style-name="T2">Setting the storage limit for all queues<text:tab/>37</text:span></text:a></text:p>
          <text:p text:style-name="P76"><text:a xlink:type="simple" xlink:href="#__RefHeading__53641_1285831385" text:style-name="Index_20_Link" text:visited-style-name="Index_20_Link"><text:span text:style-name="T2">Defining push queues and processing rates<text:tab/>38</text:span></text:a></text:p>
          <text:p text:style-name="P78"><text:a xlink:type="simple" xlink:href="#__RefHeading__53643_1285831385" text:style-name="Index_20_Link" text:visited-style-name="Index_20_Link"><text:span text:style-name="T2">Configuring the default queue<text:tab/>38</text:span></text:a></text:p>
          <text:p text:style-name="P78"><text:a xlink:type="simple" xlink:href="#__RefHeading__53645_1285831385" text:style-name="Index_20_Link" text:visited-style-name="Index_20_Link"><text:span text:style-name="T2">Configuring the processing rate<text:tab/>39</text:span></text:a></text:p>
          <text:p text:style-name="P76"><text:a xlink:type="simple" xlink:href="#__RefHeading__53647_1285831385" text:style-name="Index_20_Link" text:visited-style-name="Index_20_Link"><text:span text:style-name="T2">Configuring retry attempts for failed tasks<text:tab/>39</text:span></text:a></text:p>
          <text:p text:style-name="P78"><text:a xlink:type="simple" xlink:href="#__RefHeading__53649_1285831385" text:style-name="Index_20_Link" text:visited-style-name="Index_20_Link"><text:span text:style-name="T2">Retrying tasks in push queues<text:tab/>39</text:span></text:a></text:p>
          <text:p text:style-name="P76"><text:a xlink:type="simple" xlink:href="#__RefHeading__53651_1285831385" text:style-name="Index_20_Link" text:visited-style-name="Index_20_Link"><text:span text:style-name="T2">Queue definitions<text:tab/>41</text:span></text:a></text:p>
          <text:p text:style-name="P76"><text:a xlink:type="simple" xlink:href="#__RefHeading__53653_1285831385" text:style-name="Index_20_Link" text:visited-style-name="Index_20_Link"><text:span text:style-name="T2">Updating task queue configuration<text:tab/>43</text:span></text:a></text:p>
          <text:p text:style-name="P79"><text:a xlink:type="simple" xlink:href="#__RefHeading__53655_1285831385" text:style-name="Index_20_Link" text:visited-style-name="Index_20_Link"><text:span text:style-name="T2">DoS Protection Service for PHP<text:tab/>44</text:span></text:a></text:p>
          <text:p text:style-name="P76"><text:a xlink:type="simple" xlink:href="#__RefHeading__53657_1285831385" text:style-name="Index_20_Link" text:visited-style-name="Index_20_Link"><text:span text:style-name="T2">About dos.yaml<text:tab/>44</text:span></text:a></text:p>
          <text:p text:style-name="P76"><text:a xlink:type="simple" xlink:href="#__RefHeading__53659_1285831385" text:style-name="Index_20_Link" text:visited-style-name="Index_20_Link"><text:span text:style-name="T2">Limits<text:tab/>45</text:span></text:a></text:p>
          <text:p text:style-name="P76"><text:a xlink:type="simple" xlink:href="#__RefHeading__53661_1285831385" text:style-name="Index_20_Link" text:visited-style-name="Index_20_Link"><text:span text:style-name="T2">Uploading DoS configuration<text:tab/>45</text:span></text:a></text:p>
          <text:p text:style-name="P76"><text:a xlink:type="simple" xlink:href="#__RefHeading__53663_1285831385" text:style-name="Index_20_Link" text:visited-style-name="Index_20_Link"><text:span text:style-name="T2">Viewing uploaded DoS configuration in the Administration Console<text:tab/>45</text:span></text:a></text:p>
          <text:p text:style-name="P77"><text:a xlink:type="simple" xlink:href="#__RefHeading__53665_1285831385" text:style-name="Index_20_Link" text:visited-style-name="Index_20_Link"><text:span text:style-name="T2">Viewing top users in the Administration Console<text:tab/>45</text:span></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pan text:style-name="T27">Información extraida de la documentación oficial de GOOGLE APP ENGINE, recopilada en PDF para su mejor distribucción. </text:span><text:span text:style-name="T28">A menos que se indique lo contrario, el contenido de esta página tiene la </text:span><text:a xlink:type="simple" xlink:href="http://creativecommons.org/licenses/by/3.0/"><text:span text:style-name="T8">Licencia de Creative Commons Atribución 3.0</text:span></text:a><text:span text:style-name="T28">, y las muestras de código tienen la </text:span><text:a xlink:type="simple" xlink:href="http://www.apache.org/licenses/LICENSE-2.0"><text:span text:style-name="T8">Licencia Apache 2.0</text:span></text:a><text:span text:style-name="T28">. Para obtener más información, consulta las </text:span><text:a xlink:type="simple" xlink:href="https://cloud.google.com/site-policies"><text:span text:style-name="T9">Políticas de Google App Engine</text:span></text:a><text:span text:style-name="T28">.</text:span></text:p>
        </text:index-body>
      </text:table-of-content>
      <text:h text:style-name="P49" text:outline-level="1"><text:bookmark-start text:name="__RefHeading__53559_1285831385"/><text:soft-page-break/>CONFIGURATION<text:bookmark-end text:name="__RefHeading__53559_1285831385"/></text:h>
      <text:h text:style-name="P49" text:outline-level="1"><text:bookmark-start text:name="__RefHeading__53561_1285831385"/>The php.ini File<text:bookmark-end text:name="__RefHeading__53561_1285831385"/></text:h>
      <text:p text:style-name="P4">You can include a php.ini file with your App Engine application. This file lets you customize the behavior of the PHP interpreter directives.</text:p>
      <text:h text:style-name="P26" text:outline-level="2"><text:bookmark-start text:name="__RefHeading__53563_1285831385"/><text:bookmark text:name="About_php_ini"/>About php.ini<text:bookmark-end text:name="__RefHeading__53563_1285831385"/></text:h>
      <text:p text:style-name="P22"><text:span text:style-name="T1">The </text:span><text:span text:style-name="Source_20_Text"><text:span text:style-name="T11">php.ini</text:span></text:span><text:span text:style-name="T1"> file should be placed in the base directory of an application (the same directory as the </text:span><text:span text:style-name="Source_20_Text"><text:span text:style-name="T11">app.yaml</text:span></text:span><text:span text:style-name="T1">file). It is loaded when the PHP interpreter is initialized, and before your application code is run.</text:span></text:p>
      <text:p text:style-name="P13"><text:span text:style-name="T1">The file follows the same syntax as </text:span><text:a xlink:type="simple" xlink:href="https://en.wikipedia.org/wiki/INI_file"><text:span text:style-name="T7">other .ini files</text:span></text:a><text:span text:style-name="T1">. A simple example might look like:</text:span></text:p>
      <text:p text:style-name="P16"><text:span text:style-name="T34">;</text:span><text:span text:style-name="T32"> </text:span><text:span text:style-name="T36">This</text:span><text:span text:style-name="T32"> </text:span><text:span text:style-name="T30">is</text:span><text:span text:style-name="T32"> a simple php</text:span><text:span text:style-name="T34">.</text:span><text:span text:style-name="T32">ini file on </text:span><text:span text:style-name="T36">App</text:span><text:span text:style-name="T32"> </text:span><text:span text:style-name="T36">Engine</text:span></text:p>
      <text:p text:style-name="P61"><text:span text:style-name="T34">;</text:span><text:span text:style-name="T32"> </text:span><text:span text:style-name="T36">It</text:span><text:span text:style-name="T32"> enables output buffering </text:span><text:span text:style-name="T30">for</text:span><text:span text:style-name="T32"> all requests </text:span><text:span text:style-name="T30">by</text:span><text:span text:style-name="T32"> overriding the</text:span></text:p>
      <text:p text:style-name="P61"><text:span text:style-name="T34">;</text:span><text:span text:style-name="T32"> </text:span><text:span text:style-name="T30">default</text:span><text:span text:style-name="T32"> setting of the PHP interpreter</text:span><text:span text:style-name="T34">.</text:span></text:p>
      <text:p text:style-name="P61"><text:span text:style-name="T32">output_buffering </text:span><text:span text:style-name="T34">=</text:span><text:span text:style-name="T32"> </text:span><text:span text:style-name="T39">"On"</text:span></text:p>
      <text:p text:style-name="P13"><text:span text:style-name="T1">A list of the core directives, along with their changeable mode values, </text:span><text:a xlink:type="simple" xlink:href="http://www.php.net/manual/en/ini.list.php"><text:span text:style-name="T7">is published on php.net</text:span></text:a><text:span text:style-name="T1">. The </text:span><text:span text:style-name="Source_20_Text"><text:span text:style-name="T11">php.ini</text:span></text:span><text:span text:style-name="T1">directives handled by extensions are documented on the respective pages of the extensions themselves.</text:span></text:p>
      <text:p text:style-name="P12">You may override any PHP directive that has one of the following changeable mode values:</text:p>
      <text:list xml:id="list2080340677980647753" text:style-name="L1">
        <text:list-item>
          <text:p text:style-name="P82"><text:span text:style-name="Source_20_Text"><text:span text:style-name="T11">PHP_INI_SYSTEM</text:span></text:span></text:p>
        </text:list-item>
        <text:list-item>
          <text:p text:style-name="P82"><text:span text:style-name="Source_20_Text"><text:span text:style-name="T11">PHP_INI_ALL</text:span></text:span></text:p>
        </text:list-item>
        <text:list-item>
          <text:p text:style-name="P82"><text:span text:style-name="Source_20_Text"><text:span text:style-name="T11">PHP_INI_PERDIR</text:span></text:span></text:p>
        </text:list-item>
      </text:list>
      <text:p text:style-name="P13"><text:span text:style-name="T1">Note that some functions </text:span><text:a xlink:type="simple" xlink:href="https://cloud.google.com/appengine/docs/php/#PHP_Disabled_functions"><text:span text:style-name="T7">have been disabled in the App Engine implementation of PHP</text:span></text:a><text:span text:style-name="T1">. Directives that target these functions will have no effect.</text:span></text:p>
      <text:h text:style-name="P26" text:outline-level="2"><text:bookmark-start text:name="__RefHeading__53565_1285831385"/><text:bookmark text:name="GAE_directives"/>PHP Directives for App Engine<text:bookmark-end text:name="__RefHeading__53565_1285831385"/></text:h>
      <text:p text:style-name="P21">The following directives are specific to the App Engine environment. They can be included in the php.ini file.</text:p>
      <text:list xml:id="list3663443455736594385" text:style-name="L2">
        <text:list-item>
          <text:p text:style-name="P83"><text:soft-page-break/><text:span text:style-name="Source_20_Text"><text:span text:style-name="T11">google_app_engine.enable_functions</text:span></text:span><text:span text:style-name="T1"> - Functions that have been </text:span><text:a xlink:type="simple" xlink:href="https://cloud.google.com/appengine/docs/php/#PHP_Functions_that_may_be_manually_enabled"><text:span text:style-name="T7">soft disabled</text:span></text:a><text:span text:style-name="T1"> in App Engine, but can be re-enabled using this directive. List the function names in a comma delimited string:</text:span></text:p>
          <text:p text:style-name="P81">google_app_engine.enable_functions = "phpversion, phpinfo"</text:p>
        </text:list-item>
        <text:list-item>
          <text:p text:style-name="P83"><text:span text:style-name="Source_20_Text"><text:span text:style-name="T11">google_app_engine.allow_include_gs_buckets</text:span></text:span><text:span text:style-name="T1"> - Allows your application to use the </text:span><text:a xlink:type="simple" xlink:href="http://php.net/manual/en/function.include.php"><text:span text:style-name="Source_20_Text"><text:span text:style-name="T10">include</text:span></text:span></text:a><text:span text:style-name="T1"> or</text:span><text:a xlink:type="simple" xlink:href="http://us1.php.net/manual/en/function.require.php"><text:span text:style-name="Source_20_Text"><text:span text:style-name="T10">require</text:span></text:span></text:a><text:span text:style-name="T1"> statements with files stored in </text:span><text:a xlink:type="simple" xlink:href="https://cloud.google.com/appengine/docs/php/googlestorage"><text:span text:style-name="T7">Google Cloud Storage</text:span></text:a><text:span text:style-name="T1">. List the buckets containing the files in a comma delimited string:</text:span></text:p>
          <text:p text:style-name="P81">google_app_engine.allow_include_gs_buckets = "bucket_1, bucket_2"</text:p>
          <text:p text:style-name="P99">You can also specify a bucket and path to files that can be included, for example:</text:p>
          <text:p text:style-name="P81">google_app_engine.allow_include_gs_buckets = "bucket_1/path_x"</text:p>
          <text:p text:style-name="P83"><text:span text:style-name="T1">When the check is performed for which files may be included from GCS, the supplied path is treated as a prefix that must match the start of the file name in order for it to be included or required. For example using the path example above, the supplied path would allow users to include files from</text:span><text:span text:style-name="Source_20_Text"><text:span text:style-name="T11">gs://bucket_1/path_x/...</text:span></text:span><text:span text:style-name="T1"> because the prefix matches but not from </text:span><text:span text:style-name="Source_20_Text"><text:span text:style-name="T11">gs://bucket_1 or gs://bucket_1/path_y/</text:span></text:span><text:span text:style-name="T1"> because the prefix doesn't match.</text:span></text:p>
          <text:p text:style-name="P99">If an uploaded file is moved to an allowed include bucket, a warning is generated to alert the user to a potential &lt; a href="https://en.wikipedia.org/wiki/File_inclusion_vulnerability"&gt;LFI attack.. If this happens, you should consider using a more restrictive path.</text:p>
          <text:p text:style-name="P101"><text:span text:style-name="Strong_20_Emphasis"><text:span text:style-name="T1">Note:</text:span></text:span><text:span text:style-name="T1"> the path is treated as a file prefix; so it could include a specific file as well, for example,</text:span><text:span text:style-name="Source_20_Text"><text:span text:style-name="T11">google_app_engine.allow_include_gs_buckets = "bucket_1/path_x.ext", "bucket_2/path_z/some_file.ext</text:span></text:span><text:span text:style-name="T1">.</text:span></text:p>
        </text:list-item>
      </text:list>
      <text:p text:style-name="P3"/>
      <text:h text:style-name="P48" text:outline-level="1"><text:bookmark-start text:name="__RefHeading__53567_1285831385"/>Configuring with app.yaml<text:bookmark-end text:name="__RefHeading__53567_1285831385"/></text:h>
      <text:p text:style-name="P3"><text:span text:style-name="T42">A PHP App Engine application can be configured by a file named </text:span><text:span text:style-name="Source_20_Text"><text:span text:style-name="T43">app.yaml</text:span></text:span><text:span text:style-name="T42"> that specifies how URL paths correspond to request handlers and static files. It also contains information about the application code, such as the application ID and the latest version identifier.</text:span></text:p>
      <text:p text:style-name="P14"><text:span text:style-name="T3">Note:</text:span><text:span text:style-name="T1"> If you created your project using the </text:span><text:a xlink:type="simple" xlink:href="https://console.developers.google.com/"><text:span text:style-name="T7">Google Developers Console</text:span></text:a><text:span text:style-name="T1">, your project has a title and an ID. In the instructions that follow, the </text:span><text:span text:style-name="T4">project</text:span><text:span text:style-name="T1"> title and ID can be used wherever an </text:span><text:span text:style-name="T4">application</text:span><text:span text:style-name="T1"> title and ID are mentioned. They are the same thing.</text:span></text:p>
      <text:h text:style-name="P28" text:outline-level="2"><text:bookmark-start text:name="__RefHeading__53569_1285831385"/><text:bookmark text:name="PHP_app_yaml_About_app_yaml"/><text:span text:style-name="T19">About </text:span><text:span text:style-name="Source_20_Text"><text:span text:style-name="T21">app.yaml</text:span></text:span><text:bookmark-end text:name="__RefHeading__53569_1285831385"/></text:h>
      <text:p text:style-name="P22"><text:span text:style-name="T1">A PHP app specifies runtime configuration, including versions and URLs, in a file named </text:span><text:span text:style-name="Source_20_Text"><text:span text:style-name="T11">app.yaml</text:span></text:span><text:span text:style-name="T1">. The following is an example of an </text:span><text:span text:style-name="Source_20_Text"><text:span text:style-name="T11">app.yaml</text:span></text:span><text:span text:style-name="T1"> file for a PHP application:</text:span></text:p>
      <text:p text:style-name="P16"><text:span text:style-name="T30">application: </text:span><text:span text:style-name="T32">myapp</text:span></text:p>
      <text:p text:style-name="P61"><text:span text:style-name="T30">version: </text:span><text:span text:style-name="T32">1</text:span></text:p>
      <text:p text:style-name="P61"><text:span text:style-name="T30">runtime: </text:span><text:span text:style-name="T32">php</text:span></text:p>
      <text:p text:style-name="P61"><text:span text:style-name="T30">api_version: </text:span><text:span text:style-name="T32">1</text:span></text:p>
      <text:p text:style-name="P63">handlers:</text:p>
      <text:p text:style-name="P64"># Serve images as static resources.</text:p>
      <text:p text:style-name="P61"><text:span text:style-name="T34">-</text:span><text:span text:style-name="T32"> </text:span><text:span text:style-name="T30">url: </text:span><text:span text:style-name="T32">/(.+\.(gif</text:span><text:span text:style-name="T34">|</text:span><text:span text:style-name="T32">png</text:span><text:span text:style-name="T34">|</text:span><text:span text:style-name="T32">jpg))$</text:span></text:p>
      <text:p text:style-name="P62"><text:span text:style-name="T32">  </text:span><text:span text:style-name="T31">static_files: </text:span><text:span text:style-name="T33">\1</text:span></text:p>
      <text:p text:style-name="P62"><text:span text:style-name="T32">  </text:span><text:span text:style-name="T31">upload: </text:span><text:span text:style-name="T33">.+\.(gif</text:span><text:span text:style-name="T35">|</text:span><text:span text:style-name="T33">png</text:span><text:span text:style-name="T35">|</text:span><text:span text:style-name="T33">jpg)$</text:span></text:p>
      <text:p text:style-name="P62"><text:span text:style-name="T32">  </text:span><text:span text:style-name="T31">application_readable: </text:span><text:span text:style-name="T33">true</text:span></text:p>
      <text:p text:style-name="P64"># Serve php scripts.</text:p>
      <text:p text:style-name="P61"><text:span text:style-name="T34">-</text:span><text:span text:style-name="T32"> </text:span><text:span text:style-name="T30">url: </text:span><text:span text:style-name="T32">/(.+\.php)$</text:span></text:p>
      <text:p text:style-name="P62"><text:span text:style-name="T32">  </text:span><text:span text:style-name="T31">script: </text:span><text:span text:style-name="T33">\1</text:span></text:p>
      <text:p text:style-name="P13"><text:span text:style-name="T1">The above example will serve files with extension of </text:span><text:span text:style-name="Source_20_Text"><text:span text:style-name="T11">gif</text:span></text:span><text:span text:style-name="T1">, </text:span><text:span text:style-name="Source_20_Text"><text:span text:style-name="T11">png</text:span></text:span><text:span text:style-name="T1">, or </text:span><text:span text:style-name="Source_20_Text"><text:span text:style-name="T11">jpg</text:span></text:span><text:span text:style-name="T1">, i.e. images, as static resources. The files have been configured to be readable by the application code at runtime.</text:span></text:p>
      <text:p text:style-name="P13"><text:span text:style-name="T1">The example will also serve all PHP scripts. If desired, the script handler can be restricted </text:span><text:soft-page-break/><text:span text:style-name="T1">to root-level scripts by using </text:span><text:span text:style-name="Source_20_Text"><text:span text:style-name="T11">url: /([^/]+\.php)</text:span></text:span><text:span text:style-name="T1">. Existing applications may find it useful to </text:span><text:a xlink:type="simple" xlink:href="https://cloud.google.com/appengine/docs/php/config/mod_rewrite"><text:span text:style-name="T7">simulate Apache mod_rewrite $_GET['q'] routing</text:span></text:a><text:span text:style-name="T1">.</text:span></text:p>
      <text:p text:style-name="P13"><text:span text:style-name="T1">A more extensive </text:span><text:span text:style-name="Source_20_Text"><text:span text:style-name="T11">app.yaml</text:span></text:span><text:span text:style-name="T1"> example is provided below:</text:span></text:p>
      <text:p text:style-name="P16"><text:span text:style-name="T30">application: </text:span><text:span text:style-name="T32">myapp</text:span></text:p>
      <text:p text:style-name="P61"><text:span text:style-name="T30">version: </text:span><text:span text:style-name="T32">1</text:span></text:p>
      <text:p text:style-name="P61"><text:span text:style-name="T30">runtime: </text:span><text:span text:style-name="T32">php</text:span></text:p>
      <text:p text:style-name="P61"><text:span text:style-name="T30">api_version: </text:span><text:span text:style-name="T32">1</text:span></text:p>
      <text:p text:style-name="P63">handlers:</text:p>
      <text:p text:style-name="P61"><text:span text:style-name="T34">-</text:span><text:span text:style-name="T32"> </text:span><text:span text:style-name="T30">url: </text:span><text:span text:style-name="T32">/</text:span></text:p>
      <text:p text:style-name="P62"><text:span text:style-name="T32">  </text:span><text:span text:style-name="T31">script: </text:span><text:span text:style-name="T33">home.php</text:span></text:p>
      <text:p text:style-name="P61"><text:span text:style-name="T34">-</text:span><text:span text:style-name="T32"> </text:span><text:span text:style-name="T30">url: </text:span><text:span text:style-name="T32">/index\.html</text:span></text:p>
      <text:p text:style-name="P62"><text:span text:style-name="T32">  </text:span><text:span text:style-name="T31">script: </text:span><text:span text:style-name="T33">home.php</text:span></text:p>
      <text:p text:style-name="P61"><text:span text:style-name="T34">-</text:span><text:span text:style-name="T32"> </text:span><text:span text:style-name="T30">url: </text:span><text:span text:style-name="T32">/stylesheets</text:span></text:p>
      <text:p text:style-name="P62"><text:span text:style-name="T32">  </text:span><text:span text:style-name="T31">static_dir: </text:span><text:span text:style-name="T33">stylesheets</text:span></text:p>
      <text:p text:style-name="P61"><text:span text:style-name="T34">-</text:span><text:span text:style-name="T32"> </text:span><text:span text:style-name="T30">url: </text:span><text:span text:style-name="T32">/(.*\.(gif</text:span><text:span text:style-name="T34">|</text:span><text:span text:style-name="T32">png</text:span><text:span text:style-name="T34">|</text:span><text:span text:style-name="T32">jpg))$</text:span></text:p>
      <text:p text:style-name="P62"><text:span text:style-name="T32">  </text:span><text:span text:style-name="T31">static_files: </text:span><text:span text:style-name="T33">static/\1</text:span></text:p>
      <text:p text:style-name="P62"><text:span text:style-name="T32">  </text:span><text:span text:style-name="T31">upload: </text:span><text:span text:style-name="T33">static/.*\.(gif</text:span><text:span text:style-name="T35">|</text:span><text:span text:style-name="T33">png</text:span><text:span text:style-name="T35">|</text:span><text:span text:style-name="T33">jpg)$</text:span></text:p>
      <text:p text:style-name="P61"><text:span text:style-name="T34">-</text:span><text:span text:style-name="T32"> </text:span><text:span text:style-name="T30">url: </text:span><text:span text:style-name="T32">/admin/.*</text:span></text:p>
      <text:p text:style-name="P62"><text:span text:style-name="T32">  </text:span><text:span text:style-name="T31">script: </text:span><text:span text:style-name="T33">admin.php</text:span></text:p>
      <text:p text:style-name="P62"><text:span text:style-name="T32">  </text:span><text:span text:style-name="T31">login: </text:span><text:span text:style-name="T33">admin</text:span></text:p>
      <text:p text:style-name="P61"><text:span text:style-name="T34">-</text:span><text:span text:style-name="T32"> </text:span><text:span text:style-name="T30">url: </text:span><text:span text:style-name="T32">/.*</text:span></text:p>
      <text:p text:style-name="P62"><text:span text:style-name="T32">  </text:span><text:span text:style-name="T31">script: </text:span><text:span text:style-name="T33">not_found.php</text:span></text:p>
      <text:p text:style-name="P13"><text:span text:style-name="T1">The syntax of </text:span><text:span text:style-name="Source_20_Text"><text:span text:style-name="T11">app.yaml</text:span></text:span><text:span text:style-name="T1"> is the YAML format. For more information about this syntax, see </text:span><text:a xlink:type="simple" xlink:href="http://www.yaml.org/"><text:span text:style-name="T7">the YAML website</text:span></text:a><text:span text:style-name="T1">.</text:span></text:p>
      <text:p text:style-name="P13"/>
      <text:p text:style-name="P10"><text:span text:style-name="T1">The YAML format supports comments. A line that begins with a pound (</text:span><text:span text:style-name="Source_20_Text"><text:span text:style-name="T11">#</text:span></text:span><text:span text:style-name="T1">) character is ignored:</text:span></text:p>
      <text:p text:style-name="P20"><text:span text:style-name="Source_20_Text"><text:span text:style-name="T18"># This is a comment.</text:span></text:span></text:p>
      <text:p text:style-name="P13"><text:span text:style-name="T1">URL and file path patterns use </text:span><text:a xlink:type="simple" xlink:href="http://en.wikipedia.org/wiki/Regular_expression"><text:span text:style-name="T7">POSIX extended regular expression syntax</text:span></text:a><text:span text:style-name="T1">, excluding collating elements and collation classes. Back-references to grouped matches (e.g. </text:span><text:span text:style-name="Source_20_Text"><text:span text:style-name="T11">\1</text:span></text:span><text:span text:style-name="T1">) are supported, as are these Perl extensions: </text:span><text:span text:style-name="Source_20_Text"><text:span text:style-name="T11">\w \W \s \S \d \D</text:span></text:span></text:p>
      <text:p text:style-name="P7"><text:span text:style-name="Strong_20_Emphasis">Note:</text:span> If you factor your application into Modules you will need to specify additional configuration parameters for each module. These are described in the <text:a xlink:type="simple" xlink:href="https://cloud.google.com/appengine/docs/python/modules/#Python_Configuration"><text:span text:style-name="T29">Modules</text:span></text:a> documentation.</text:p>
      <text:h text:style-name="P26" text:outline-level="2"><text:bookmark-start text:name="__RefHeading__53571_1285831385"/><text:bookmark text:name="PHP_app_yaml_Required_elements"/>Required elements<text:bookmark-end text:name="__RefHeading__53571_1285831385"/></text:h>
      <text:p text:style-name="P13"><text:span text:style-name="T1">An </text:span><text:span text:style-name="Source_20_Text"><text:span text:style-name="T11">app.yaml</text:span></text:span><text:span text:style-name="T1"> file must include one of each of the following elements:</text:span></text:p>
      <text:h text:style-name="P35" text:outline-level="4"><text:bookmark text:name="application"/><text:span text:style-name="Source_20_Text"><text:span text:style-name="T22">application</text:span></text:span></text:h>
      <text:p text:style-name="P22"><text:span text:style-name="T1">The application identifier. This is the identifier you selected when you created the application in the </text:span><text:a xlink:type="simple" xlink:href="https://console.developers.google.com/"><text:span text:style-name="T7">Google Developers Console</text:span></text:a><text:span text:style-name="T1">.</text:span></text:p>
      <text:p text:style-name="P20"><text:span text:style-name="Source_20_Text"><text:span text:style-name="T12">application</text:span></text:span><text:span text:style-name="Source_20_Text"><text:span text:style-name="T14">:</text:span></text:span><text:span text:style-name="Source_20_Text"><text:span text:style-name="T12"> myapp</text:span></text:span></text:p>
      <text:h text:style-name="P35" text:outline-level="4"><text:bookmark text:name="version"/><text:span text:style-name="Source_20_Text"><text:span text:style-name="T22">version</text:span></text:span></text:h>
      <text:p text:style-name="P22"><text:span text:style-name="T1">A version specifier for the application code. App Engine retains a copy of your application for each version used. An administrator can change which major version of the application is default using the </text:span><text:a xlink:type="simple" xlink:href="https://console.developers.google.com/"><text:span text:style-name="T7">Google Developers Console</text:span></text:a><text:span text:style-name="T1">, and can test non-default versions before making them default. (The default version is loaded when no version is specified or an invalid version is specified.) The version specifier can contain lowercase letters, digits, and hyphens. It cannot begin with the prefix </text:span><text:span text:style-name="Source_20_Text"><text:span text:style-name="T11">ah-</text:span></text:span><text:span text:style-name="T1"> and the names </text:span><text:span text:style-name="Source_20_Text"><text:span text:style-name="T11">default</text:span></text:span><text:span text:style-name="T1"> and </text:span><text:span text:style-name="Source_20_Text"><text:span text:style-name="T11">latest</text:span></text:span><text:span text:style-name="T1"> are reserved and cannot be used. Each version of an application retains its own copy of </text:span><text:span text:style-name="Source_20_Text"><text:span text:style-name="T11">app.yaml</text:span></text:span><text:span text:style-name="T1">. When an application is uploaded, the version mentioned in the </text:span><text:span text:style-name="Source_20_Text"><text:span text:style-name="T11">app.yaml</text:span></text:span><text:span text:style-name="T1"> file being uploaded is the version that gets created or replaced by the upload.</text:span></text:p>
      <text:p text:style-name="P20"><text:span text:style-name="Source_20_Text"><text:span text:style-name="T12">version</text:span></text:span><text:span text:style-name="Source_20_Text"><text:span text:style-name="T14">:</text:span></text:span><text:span text:style-name="Source_20_Text"><text:span text:style-name="T12"> </text:span></text:span><text:span text:style-name="Source_20_Text"><text:span text:style-name="T15">2</text:span></text:span><text:span text:style-name="Source_20_Text"><text:span text:style-name="T14">-</text:span></text:span><text:span text:style-name="Source_20_Text"><text:span text:style-name="T15">0</text:span></text:span><text:span text:style-name="Source_20_Text"><text:span text:style-name="T14">-</text:span></text:span><text:span text:style-name="Source_20_Text"><text:span text:style-name="T12">test</text:span></text:span></text:p>
      <text:h text:style-name="P35" text:outline-level="4"/>
      <text:h text:style-name="P37" text:outline-level="4"><text:bookmark text:name="runtime"/><text:span text:style-name="Source_20_Text"><text:span text:style-name="T22">runtime</text:span></text:span></text:h>
      <text:p text:style-name="P22"><text:span text:style-name="T1">The name of the App Engine runtime environment used by this application. To specify PHP, use php. Other runtimes are available; please refer to the runtime's documentation for more info. Other JVM languages can customize </text:span><text:span text:style-name="Source_20_Text"><text:span text:style-name="T11">app.yaml</text:span></text:span><text:span text:style-name="T1"> based on the specified runtime.</text:span></text:p>
      <text:p text:style-name="P20"><text:span text:style-name="Source_20_Text"><text:span text:style-name="T12">runtime</text:span></text:span><text:span text:style-name="Source_20_Text"><text:span text:style-name="T14">:</text:span></text:span><text:span text:style-name="Source_20_Text"><text:span text:style-name="T12"> php</text:span></text:span></text:p>
      <text:h text:style-name="P35" text:outline-level="4"><text:bookmark text:name="api_version"/><text:span text:style-name="Source_20_Text"><text:span text:style-name="T22">api_version</text:span></text:span></text:h>
      <text:p text:style-name="P21">The version of the API in the given runtime environment used by this application. When Google releases a new version of a runtime environment's API, your application will continue to use the one for which it was written. To upgrade your application to the new API, you change this value and upload the upgraded code.</text:p>
      <text:p text:style-name="P13"><text:span text:style-name="T1">At this time, App Engine has one version of the </text:span><text:span text:style-name="Source_20_Text"><text:span text:style-name="T11">php</text:span></text:span><text:span text:style-name="T1"> runtime environment: </text:span><text:span text:style-name="Source_20_Text"><text:span text:style-name="T11">1</text:span></text:span></text:p>
      <text:p text:style-name="P20"><text:span text:style-name="Source_20_Text"><text:span text:style-name="T12">api_version</text:span></text:span><text:span text:style-name="Source_20_Text"><text:span text:style-name="T14">:</text:span></text:span><text:span text:style-name="Source_20_Text"><text:span text:style-name="T12"> </text:span></text:span><text:span text:style-name="Source_20_Text"><text:span text:style-name="T15">1</text:span></text:span></text:p>
      <text:h text:style-name="P35" text:outline-level="4"><text:bookmark text:name="handlers_1"/><text:span text:style-name="Source_20_Text"><text:span text:style-name="T22">handlers</text:span></text:span></text:h>
      <text:p text:style-name="P22"><text:span text:style-name="T1">A list of URL patterns and descriptions of how they should be handled. App Engine can handle URLs by executing application code, or by serving static files uploaded with the code, such as images, CSS or JavaScript. Patterns are evaluated in the order they appear in the </text:span><text:span text:style-name="Source_20_Text"><text:span text:style-name="T11">app.yaml</text:span></text:span><text:span text:style-name="T1">, from top to bottom. The first mapping whose pattern matches the URL is the one used to handle the request.</text:span></text:p>
      <text:p text:style-name="P13"><text:soft-page-break/><text:span text:style-name="T1">There are two kinds of handlers: script handlers, and static file handlers. A script handler runs a PHP script in your application to determine the response for the given URL. A static file handler returns the contents of a file, such as an image, as the response. See </text:span><text:a xlink:type="simple" xlink:href="https://cloud.google.com/appengine/docs/php/config/appconfig#PHP_app_yaml_Script_handlers"><text:span text:style-name="T7">Script Handlers</text:span></text:a><text:span text:style-name="T1"> and </text:span><text:a xlink:type="simple" xlink:href="https://cloud.google.com/appengine/docs/php/config/appconfig#PHP_app_yaml_Static_file_handlers"><text:span text:style-name="T7">Handlers for Static Files</text:span></text:a><text:span text:style-name="T1"> below for more information on this value.</text:span></text:p>
      <text:p text:style-name="P17">handlers:</text:p>
      <text:p text:style-name="P61"><text:span text:style-name="T34">-</text:span><text:span text:style-name="T32"> </text:span><text:span text:style-name="T30">url: </text:span><text:span text:style-name="T32">/images</text:span></text:p>
      <text:p text:style-name="P62"><text:span text:style-name="T32">  </text:span><text:span text:style-name="T31">static_dir: </text:span><text:span text:style-name="T33">static/images</text:span></text:p>
      <text:p text:style-name="P61"><text:span text:style-name="T34">-</text:span><text:span text:style-name="T32"> </text:span><text:span text:style-name="T30">url: </text:span><text:span text:style-name="T32">/.*</text:span></text:p>
      <text:p text:style-name="P62"><text:span text:style-name="T32">  </text:span><text:span text:style-name="T31">script: </text:span><text:span text:style-name="T33">myapp.php</text:span></text:p>
      <text:p text:style-name="P12">Notice that you can specify a handler in either of two ways:</text:p>
      <text:list xml:id="list8895532887672861075" text:style-name="L3">
        <text:list-item>
          <text:p text:style-name="P84"><text:soft-page-break/><text:span text:style-name="T1">Directly under the </text:span><text:span text:style-name="Source_20_Text"><text:span text:style-name="T11">handlers:</text:span></text:span><text:span text:style-name="T1"> element, as shown above.</text:span></text:p>
        </text:list-item>
        <text:list-item>
          <text:p text:style-name="P84"><text:span text:style-name="T1">Indirectly in </text:span><text:span text:style-name="Source_20_Text"><text:span text:style-name="T11">.yaml</text:span></text:span><text:span text:style-name="T1"> files that are included under the </text:span><text:span text:style-name="Source_20_Text"><text:span text:style-name="T11">includes:</text:span></text:span><text:span text:style-name="T1"> element.</text:span></text:p>
        </text:list-item>
      </text:list>
      <text:p text:style-name="P13"><text:span text:style-name="T1">The following example shows included </text:span><text:span text:style-name="Source_20_Text"><text:span text:style-name="T11">.yaml</text:span></text:span><text:span text:style-name="T1"> files, with handlers defined there instead of inside the </text:span><text:span text:style-name="Source_20_Text"><text:span text:style-name="T11">app.yaml</text:span></text:span><text:span text:style-name="T1">file that includes those other </text:span><text:span text:style-name="Source_20_Text"><text:span text:style-name="T11">.yaml</text:span></text:span><text:span text:style-name="T1"> files:</text:span></text:p>
      <text:p text:style-name="P17">includes:</text:p>
      <text:p text:style-name="P61"><text:span text:style-name="T34">-</text:span><text:span text:style-name="T32"> cloud_endpoints.yaml</text:span></text:p>
      <text:p text:style-name="P61"><text:span text:style-name="T34">-</text:span><text:span text:style-name="T32"> web_interface.yaml</text:span></text:p>
      <text:p text:style-name="P61"><text:span text:style-name="T34">-</text:span><text:span text:style-name="T32"> admin_interface.yaml</text:span></text:p>
      <text:p text:style-name="P13"><text:span text:style-name="T1">The included </text:span><text:span text:style-name="Source_20_Text"><text:span text:style-name="T11">.yaml</text:span></text:span><text:span text:style-name="T1"> files would have the handlers directly defined under </text:span><text:span text:style-name="Source_20_Text"><text:span text:style-name="T11">handlers:</text:span></text:span><text:span text:style-name="T1"> element.</text:span></text:p>
      <text:h text:style-name="P26" text:outline-level="2"><text:bookmark-start text:name="__RefHeading__53573_1285831385"/><text:bookmark text:name="PHP_app_yaml_Script_handlers"/>Script handlers<text:bookmark-end text:name="__RefHeading__53573_1285831385"/></text:h>
      <text:p text:style-name="P12">A script handler executes a PHP script to handle the request that matches the URL pattern. The mapping defines a URL pattern to match, and the script to be executed.</text:p>
      <text:h text:style-name="P35" text:outline-level="4"><text:bookmark text:name="url_1"/><text:span text:style-name="Source_20_Text"><text:span text:style-name="T22">url</text:span></text:span></text:h>
      <text:p text:style-name="P22"><text:span text:style-name="T1">The URL pattern, as a regular expression. The expression can contain groupings that can be referred to in the file path to the script with regular expression back-references. For example, </text:span><text:span text:style-name="Source_20_Text"><text:span text:style-name="T11">/profile/(.*?)/(.*)</text:span></text:span><text:span text:style-name="T1"> would match the URL </text:span><text:span text:style-name="Source_20_Text"><text:span text:style-name="T11">/profile/edit/manager</text:span></text:span><text:span text:style-name="T1"> and use </text:span><text:span text:style-name="Source_20_Text"><text:span text:style-name="T11">edit</text:span></text:span><text:span text:style-name="T1"> and </text:span><text:span text:style-name="Source_20_Text"><text:span text:style-name="T11">manager</text:span></text:span><text:span text:style-name="T1"> as the first and second groupings.</text:span></text:p>
      <text:h text:style-name="P35" text:outline-level="4"><text:bookmark text:name="script"/><text:span text:style-name="Source_20_Text"><text:span text:style-name="T22">script</text:span></text:span></text:h>
      <text:p text:style-name="P21">Specifies the path to the script from the application root directory:</text:p>
      <text:p text:style-name="P18">...</text:p>
      <text:p text:style-name="P63">handlers:</text:p>
      <text:p text:style-name="P61"><text:span text:style-name="T34">-</text:span><text:span text:style-name="T32"> </text:span><text:span text:style-name="T30">url: </text:span><text:span text:style-name="T32">/profile/(.*</text:span><text:span text:style-name="T34">?</text:span><text:span text:style-name="T32">)/(.*)</text:span></text:p>
      <text:p text:style-name="P62"><text:span text:style-name="T32">  </text:span><text:span text:style-name="T31">script: </text:span><text:span text:style-name="T33">/employee/\2/\1.php  </text:span><text:span text:style-name="T38"># specify a script</text:span></text:p>
      <text:h text:style-name="P26" text:outline-level="2"><text:bookmark-start text:name="__RefHeading__53575_1285831385"/><text:bookmark text:name="PHP_app_yaml_Static_file_handlers"/><text:soft-page-break/>Static file handlers<text:bookmark-end text:name="__RefHeading__53575_1285831385"/></text:h>
      <text:p text:style-name="P21">Static files are files to be served directly to the user for a given URL, such as images, CSS stylesheets, or JavaScript source files. Static file handlers describe which files in the application directory are static files, and which URLs serve them.</text:p>
      <text:p text:style-name="P12">For efficiency, App Engine stores and serves static files separately from application files. Static files are not available in the application's file system. If you have data files that need to be read by the application code, the data files must be application files, and must not be matched by a static file pattern.</text:p>
      <text:p text:style-name="P12">Static file handlers can be defined in two ways: as a directory structure of static files that maps to a URL path, or as a pattern that maps URLs to specific files.</text:p>
      <text:h text:style-name="P33" text:outline-level="3"><text:bookmark-start text:name="__RefHeading__53577_1285831385"/><text:bookmark text:name="PHP_app_yaml_Static_directory_handlers"/>Static directory handlers<text:bookmark-end text:name="__RefHeading__53577_1285831385"/></text:h>
      <text:p text:style-name="P22"><text:span text:style-name="T1">A static directory handler makes it easy to serve the entire contents of a directory as static files. Each file is served using the MIME type that corresponds with its filename extension unless overridden by the directory's</text:span><text:span text:style-name="Source_20_Text"><text:span text:style-name="T11">mime_type</text:span></text:span><text:span text:style-name="T1"> setting. All of the files in the given directory are uploaded as static files, and none of them can be run as scripts.</text:span></text:p>
      <text:p text:style-name="P12">A static directory example:</text:p>
      <text:p text:style-name="P17">handlers:</text:p>
      <text:p text:style-name="P64"># All URLs beginning with /stylesheets are treated as paths to static files in</text:p>
      <text:p text:style-name="P64"># the stylesheets/ directory.</text:p>
      <text:p text:style-name="P61"><text:span text:style-name="T34">-</text:span><text:span text:style-name="T32"> </text:span><text:span text:style-name="T30">url: </text:span><text:span text:style-name="T32">/stylesheets</text:span></text:p>
      <text:p text:style-name="P62"><text:span text:style-name="T32">  </text:span><text:span text:style-name="T31">static_dir: </text:span><text:span text:style-name="T33">stylesheets</text:span></text:p>
      <text:h text:style-name="P35" text:outline-level="4"><text:bookmark text:name="url_2"/><text:span text:style-name="Source_20_Text"><text:span text:style-name="T22">url</text:span></text:span></text:h>
      <text:p text:style-name="P21">A URL prefix. This value uses regular expression syntax (and so regexp special characters must be escaped), but it should not contain groupings. All URLs that begin with this prefix are handled by this handler, using the portion of the URL after the prefix as part of the file path.</text:p>
      <text:h text:style-name="P35" text:outline-level="4"><text:bookmark text:name="static_dir"/><text:soft-page-break/><text:span text:style-name="Source_20_Text"><text:span text:style-name="T22">static_dir</text:span></text:span></text:h>
      <text:p text:style-name="P22"><text:span text:style-name="T1">The path to the directory containing the static files, from the application root directory. Everything after the end of the matched </text:span><text:span text:style-name="Source_20_Text"><text:span text:style-name="T11">url</text:span></text:span><text:span text:style-name="T1"> pattern is appended to </text:span><text:span text:style-name="Source_20_Text"><text:span text:style-name="T11">static_dir</text:span></text:span><text:span text:style-name="T1"> to form the full path to the requested file.</text:span></text:p>
      <text:p text:style-name="P12">All files in this directory are uploaded with the application as static files.</text:p>
      <text:h text:style-name="P35" text:outline-level="4"><text:bookmark text:name="application_readable"/><text:span text:style-name="Source_20_Text"><text:span text:style-name="T22">application_readable</text:span></text:span></text:h>
      <text:p text:style-name="P22"><text:span text:style-name="T1">Optional. By default, files declared in static file handlers are uploaded as static data and are only served to end users, they cannot be read by an application. If this field is set to true, the files are also uploaded as code data so your application can read them. Both uploads are charged against your code and static data storage </text:span><text:a xlink:type="simple" xlink:href="https://cloud.google.com/appengine/docs/quotas?hl=en#Code"><text:span text:style-name="T7">resource quotas</text:span></text:a><text:span text:style-name="T1">.</text:span></text:p>
      <text:h text:style-name="P35" text:outline-level="4"><text:bookmark text:name="mime_type"/><text:span text:style-name="Source_20_Text"><text:span text:style-name="T22">mime_type</text:span></text:span></text:h>
      <text:p text:style-name="P21">Optional. If specified, all files served by this handler will be served using the specified MIME type. If not specified, the MIME type for a file will be derived from the file's filename extension.</text:p>
      <text:p text:style-name="P13"><text:span text:style-name="T1">For more information about the possible MIME media types, see </text:span><text:a xlink:type="simple" xlink:href="http://www.iana.org/assignments/media-types/"><text:span text:style-name="T7">the IANA MIME Media Types website</text:span></text:a><text:span text:style-name="T1">.</text:span></text:p>
      <text:h text:style-name="P35" text:outline-level="4"><text:bookmark text:name="http_headers"/><text:span text:style-name="Source_20_Text"><text:span text:style-name="T22">http_headers</text:span></text:span></text:h>
      <text:p text:style-name="P21">Optional. HTTP headers to use for all responses from these URLs.</text:p>
      <text:p text:style-name="P17">handlers:</text:p>
      <text:p text:style-name="P61"><text:span text:style-name="T34">-</text:span><text:span text:style-name="T32"> </text:span><text:span text:style-name="T30">url: </text:span><text:span text:style-name="T32">/images</text:span></text:p>
      <text:p text:style-name="P62"><text:span text:style-name="T32">  </text:span><text:span text:style-name="T31">static_dir: </text:span><text:span text:style-name="T33">static/images</text:span></text:p>
      <text:p text:style-name="P62"><text:span text:style-name="T32">  </text:span><text:span text:style-name="T31">http_headers:</text:span></text:p>
      <text:p text:style-name="P62"><text:span text:style-name="T32">    </text:span><text:span text:style-name="T33">X</text:span><text:span text:style-name="T35">-</text:span><text:span text:style-name="T33">Foo</text:span><text:span text:style-name="T35">-</text:span><text:span text:style-name="T31">Header: </text:span><text:span text:style-name="T33">foo</text:span></text:p>
      <text:p text:style-name="P62"><text:span text:style-name="T32">    </text:span><text:span text:style-name="T33">X</text:span><text:span text:style-name="T35">-</text:span><text:span text:style-name="T33">Bar</text:span><text:span text:style-name="T35">-</text:span><text:span text:style-name="T31">Header: </text:span><text:span text:style-name="T33">bar value</text:span></text:p>
      <text:h text:style-name="P38" text:outline-level="5"><text:bookmark text:name="cors_support"/>CORS Support</text:h>
      <text:p text:style-name="P21">One important use of this feature is to support cross-origin resource sharing (CORS), such as accessing files hosted by another App Engine app.</text:p>
      <text:p text:style-name="P13"><text:soft-page-break/><text:span text:style-name="T1">For example, you could have a game app </text:span><text:span text:style-name="Source_20_Text"><text:span text:style-name="T11">mygame.appspot.com</text:span></text:span><text:span text:style-name="T1"> that accesses assets hosted by</text:span><text:span text:style-name="Source_20_Text"><text:span text:style-name="T11">myassets.appspot.com</text:span></text:span><text:span text:style-name="T1">. However, if </text:span><text:span text:style-name="Source_20_Text"><text:span text:style-name="T11">mygame</text:span></text:span><text:span text:style-name="T1"> attempts to make a JavaScript </text:span><text:span text:style-name="Source_20_Text"><text:span text:style-name="T11">XMLHttpRequest</text:span></text:span><text:span text:style-name="T1"> to </text:span><text:span text:style-name="Source_20_Text"><text:span text:style-name="T11">myassets</text:span></text:span><text:span text:style-name="T1">, it will not succeed unless the handler for </text:span><text:span text:style-name="Source_20_Text"><text:span text:style-name="T11">myassets</text:span></text:span><text:span text:style-name="T1"> returns an </text:span><text:span text:style-name="Source_20_Text"><text:span text:style-name="T11">Access-Control-Allow-Origin:</text:span></text:span><text:span text:style-name="T1"> response header containing the value </text:span><text:span text:style-name="Source_20_Text"><text:span text:style-name="T11">http://mygame.appspot.com</text:span></text:span><text:span text:style-name="T1">.</text:span></text:p>
      <text:p text:style-name="P12">Here is how you would make your static file handler return that required response header value:</text:p>
      <text:p text:style-name="P17">handlers:</text:p>
      <text:p text:style-name="P61"><text:span text:style-name="T34">-</text:span><text:span text:style-name="T32"> </text:span><text:span text:style-name="T30">url: </text:span><text:span text:style-name="T32">/images</text:span></text:p>
      <text:p text:style-name="P62"><text:span text:style-name="T32">  </text:span><text:span text:style-name="T31">static_dir: </text:span><text:span text:style-name="T33">static/images</text:span></text:p>
      <text:p text:style-name="P62"><text:span text:style-name="T32">  </text:span><text:span text:style-name="T31">http_headers:</text:span></text:p>
      <text:p text:style-name="P62"><text:span text:style-name="T32">    </text:span><text:span text:style-name="T33">Access</text:span><text:span text:style-name="T35">-</text:span><text:span text:style-name="T33">Control</text:span><text:span text:style-name="T35">-</text:span><text:span text:style-name="T33">Allow</text:span><text:span text:style-name="T35">-</text:span><text:span text:style-name="T31">Origin: </text:span><text:span text:style-name="T33">http</text:span><text:span text:style-name="T35">:</text:span><text:span text:style-name="T33">//mygame.appspot.com</text:span></text:p>
      <text:p text:style-name="P7"><text:span text:style-name="Strong_20_Emphasis">Note:</text:span> if you wanted to allow everyone to access your assets, you could use the wildcard <text:span text:style-name="Source_20_Text"><text:span text:style-name="T11">*</text:span></text:span>, instead of<text:span text:style-name="Source_20_Text"><text:span text:style-name="T11">http://mygame.appspot.com</text:span></text:span>.</text:p>
      <text:h text:style-name="P35" text:outline-level="4"><text:bookmark text:name="expiration"/><text:span text:style-name="Source_20_Text"><text:span text:style-name="T22">expiration</text:span></text:span></text:h>
      <text:p text:style-name="P22"><text:span text:style-name="T1">Optional. The length of time a static file served by this handler ought to be cached by web proxies and browsers. The value is a string of numbers and units, separated by spaces, where units can be `d` for days, `h` for hours, `m` for minutes, and `s` for seconds. For example, </text:span><text:span text:style-name="Source_20_Text"><text:span text:style-name="T11">"4d 5h"</text:span></text:span><text:span text:style-name="T1"> sets cache expiration to 4 days and 5 hours after the file is first requested. See </text:span><text:a xlink:type="simple" xlink:href="https://cloud.google.com/appengine/docs/php/config/appconfig#PHP_app_yaml_Static_cache_expiration"><text:span text:style-name="T7">Static cache expiration</text:span></text:a><text:span text:style-name="T1">. If omitted, the application's </text:span><text:span text:style-name="Source_20_Text"><text:span text:style-name="T11">default_expiration</text:span></text:span><text:span text:style-name="T1"> is used.</text:span></text:p>
      <text:h text:style-name="P33" text:outline-level="3"><text:bookmark-start text:name="__RefHeading__53579_1285831385"/><text:bookmark text:name="PHP_app_yaml_Static_file_pattern_handlers"/>Static file pattern handlers<text:bookmark-end text:name="__RefHeading__53579_1285831385"/></text:h>
      <text:p text:style-name="P22"><text:span text:style-name="T1">A static file pattern handler associates a URL pattern with paths to static files uploaded with the application. The URL pattern regular expression can define regular expression groupings to be used in the construction of the file path. You can use this instead of </text:span><text:span text:style-name="Source_20_Text"><text:span text:style-name="T11">static_dir</text:span></text:span><text:span text:style-name="T1"> to map to specific files in a directory structure without mapping the entire directory.</text:span></text:p>
      <text:p text:style-name="P12">Static files cannot be the same as application code files. If a static file path matches a path to a script used in a dynamic handler, the script will not be available to the dynamic handler.</text:p>
      <text:p text:style-name="P12"/>
      <text:p text:style-name="P9">A static file pattern example:</text:p>
      <text:p text:style-name="P17">handlers:</text:p>
      <text:p text:style-name="P64"># All URLs ending in .gif .png or .jpg are treated as paths to static files in</text:p>
      <text:p text:style-name="P64"># the static/ directory. The URL pattern is a regexp, with a grouping that is</text:p>
      <text:p text:style-name="P64"># inserted into the path to the file.</text:p>
      <text:p text:style-name="P61"><text:span text:style-name="T34">-</text:span><text:span text:style-name="T32"> </text:span><text:span text:style-name="T30">url: </text:span><text:span text:style-name="T32">/(.*\.(gif</text:span><text:span text:style-name="T34">|</text:span><text:span text:style-name="T32">png</text:span><text:span text:style-name="T34">|</text:span><text:span text:style-name="T32">jpg))$</text:span></text:p>
      <text:p text:style-name="P62"><text:span text:style-name="T32">  </text:span><text:span text:style-name="T31">static_files: </text:span><text:span text:style-name="T33">static/\1</text:span></text:p>
      <text:p text:style-name="P62"><text:span text:style-name="T32">  </text:span><text:span text:style-name="T31">upload: </text:span><text:span text:style-name="T33">static/.*\.(gif</text:span><text:span text:style-name="T35">|</text:span><text:span text:style-name="T33">png</text:span><text:span text:style-name="T35">|</text:span><text:span text:style-name="T33">jpg)$</text:span></text:p>
      <text:p text:style-name="P13"><text:span text:style-name="T1">The following </text:span><text:span text:style-name="Source_20_Text"><text:span text:style-name="T11">static_dir</text:span></text:span><text:span text:style-name="T1"> and </text:span><text:span text:style-name="Source_20_Text"><text:span text:style-name="T11">static_files</text:span></text:span><text:span text:style-name="T1"> handlers are equivalent:</text:span></text:p>
      <text:p text:style-name="P17">handlers:</text:p>
      <text:p text:style-name="P61"><text:span text:style-name="T34">-</text:span><text:span text:style-name="T32"> </text:span><text:span text:style-name="T30">url: </text:span><text:span text:style-name="T32">/images</text:span></text:p>
      <text:p text:style-name="P62"><text:span text:style-name="T32">  </text:span><text:span text:style-name="T31">static_dir: </text:span><text:span text:style-name="T33">static/images</text:span></text:p>
      <text:p text:style-name="P61"><text:span text:style-name="T34">-</text:span><text:span text:style-name="T32"> </text:span><text:span text:style-name="T30">url: </text:span><text:span text:style-name="T32">/images/(.*)</text:span></text:p>
      <text:p text:style-name="P62"><text:span text:style-name="T32">  </text:span><text:span text:style-name="T31">static_files: </text:span><text:span text:style-name="T33">static/images/\1</text:span></text:p>
      <text:p text:style-name="P62"><text:span text:style-name="T32">  </text:span><text:span text:style-name="T31">upload: </text:span><text:span text:style-name="T33">static/images/.*</text:span></text:p>
      <text:h text:style-name="P35" text:outline-level="4"><text:bookmark text:name="url_3"/><text:span text:style-name="Source_20_Text"><text:span text:style-name="T22">url</text:span></text:span></text:h>
      <text:p text:style-name="P22"><text:span text:style-name="T1">The URL pattern, as a regular expression. The expression can contain groupings that can be referred to in the file path to the script with regular expression back-references. For example, </text:span><text:span text:style-name="Source_20_Text"><text:span text:style-name="T11">/item-(.*?)/category-(.*)</text:span></text:span><text:span text:style-name="T1"> would match the URL </text:span><text:span text:style-name="Source_20_Text"><text:span text:style-name="T11">/item-127/category-fruit</text:span></text:span><text:span text:style-name="T1">, and use </text:span><text:span text:style-name="Source_20_Text"><text:span text:style-name="T11">127</text:span></text:span><text:span text:style-name="T1"> and </text:span><text:span text:style-name="Source_20_Text"><text:span text:style-name="T11">fruit</text:span></text:span><text:span text:style-name="T1"> as the first and second groupings.</text:span></text:p>
      <text:p text:style-name="P17">handlers:</text:p>
      <text:p text:style-name="P61"><text:span text:style-name="T34">-</text:span><text:span text:style-name="T32"> </text:span><text:span text:style-name="T30">url: </text:span><text:span text:style-name="T32">/item</text:span><text:span text:style-name="T34">-</text:span><text:span text:style-name="T32">(.*</text:span><text:span text:style-name="T34">?</text:span><text:span text:style-name="T32">)/category</text:span><text:span text:style-name="T34">-</text:span><text:span text:style-name="T32">(.*)</text:span></text:p>
      <text:p text:style-name="P62"><text:span text:style-name="T32">  </text:span><text:span text:style-name="T31">static_files: </text:span><text:span text:style-name="T33">archives/\2/items/\1</text:span></text:p>
      <text:h text:style-name="P35" text:outline-level="4"><text:bookmark text:name="static_files"/><text:soft-page-break/><text:span text:style-name="Source_20_Text"><text:span text:style-name="T22">static_files</text:span></text:span></text:h>
      <text:p text:style-name="P21">The path to the static files matched by the URL pattern, from the application root directory. The path can refer to text matched in groupings in the URL pattern.</text:p>
      <text:p text:style-name="P13"><text:span text:style-name="T1">As in the previous example, </text:span><text:span text:style-name="Source_20_Text"><text:span text:style-name="T11">archives/\2/items/\1</text:span></text:span><text:span text:style-name="T1"> inserts the second and first groupings matched in place of</text:span><text:span text:style-name="Source_20_Text"><text:span text:style-name="T11">\2</text:span></text:span><text:span text:style-name="T1"> and </text:span><text:span text:style-name="Source_20_Text"><text:span text:style-name="T11">\1</text:span></text:span><text:span text:style-name="T1">, respectively. With the pattern in the example above, the file path would be</text:span><text:span text:style-name="Source_20_Text"><text:span text:style-name="T11">archives/fruit/items/127</text:span></text:span><text:span text:style-name="T1">.</text:span></text:p>
      <text:h text:style-name="P35" text:outline-level="4"><text:bookmark text:name="upload"/><text:span text:style-name="Source_20_Text"><text:span text:style-name="T22">upload</text:span></text:span></text:h>
      <text:p text:style-name="P22"><text:span text:style-name="T1">A regular expression that matches the file paths for all files that will be referenced by this handler. This is necessary because the handler cannot determine which files in your application directory correspond with the given </text:span><text:span text:style-name="Source_20_Text"><text:span text:style-name="T11">url</text:span></text:span><text:span text:style-name="T1"> and </text:span><text:span text:style-name="Source_20_Text"><text:span text:style-name="T11">static_files</text:span></text:span><text:span text:style-name="T1"> patterns. Static files are uploaded and handled separately from application files. The example above might use the following </text:span><text:span text:style-name="Source_20_Text"><text:span text:style-name="T11">upload</text:span></text:span><text:span text:style-name="T1"> pattern: </text:span><text:span text:style-name="Source_20_Text"><text:span text:style-name="T11">archives/(.*?)/items/(.*)</text:span></text:span></text:p>
      <text:h text:style-name="P35" text:outline-level="4"><text:bookmark text:name="application_readable_1"/><text:span text:style-name="Source_20_Text"><text:span text:style-name="T22">application_readable</text:span></text:span></text:h>
      <text:p text:style-name="P22"><text:span text:style-name="T1">Optional. By default, files declared in static file handlers are uploaded as static data and are only served to end users, they cannot be read by an application. If this field is set to true, the files are also uploaded as code data so your application can read them. Both uploads are charged against your code and static data storage </text:span><text:a xlink:type="simple" xlink:href="https://cloud.google.com/appengine/docs/quotas?hl=en#Code"><text:span text:style-name="T7">resource quotas</text:span></text:a><text:span text:style-name="T1">.</text:span></text:p>
      <text:h text:style-name="P35" text:outline-level="4"><text:bookmark text:name="mime_type_1"/><text:span text:style-name="Source_20_Text"><text:span text:style-name="T22">mime_type</text:span></text:span></text:h>
      <text:p text:style-name="P22"><text:span text:style-name="T1">Optional. If specified, all files served by this handler will be served using the specified MIME type. If not specified, the MIME type for a file will be derived from the file's filename extension. For more information about the possible MIME media types, see </text:span><text:a xlink:type="simple" xlink:href="http://www.iana.org/assignments/media-types/"><text:span text:style-name="T7">the IANA MIME Media Types website</text:span></text:a><text:span text:style-name="T1">.</text:span></text:p>
      <text:h text:style-name="P35" text:outline-level="4"><text:bookmark text:name="http_headers_1"/><text:span text:style-name="Source_20_Text"><text:span text:style-name="T22">http_headers</text:span></text:span></text:h>
      <text:p text:style-name="P21">Optional. HTTP headers to use for all responses from these URLs.</text:p>
      <text:p text:style-name="P17">handlers:</text:p>
      <text:p text:style-name="P61"><text:span text:style-name="T34">-</text:span><text:span text:style-name="T32"> </text:span><text:span text:style-name="T30">url: </text:span><text:span text:style-name="T32">/images/(.*)</text:span></text:p>
      <text:p text:style-name="P62"><text:span text:style-name="T32">  </text:span><text:span text:style-name="T31">static_files: </text:span><text:span text:style-name="T33">static/images/\1</text:span></text:p>
      <text:p text:style-name="P62"><text:span text:style-name="T32">  </text:span><text:span text:style-name="T31">http_headers:</text:span></text:p>
      <text:p text:style-name="P62"><text:soft-page-break/><text:span text:style-name="T32">    </text:span><text:span text:style-name="T33">X</text:span><text:span text:style-name="T35">-</text:span><text:span text:style-name="T33">Foo</text:span><text:span text:style-name="T35">-</text:span><text:span text:style-name="T31">Header: </text:span><text:span text:style-name="T33">foo</text:span></text:p>
      <text:p text:style-name="P62"><text:span text:style-name="T32">    </text:span><text:span text:style-name="T33">X</text:span><text:span text:style-name="T35">-</text:span><text:span text:style-name="T33">Bar</text:span><text:span text:style-name="T35">-</text:span><text:span text:style-name="T31">Header: </text:span><text:span text:style-name="T33">bar value</text:span></text:p>
      <text:h text:style-name="P35" text:outline-level="4"><text:bookmark text:name="expiration_1"/><text:span text:style-name="Source_20_Text"><text:span text:style-name="T22">expiration</text:span></text:span></text:h>
      <text:p text:style-name="P22"><text:span text:style-name="T1">Optional. The length of time a static file served by this handler ought to be cached by web proxies and browsers. The value is a string of numbers and units, separated by spaces, where units can be `d` for days, `h` for hours, `m` for minutes, and `s` for seconds. For example, </text:span><text:span text:style-name="Source_20_Text"><text:span text:style-name="T11">"4d 5h"</text:span></text:span><text:span text:style-name="T1"> sets cache expiration to 4 days and 5 hours after the file is first requested. See </text:span><text:a xlink:type="simple" xlink:href="https://cloud.google.com/appengine/docs/php/config/appconfig#PHP_app_yaml_Static_cache_expiration"><text:span text:style-name="T7">Static cache expiration</text:span></text:a><text:span text:style-name="T1">. If omitted, the application's </text:span><text:span text:style-name="Source_20_Text"><text:span text:style-name="T11">default_expiration</text:span></text:span><text:span text:style-name="T1"> is used.</text:span></text:p>
      <text:h text:style-name="P33" text:outline-level="3"><text:bookmark-start text:name="__RefHeading__53581_1285831385"/><text:bookmark text:name="PHP_app_yaml_Static_cache_expiration"/>Static cache expiration<text:bookmark-end text:name="__RefHeading__53581_1285831385"/></text:h>
      <text:p text:style-name="P21">Unless told otherwise, web proxies and browsers retain files they load from a website for a limited period of time.</text:p>
      <text:p text:style-name="P13"><text:span text:style-name="T1">You can define a global default cache period for all static file handlers for an application by including the top-level</text:span><text:span text:style-name="Source_20_Text"><text:span text:style-name="T11">default_expiration</text:span></text:span><text:span text:style-name="T1"> element. You can also configure a cache duration for specific static file handlers.</text:span></text:p>
      <text:p text:style-name="P12">(Script handlers can set cache durations by returning the appropriate HTTP headers to the browser.)</text:p>
      <text:h text:style-name="P35" text:outline-level="4"><text:bookmark text:name="default_expiration"/><text:span text:style-name="Source_20_Text"><text:span text:style-name="T22">default_expiration</text:span></text:span></text:h>
      <text:p text:style-name="P22"><text:span text:style-name="T1">Optional. The length of time a static file served by a static file handler ought to be cached by web proxies and browsers, if the handler does not specify its own </text:span><text:span text:style-name="Source_20_Text"><text:span text:style-name="T11">expiration</text:span></text:span><text:span text:style-name="T1">. The value is a string of numbers and units, separated by spaces, where units can be `d` for days, `h` for hours, `m` for minutes, and `s` for seconds. For example, </text:span><text:span text:style-name="Source_20_Text"><text:span text:style-name="T11">"4d 5h"</text:span></text:span><text:span text:style-name="T1"> sets cache expiration to 4 days and 5 hours after the file is first requested. If omitted, the production server sets the expiration to 10 minutes.</text:span></text:p>
      <text:p text:style-name="P12">For example:</text:p>
      <text:p text:style-name="P16"><text:span text:style-name="T30">application: </text:span><text:span text:style-name="T32">myapp</text:span></text:p>
      <text:p text:style-name="P61"><text:span text:style-name="T30">version: </text:span><text:span text:style-name="T32">1</text:span></text:p>
      <text:p text:style-name="P61"><text:span text:style-name="T30">runtime: </text:span><text:span text:style-name="T32">php</text:span></text:p>
      <text:p text:style-name="P61"><text:span text:style-name="T30">api_version: </text:span><text:span text:style-name="T32">1</text:span></text:p>
      <text:p text:style-name="P61"><text:soft-page-break/><text:span text:style-name="T30">default_expiration: </text:span><text:span text:style-name="T39">"4d 5h"</text:span></text:p>
      <text:p text:style-name="P63">handlers:</text:p>
      <text:p text:style-name="P62"><text:span text:style-name="T32">  </text:span><text:span text:style-name="T38"># ...</text:span></text:p>
      <text:p text:style-name="P7"><text:span text:style-name="Strong_20_Emphasis">Important:</text:span> The expiration time will be sent in the <text:span text:style-name="Source_20_Text"><text:span text:style-name="T11">Cache-Control</text:span></text:span> and <text:span text:style-name="Source_20_Text"><text:span text:style-name="T11">Expires</text:span></text:span> HTTP response headers, and therefore, the files are likely to be cached by the user's browser, as well as intermediate caching proxy servers such as Internet Service Providers. Once a file is transmitted with a given expiration time, there is generally <text:span text:style-name="Strong_20_Emphasis">no way</text:span> to clear it out of intermediate caches, even if the user clears their own browser cache. Re-deploying a new version of the app will <text:span text:style-name="Strong_20_Emphasis">not</text:span> reset any caches. Therefore, if you ever plan to modify a static file, it should have a short (less than one hour) expiration time. In most cases, the default 10-minute expiration time is appropriate.</text:p>
      <text:h text:style-name="P26" text:outline-level="2"><text:bookmark-start text:name="__RefHeading__53583_1285831385"/><text:bookmark text:name="PHP_app_yaml_Secure_URLs"/>Secure URLs<text:bookmark-end text:name="__RefHeading__53583_1285831385"/></text:h>
      <text:p text:style-name="P22"><text:span text:style-name="T1">Google App Engine supports secure connections via HTTPS for URLs using the </text:span><text:span text:style-name="Source_20_Text"><text:span text:style-name="T11">*.appspot.com</text:span></text:span><text:span text:style-name="T1"> domain. When a request accesses a URL using HTTPS, and that URL is configured to use HTTPS in the </text:span><text:span text:style-name="Source_20_Text"><text:span text:style-name="T11">app.yaml</text:span></text:span><text:span text:style-name="T1"> file, both the request data and the response data are encrypted by the sender before they are transmitted, and decrypted by the recipient after they are received. Secure connections are useful for protecting customer data, such as contact information, passwords, and private messages.</text:span></text:p>
      <text:p text:style-name="P7"><text:span text:style-name="Strong_20_Emphasis">Note:</text:span> To use Google Apps domains with HTTPS, you must first <text:a xlink:type="simple" xlink:href="https://cloud.google.com/appengine/docs/ssl"><text:span text:style-name="T29">activate and configure SSL for App Engine with your domain</text:span></text:a>. Otherwise, users attempting to view pages via https on your domain will likely see timeouts, errors, or warnings.</text:p>
      <text:p text:style-name="P13"><text:span text:style-name="T1">To configure a URL to accept secure connections, provide a </text:span><text:span text:style-name="Source_20_Text"><text:span text:style-name="T11">secure</text:span></text:span><text:span text:style-name="T1"> parameter for the handler:</text:span></text:p>
      <text:p text:style-name="P17">handlers:</text:p>
      <text:p text:style-name="P61"><text:span text:style-name="T34">-</text:span><text:span text:style-name="T32"> </text:span><text:span text:style-name="T30">url: </text:span><text:span text:style-name="T32">/youraccount/.*</text:span></text:p>
      <text:p text:style-name="P62"><text:span text:style-name="T32">  </text:span><text:span text:style-name="T31">script: </text:span><text:span text:style-name="T33">accounts.php</text:span></text:p>
      <text:p text:style-name="P62"><text:span text:style-name="T32">  </text:span><text:span text:style-name="T31">login: </text:span><text:span text:style-name="T33">required</text:span></text:p>
      <text:p text:style-name="P62"><text:span text:style-name="T32">  </text:span><text:span text:style-name="T31">secure: </text:span><text:span text:style-name="T33">always</text:span></text:p>
      <text:p text:style-name="P13"><text:span text:style-name="Source_20_Text"><text:span text:style-name="T11">secure</text:span></text:span><text:span text:style-name="T1"> has the following possible values:</text:span></text:p>
      <text:list xml:id="list3976799495691740639" text:style-name="L4">
        <text:list-item>
          <text:p text:style-name="P85"><text:span text:style-name="Source_20_Text"><text:span text:style-name="T11">optional</text:span></text:span><text:span text:style-name="T1"> - Both HTTP and HTTPS requests with URLs that match the handler succeed without redirects. The application can examine the request to determine which protocol was used, and respond accordingly. This is the default when </text:span><text:span text:style-name="Source_20_Text"><text:span text:style-name="T11">secure</text:span></text:span><text:span text:style-name="T1"> is </text:span><text:soft-page-break/><text:span text:style-name="T1">not provided for a handler.</text:span></text:p>
        </text:list-item>
        <text:list-item>
          <text:p text:style-name="P85"><text:span text:style-name="Source_20_Text"><text:span text:style-name="T11">never</text:span></text:span><text:span text:style-name="T1"> - Requests for a URL that match this handler that use HTTPS are automatically redirected to the HTTP equivalent URL.</text:span></text:p>
        </text:list-item>
        <text:list-item>
          <text:p text:style-name="P85"><text:span text:style-name="Source_20_Text"><text:span text:style-name="T11">always</text:span></text:span><text:span text:style-name="T1"> - Requests for a URL that match this handler that do not use HTTPS are automatically redirected to the HTTPS URL with the same path. Query parameters are preserved for the redirect.</text:span></text:p>
        </text:list-item>
      </text:list>
      <text:p text:style-name="P13"><text:span text:style-name="T1">Any URL handler can use the </text:span><text:span text:style-name="Source_20_Text"><text:span text:style-name="T11">secure</text:span></text:span><text:span text:style-name="T1"> setting, including script handlers and static file handlers.</text:span></text:p>
      <text:p text:style-name="P23">When a user's HTTPS query is redirected to be an HTTP query, the query parameters are removed from the request. This prevents a user from accidentally submitting query data over a non-secure connection that was intended for a secure connection.</text:p>
      <text:p text:style-name="P13"><text:span text:style-name="T1">The development web server does not support HTTPS connections. It ignores the </text:span><text:span text:style-name="Source_20_Text"><text:span text:style-name="T11">secure</text:span></text:span><text:span text:style-name="T1"> parameter, so paths intended for use with HTTPS can be tested using regular HTTP connections to the development web server.</text:span></text:p>
      <text:p text:style-name="P13"><text:span text:style-name="T1">To access the versioned appspot.com URL for your application, replace the periods that would usually separate the subdomain components of the URL with the string "</text:span><text:span text:style-name="Source_20_Text"><text:span text:style-name="T11">-dot-</text:span></text:span><text:span text:style-name="T1">". For instance: </text:span><text:span text:style-name="Source_20_Text"><text:span text:style-name="T11">https://*desired_version*-dot-*your_app_id*.appspot.com/</text:span></text:span><text:span text:style-name="T1">.</text:span></text:p>
      <text:p text:style-name="P12">Google Accounts sign-in and sign-out are always performed using a secure connection, unrelated to how the application's URLs are configured.</text:p>
      <text:h text:style-name="P26" text:outline-level="2"><text:bookmark-start text:name="__RefHeading__53585_1285831385"/><text:bookmark text:name="PHP_app_yaml_Requiring_login_or_administrator_status"/>Requiring login or administrator status<text:bookmark-end text:name="__RefHeading__53585_1285831385"/></text:h>
      <text:p text:style-name="P22"><text:span text:style-name="T1">Any URL handler can have a </text:span><text:span text:style-name="Source_20_Text"><text:span text:style-name="T11">login</text:span></text:span><text:span text:style-name="T1"> setting to restrict visitors to only those users who have signed in, or just those users who are administrators for the application. When a URL handler with a </text:span><text:span text:style-name="Source_20_Text"><text:span text:style-name="T11">login</text:span></text:span><text:span text:style-name="T1"> setting other than</text:span><text:span text:style-name="Source_20_Text"><text:span text:style-name="T11">optional</text:span></text:span><text:span text:style-name="T1"> matches a URL, the handler first checks whether the user has signed in to the application using its</text:span><text:a xlink:type="simple" xlink:href="https://cloud.google.com/appengine/docs/php/users/#PHP_Authentication_options"><text:span text:style-name="T7">authentication option</text:span></text:a><text:span text:style-name="T1">. If not, by default, the user is redirected to the sign-in page. You can also use</text:span><text:span text:style-name="Source_20_Text"><text:span text:style-name="T11">auth_fail_action</text:span></text:span><text:span text:style-name="T1"> to configure the app to simply reject requests for a handler from users who are not properly authenticated, instead of redirecting the user to the sign-in page.</text:span></text:p>
      <text:h text:style-name="P35" text:outline-level="4"/>
      <text:h text:style-name="P37" text:outline-level="4"><text:bookmark text:name="login"/><text:span text:style-name="Source_20_Text"><text:span text:style-name="T22">login</text:span></text:span></text:h>
      <text:p text:style-name="P21">Determines whether the URL handler is restricted to require that the user is signed in. Has three possible values:</text:p>
      <text:list xml:id="list4296986220244973205" text:style-name="L5">
        <text:list-item>
          <text:p text:style-name="P86"><text:span text:style-name="Source_20_Text"><text:span text:style-name="T11">optional</text:span></text:span><text:span text:style-name="T1"> (the default). Does not require that the user is signed in.</text:span></text:p>
        </text:list-item>
        <text:list-item>
          <text:p text:style-name="P86"><text:span text:style-name="Source_20_Text"><text:span text:style-name="T11">required</text:span></text:span><text:span text:style-name="T1">. If the user has signed in, the handler proceeds normally. Otherwise, the action given in</text:span><text:span text:style-name="Source_20_Text"><text:span text:style-name="T11">auth_fail_action</text:span></text:span><text:span text:style-name="T1"> is taken.</text:span></text:p>
        </text:list-item>
        <text:list-item>
          <text:p text:style-name="P86"><text:span text:style-name="Source_20_Text"><text:span text:style-name="T11">admin</text:span></text:span><text:span text:style-name="T1">. As with </text:span><text:span text:style-name="Source_20_Text"><text:span text:style-name="T11">required</text:span></text:span><text:span text:style-name="T1">, performs </text:span><text:span text:style-name="Source_20_Text"><text:span text:style-name="T11">auth_fail_action</text:span></text:span><text:span text:style-name="T1"> if the user is not signed in. In addition, if the user is not an administrator for the application, they are given an error message (regardless of the</text:span><text:span text:style-name="Source_20_Text"><text:span text:style-name="T11">auth_fail_action</text:span></text:span><text:span text:style-name="T1"> setting). If the user is an administrator, the handler proceeds.</text:span></text:p>
        </text:list-item>
      </text:list>
      <text:h text:style-name="P35" text:outline-level="4"><text:bookmark text:name="auth_fail_action"/><text:span text:style-name="Source_20_Text"><text:span text:style-name="T22">auth_fail_action</text:span></text:span></text:h>
      <text:p text:style-name="P22"><text:span text:style-name="T1">Describes the action taken when </text:span><text:span text:style-name="Source_20_Text"><text:span text:style-name="T11">login</text:span></text:span><text:span text:style-name="T1"> is present and the user is not logged in. Has two possible values:</text:span></text:p>
      <text:list xml:id="list4305527656216419499" text:style-name="L6">
        <text:list-item>
          <text:p text:style-name="P87"><text:span text:style-name="Source_20_Text"><text:span text:style-name="T11">redirect</text:span></text:span><text:span text:style-name="T1"> (the default). The user is redirected to the Google sign-in page, or </text:span><text:span text:style-name="Source_20_Text"><text:span text:style-name="T11">/_ah/login_required</text:span></text:span><text:span text:style-name="T1"> if OpenID authentication is used. The user is redirected back to the application URL after signing in or creating an account.</text:span></text:p>
        </text:list-item>
        <text:list-item>
          <text:p text:style-name="P87"><text:span text:style-name="Source_20_Text"><text:span text:style-name="T11">unauthorized</text:span></text:span><text:span text:style-name="T1">. The request is rejected with an HTTP status code of 401 and an error message.</text:span></text:p>
        </text:list-item>
      </text:list>
      <text:p text:style-name="P13"><text:span text:style-name="T1">If an application needs different behavior, the application itself can implement the handling of user logins. See</text:span><text:a xlink:type="simple" xlink:href="https://cloud.google.com/appengine/docs/php/users"><text:span text:style-name="T7">the Users API</text:span></text:a><text:span text:style-name="T1"> for more information.</text:span></text:p>
      <text:p text:style-name="P13"><text:span text:style-name="T1">The following example requires a login for the </text:span><text:span text:style-name="Source_20_Text"><text:span text:style-name="T11">/profile/</text:span></text:span><text:span text:style-name="T1"> directory and an administrator login for the </text:span><text:span text:style-name="Source_20_Text"><text:span text:style-name="T11">/admin/</text:span></text:span><text:span text:style-name="T1">directory:</text:span></text:p>
      <text:p text:style-name="P40">handlers:</text:p>
      <text:p text:style-name="P67"><text:span text:style-name="T34">-</text:span><text:span text:style-name="T32"> </text:span><text:span text:style-name="T30">url: </text:span><text:span text:style-name="T32">/profile/.*</text:span></text:p>
      <text:p text:style-name="P68"><text:span text:style-name="T32">  </text:span><text:span text:style-name="T31">script: </text:span><text:span text:style-name="T33">user_profile.php</text:span></text:p>
      <text:p text:style-name="P68"><text:span text:style-name="T32">  </text:span><text:span text:style-name="T31">login: </text:span><text:span text:style-name="T33">required</text:span></text:p>
      <text:p text:style-name="P67"><text:span text:style-name="T34">-</text:span><text:span text:style-name="T32"> </text:span><text:span text:style-name="T30">url: </text:span><text:span text:style-name="T32">/admin/.*</text:span></text:p>
      <text:p text:style-name="P68"><text:span text:style-name="T32">  </text:span><text:span text:style-name="T31">script: </text:span><text:span text:style-name="T33">admin.php</text:span></text:p>
      <text:p text:style-name="P68"><text:span text:style-name="T32">  </text:span><text:span text:style-name="T31">login: </text:span><text:span text:style-name="T33">admin</text:span></text:p>
      <text:p text:style-name="P67"><text:span text:style-name="T34">-</text:span><text:span text:style-name="T32"> </text:span><text:span text:style-name="T30">url: </text:span><text:span text:style-name="T32">/.*</text:span></text:p>
      <text:p text:style-name="P68"><text:span text:style-name="T32">  </text:span><text:span text:style-name="T31">script: </text:span><text:span text:style-name="T33">welcome.php</text:span></text:p>
      <text:p text:style-name="P13"><text:soft-page-break/><text:span text:style-name="T1">You can configure a handler to refuse access to protected URLs when the user is not signed in, instead of redirecting the user to the sign-in page, by adding </text:span><text:span text:style-name="Source_20_Text"><text:span text:style-name="T11">auth_fail_action: unauthorized</text:span></text:span><text:span text:style-name="T1"> to the handler's configuration:</text:span></text:p>
      <text:p text:style-name="P17">handlers:</text:p>
      <text:p text:style-name="P61"><text:span text:style-name="T34">-</text:span><text:span text:style-name="T32"> </text:span><text:span text:style-name="T30">url: </text:span><text:span text:style-name="T32">/secure_api/.*</text:span></text:p>
      <text:p text:style-name="P62"><text:span text:style-name="T32">  </text:span><text:span text:style-name="T31">script: </text:span><text:span text:style-name="T33">api_handler.php</text:span></text:p>
      <text:p text:style-name="P62"><text:span text:style-name="T32">  </text:span><text:span text:style-name="T31">login: </text:span><text:span text:style-name="T33">required</text:span></text:p>
      <text:p text:style-name="P62"><text:span text:style-name="T32">  </text:span><text:span text:style-name="T31">auth_fail_action: </text:span><text:span text:style-name="T33">unauthorized</text:span></text:p>
      <text:h text:style-name="P26" text:outline-level="2"><text:bookmark-start text:name="__RefHeading__53587_1285831385"/><text:bookmark text:name="PHP_app_yaml_Skipping_files"/>Skipping files<text:bookmark-end text:name="__RefHeading__53587_1285831385"/></text:h>
      <text:p text:style-name="P13"><text:span text:style-name="T1">Files in your application directory whose paths match a </text:span><text:span text:style-name="Source_20_Text"><text:span text:style-name="T11">static_dir</text:span></text:span><text:span text:style-name="T1"> path or a </text:span><text:span text:style-name="Source_20_Text"><text:span text:style-name="T11">static_files</text:span></text:span><text:span text:style-name="T1"> </text:span><text:span text:style-name="Source_20_Text"><text:span text:style-name="T11">upload</text:span></text:span><text:span text:style-name="T1"> path are considered to be static files. All other files in the application directory are considered to be application program and data files.</text:span></text:p>
      <text:p text:style-name="P13"><text:span text:style-name="T1">The </text:span><text:span text:style-name="Source_20_Text"><text:span text:style-name="T11">skip_files</text:span></text:span><text:span text:style-name="T1"> element specifies which files in the application directory are not to be uploaded to App Engine. The value is either a regular expression, or a list of regular expressions. Any filename that matches any of the regular expression is omitted from the list of files to upload when the application is uploaded.</text:span></text:p>
      <text:p text:style-name="P13"><text:span text:style-name="Source_20_Text"><text:span text:style-name="T11">skip_files</text:span></text:span><text:span text:style-name="T1"> has the following default:</text:span></text:p>
      <text:p text:style-name="P17">skip_files:</text:p>
      <text:p text:style-name="P61"><text:span text:style-name="T34">-</text:span><text:span text:style-name="T32"> ^(.*/)</text:span><text:span text:style-name="T34">?</text:span><text:span text:style-name="T37">#.*#$</text:span></text:p>
      <text:p text:style-name="P61"><text:span text:style-name="T34">-</text:span><text:span text:style-name="T32"> ^(.*/)</text:span><text:span text:style-name="T34">?</text:span><text:span text:style-name="T32">.*~$</text:span></text:p>
      <text:p text:style-name="P61"><text:span text:style-name="T34">-</text:span><text:span text:style-name="T32"> ^(.*/)</text:span><text:span text:style-name="T34">?</text:span><text:span text:style-name="T32">.*\.py[co]$</text:span></text:p>
      <text:p text:style-name="P61"><text:span text:style-name="T34">-</text:span><text:span text:style-name="T32"> ^(.*/)</text:span><text:span text:style-name="T34">?</text:span><text:span text:style-name="T32">.*/RCS/.*$</text:span></text:p>
      <text:p text:style-name="P61"><text:span text:style-name="T34">-</text:span><text:span text:style-name="T32"> ^(.*/)</text:span><text:span text:style-name="T34">?</text:span><text:span text:style-name="T32">\..*$</text:span></text:p>
      <text:p text:style-name="P13"><text:span text:style-name="T1">The default pattern excludes Emacs backup files with names of the form </text:span><text:span text:style-name="Source_20_Text"><text:span text:style-name="T11">#...#</text:span></text:span><text:span text:style-name="T1"> and </text:span><text:span text:style-name="Source_20_Text"><text:span text:style-name="T11">...~</text:span></text:span><text:span text:style-name="T1">, </text:span><text:span text:style-name="Source_20_Text"><text:span text:style-name="T11">.pyc</text:span></text:span><text:span text:style-name="T1"> and </text:span><text:span text:style-name="Source_20_Text"><text:span text:style-name="T11">.pyo</text:span></text:span><text:span text:style-name="T1"> files, files in an </text:span><text:span text:style-name="Source_20_Text"><text:span text:style-name="T11">RCS</text:span></text:span><text:span text:style-name="T1"> revision control directory, and Unix hidden files with names beginning with a dot (</text:span><text:span text:style-name="Source_20_Text"><text:span text:style-name="T11">.</text:span></text:span><text:span text:style-name="T1">).</text:span></text:p>
      <text:p text:style-name="P13"><text:span text:style-name="T1">If a new value is specified in </text:span><text:span text:style-name="Source_20_Text"><text:span text:style-name="T11">app.yaml</text:span></text:span><text:span text:style-name="T1">, it overrides the default value. To extend the above regular express list, copy and paste the above list into your </text:span><text:span text:style-name="Source_20_Text"><text:span text:style-name="T11">app.yaml</text:span></text:span><text:span text:style-name="T1"> and add your own </text:span><text:soft-page-break/><text:span text:style-name="T1">regular expressions. For example, to skip files whose names end in </text:span><text:span text:style-name="Source_20_Text"><text:span text:style-name="T11">.bak</text:span></text:span><text:span text:style-name="T1"> in addition to the default patterns, add an entry like this to </text:span><text:span text:style-name="Source_20_Text"><text:span text:style-name="T11">skip_files</text:span></text:span><text:span text:style-name="T1">:</text:span></text:p>
      <text:p text:style-name="P17">skip_files:</text:p>
      <text:p text:style-name="P61"><text:span text:style-name="T34">-</text:span><text:span text:style-name="T32"> ^(.*/)</text:span><text:span text:style-name="T34">?</text:span><text:span text:style-name="T32">\.bak$</text:span></text:p>
      <text:h text:style-name="P26" text:outline-level="2"><text:bookmark-start text:name="__RefHeading__53589_1285831385"/><text:bookmark text:name="PHP_app_yaml_Defining_environment_variables"/>Defining environment variables<text:bookmark-end text:name="__RefHeading__53589_1285831385"/></text:h>
      <text:p text:style-name="P13"><text:span text:style-name="T1">You can define custom environment variables in </text:span><text:span text:style-name="Source_20_Text"><text:span text:style-name="T11">app.yaml</text:span></text:span><text:span text:style-name="T1"> using the following format:</text:span></text:p>
      <text:p text:style-name="P17">env_variables:</text:p>
      <text:p text:style-name="P62"><text:span text:style-name="T32">  </text:span><text:span text:style-name="T31">foo: </text:span><text:span text:style-name="T40">'bar'</text:span></text:p>
      <text:p text:style-name="P13"><text:span text:style-name="T1">You can then retrieve the value of these variables by using either </text:span><text:span text:style-name="Source_20_Text"><text:span text:style-name="T11">gentev()</text:span></text:span><text:span text:style-name="T1"> or </text:span><text:span text:style-name="Source_20_Text"><text:span text:style-name="T11">$_SERVER</text:span></text:span><text:span text:style-name="T1"> (not </text:span><text:span text:style-name="Source_20_Text"><text:span text:style-name="T11">$_ENV</text:span></text:span><text:span text:style-name="T1">). The following commands echo the value of the environment variable </text:span><text:span text:style-name="Source_20_Text"><text:span text:style-name="T11">foo</text:span></text:span><text:span text:style-name="T1">:</text:span></text:p>
      <text:p text:style-name="P20"><text:span text:style-name="Source_20_Text"><text:span text:style-name="T12">echo getenv</text:span></text:span><text:span text:style-name="Source_20_Text"><text:span text:style-name="T14">(</text:span></text:span><text:span text:style-name="Source_20_Text"><text:span text:style-name="T16">'foo'</text:span></text:span><text:span text:style-name="Source_20_Text"><text:span text:style-name="T14">);</text:span></text:span></text:p>
      <text:p text:style-name="P12">or</text:p>
      <text:p text:style-name="P20"><text:span text:style-name="Source_20_Text"><text:span text:style-name="T12">echo $_SERVER</text:span></text:span><text:span text:style-name="Source_20_Text"><text:span text:style-name="T14">[</text:span></text:span><text:span text:style-name="Source_20_Text"><text:span text:style-name="T16">'foo'</text:span></text:span><text:span text:style-name="Source_20_Text"><text:span text:style-name="T14">];</text:span></text:span></text:p>
      <text:h text:style-name="P34" text:outline-level="3"><text:bookmark-start text:name="__RefHeading__53591_1285831385"/><text:bookmark text:name="Updated_PHP_SELF"/><text:span text:style-name="T20">Updated </text:span><text:span text:style-name="Source_20_Text"><text:span text:style-name="T23">PHP_SELF</text:span></text:span><text:span text:style-name="T20"> and </text:span><text:span text:style-name="Source_20_Text"><text:span text:style-name="T23">SCRIPT_NAME</text:span></text:span><text:span text:style-name="T20"> behavior in 1.9.0</text:span><text:bookmark-end text:name="__RefHeading__53591_1285831385"/></text:h>
      <text:p text:style-name="P22"><text:span text:style-name="T1">The implementation of </text:span><text:span text:style-name="Source_20_Text"><text:span text:style-name="T11">$_SERVER['SCRIPT_NAME']</text:span></text:span><text:span text:style-name="T1"> and </text:span><text:span text:style-name="Source_20_Text"><text:span text:style-name="T11">$_SERVER['PHP_SELF'</text:span></text:span><text:span text:style-name="T1">] prior to 1.9.0 differs significantly from 1.9.0 and onward. The changes were made to be consistent with the Apache implementation generally expected by PHP applications.</text:span></text:p>
      <text:p text:style-name="P12"/>
      <text:p text:style-name="P9">The following examples demonstrate the difference.</text:p>
      <table:table table:name="Tabla41" table:style-name="Tabla41">
        <table:table-column table:style-name="Tabla41.A"/>
        <table:table-column table:style-name="Tabla41.B"/>
        <table:table-row table:style-name="Tabla41.1">
          <table:table-cell table:style-name="Tabla41.A1" office:value-type="string">
            <text:p text:style-name="P51">Before 1.9.0</text:p>
          </table:table-cell>
          <table:table-cell table:style-name="Tabla41.A1" office:value-type="string">
            <text:p text:style-name="P51">After 1.9.0</text:p>
          </table:table-cell>
        </table:table-row>
        <table:table-row table:style-name="Tabla41.1">
          <table:table-cell table:style-name="Tabla41.A2" table:number-columns-spanned="2" office:value-type="string">
            <text:p text:style-name="P15"><text:span text:style-name="T44">app.yaml</text:span>:</text:p>
            <text:p text:style-name="P50"><text:span text:style-name="Source_20_Text"><text:span text:style-name="T11">- url: /.*<text:line-break/>script: index.php</text:span></text:span></text:p>
          </table:table-cell>
          <table:covered-table-cell/>
        </table:table-row>
        <table:table-row table:style-name="Tabla41.1">
          <table:table-cell table:style-name="Tabla41.A3" office:value-type="string">
            <text:p text:style-name="P50"><text:span text:style-name="Source_20_Text"><text:span text:style-name="T11">REQUEST_URI: /<text:line-break/>SCRIPT_FILENAME: /path/to/index.php<text:line-break/>SCRIPT_NAME: /<text:line-break/>PHP_SELF: /</text:span></text:span></text:p>
          </table:table-cell>
          <table:table-cell table:style-name="Tabla41.B3" office:value-type="string">
            <text:p text:style-name="P50"><text:span text:style-name="Source_20_Text"><text:span text:style-name="T11">REQUEST_URI: /<text:line-break/>SCRIPT_FILENAME: /path/to/index.php<text:line-break/>SCRIPT_NAME: /index.php<text:line-break/>PHP_SELF: /index.php</text:span></text:span></text:p>
          </table:table-cell>
        </table:table-row>
        <table:table-row table:style-name="Tabla41.1">
          <table:table-cell table:style-name="Tabla41.A4" office:value-type="string">
            <text:p text:style-name="P50"><text:span text:style-name="Source_20_Text"><text:span text:style-name="T11">REQUEST_URI: /bar<text:line-break/>SCRIPT_FILENAME: /path/to/index.php<text:line-break/>SCRIPT_NAME: /bar<text:line-break/>PHP_SELF: /bar</text:span></text:span></text:p>
          </table:table-cell>
          <table:table-cell table:style-name="Tabla41.B4" office:value-type="string">
            <text:p text:style-name="P50"><text:span text:style-name="Source_20_Text"><text:span text:style-name="T11">REQUEST_URI: /bar<text:line-break/>SCRIPT_FILENAME: /path/to/index.php<text:line-break/>SCRIPT_NAME: /index.php<text:line-break/>PHP_SELF: /index.php</text:span></text:span></text:p>
          </table:table-cell>
        </table:table-row>
        <table:table-row table:style-name="Tabla41.1">
          <table:table-cell table:style-name="Tabla41.A5" office:value-type="string">
            <text:p text:style-name="P50"><text:span text:style-name="Source_20_Text"><text:span text:style-name="T11">REQUEST_URI: /index.php/foo/bar<text:line-break/>SCRIPT_FILENAME: /path/to/index.php<text:line-break/>SCRIPT_NAME: /index.php/foo/bar<text:line-break/>PHP_SELF: /index.php/foo/bar</text:span></text:span></text:p>
          </table:table-cell>
          <table:table-cell table:style-name="Tabla41.B5" office:value-type="string">
            <text:p text:style-name="P50"><text:span text:style-name="Source_20_Text"><text:span text:style-name="T11">REQUEST_URI: /index.php/foo/bar<text:line-break/>SCRIPT_FILENAME: /path/to/index.php<text:line-break/>SCRIPT_NAME: /index.php<text:line-break/>PHP_SELF: /index.php/foo/bar</text:span></text:span></text:p>
          </table:table-cell>
        </table:table-row>
        <table:table-row table:style-name="Tabla41.1">
          <table:table-cell table:style-name="Tabla41.A6" office:value-type="string">
            <text:p text:style-name="P50"><text:span text:style-name="Source_20_Text"><text:span text:style-name="T11">REQUEST_URI: /test.php/foo/bar<text:line-break/>SCRIPT_FILENAME: /path/to/index.php<text:line-break/>SCRIPT_NAME: /test.php/foo/bar<text:line-break/>PHP_SELF: /test.php/foo/bar</text:span></text:span></text:p>
          </table:table-cell>
          <table:table-cell table:style-name="Tabla41.B6" office:value-type="string">
            <text:p text:style-name="P50"><text:span text:style-name="Source_20_Text"><text:span text:style-name="T11">REQUEST_URI: /test.php/foo/bar<text:line-break/>SCRIPT_FILENAME: /path/to/index.php<text:line-break/>SCRIPT_NAME: /index.php<text:line-break/>PHP_SELF: /index.php</text:span></text:span></text:p>
          </table:table-cell>
        </table:table-row>
        <table:table-row table:style-name="Tabla41.1">
          <table:table-cell table:style-name="Tabla41.A7" table:number-columns-spanned="2" office:value-type="string">
            <text:p text:style-name="P15"><text:span text:style-name="T44">app.yaml</text:span>:</text:p>
            <text:p text:style-name="P50"><text:span text:style-name="Source_20_Text"><text:span text:style-name="T11">- url: /.*<text:line-break/>script: foo/index.php</text:span></text:span></text:p>
          </table:table-cell>
          <table:covered-table-cell/>
        </table:table-row>
        <table:table-row table:style-name="Tabla41.1">
          <table:table-cell table:style-name="Tabla41.A8" office:value-type="string">
            <text:p text:style-name="P50"><text:span text:style-name="Source_20_Text"><text:span text:style-name="T11">REQUEST_URI: /bar<text:line-break/>SCRIPT_FILENAME: /path/to/foo/index.php<text:line-break/>SCRIPT_NAME: /bar<text:line-break/>PHP_SELF: /bar</text:span></text:span></text:p>
          </table:table-cell>
          <table:table-cell table:style-name="Tabla41.B8" office:value-type="string">
            <text:p text:style-name="P50"><text:span text:style-name="Source_20_Text"><text:span text:style-name="T11">REQUEST_URI: /bar<text:line-break/>SCRIPT_FILENAME: /path/to/foo/index.php<text:line-break/>SCRIPT_NAME: /foo/index.php<text:line-break/>PHP_SELF: /foo/index.php</text:span></text:span></text:p>
          </table:table-cell>
        </table:table-row>
      </table:table>
      <text:h text:style-name="P26" text:outline-level="2"><text:bookmark-start text:name="__RefHeading__53593_1285831385"/><text:bookmark text:name="PHP_app_yaml_Reserved_URLs"/>Reserved URLs<text:bookmark-end text:name="__RefHeading__53593_1285831385"/></text:h>
      <text:p text:style-name="P21">Several URL paths are reserved by App Engine for features or administrative purposes. Script handler and static file handler paths will never match these paths.</text:p>
      <text:p text:style-name="P12">The following URL paths are reserved:</text:p>
      <text:list xml:id="list7138419903198309575" text:style-name="L7">
        <text:list-item>
          <text:p text:style-name="P88"><text:span text:style-name="Source_20_Text"><text:span text:style-name="T11">/_ah/</text:span></text:span></text:p>
        </text:list-item>
        <text:list-item>
          <text:p text:style-name="P88"><text:span text:style-name="Source_20_Text"><text:span text:style-name="T11">/form</text:span></text:span></text:p>
        </text:list-item>
      </text:list>
      <text:h text:style-name="P26" text:outline-level="2"><text:bookmark-start text:name="__RefHeading__53595_1285831385"/><text:bookmark text:name="PHP_app_yaml_Warmup_requests"/><text:soft-page-break/>Warmup requests<text:bookmark-end text:name="__RefHeading__53595_1285831385"/></text:h>
      <text:p text:style-name="P21">App Engine frequently needs to load application code into a fresh instance. This happens when you redeploy the application, when the load pattern has increased beyond the capacity of the current instances, or simply due to maintenance or repairs of the underlying infrastructure or physical hardware.</text:p>
      <text:p text:style-name="P13"><text:span text:style-name="T1">Loading new application code on a fresh instance can result in </text:span><text:a xlink:type="simple" xlink:href="https://cloud.google.com/appengine/docs/adminconsole/instances#Loading_Requests"><text:span text:style-name="T7">loading requests</text:span></text:a><text:span text:style-name="T1">. Loading requests can result in increased request latency for your users, but you can avoid this latency using </text:span><text:span text:style-name="Strong_20_Emphasis"><text:span text:style-name="T1">warmup requests</text:span></text:span><text:span text:style-name="T1">. Warmup requests load application code into a new instance before any live requests reach that instance.</text:span></text:p>
      <text:p text:style-name="P12">App Engine attempts to detect when your application needs a new instance, and (assuming that warmup requests are enabled for your application) initiates a warmup request to initialize the new instance. However, these detection attempts do not work in every case. As a result, you may encounter loading requests, even if warmup requests are enabled in your app. For example, if your app is serving no traffic, the first request to the app will always be a loading request, not a warmup request.</text:p>
      <text:p text:style-name="P12">Warmup requests use instance hours like any other request to your App Engine application. In most cases, you won't notice an increase in instance hours, since your application is simply initializing in a warmup request instead of a loading request. Your instance hour usage will likely increase if you decide to do more work (such as precaching) during a warmup request. If you set a minimum number of idle instance, you may encounter warmup requests when those instances first start, but they will remain available after that time.</text:p>
      <text:p text:style-name="P24"><text:span text:style-name="T1">In PHP, warmup requests are disabled by default. To enable them, add </text:span><text:span text:style-name="Source_20_Text"><text:span text:style-name="T11">-warmup</text:span></text:span><text:span text:style-name="T6"> </text:span><text:span text:style-name="T1">to the </text:span><text:span text:style-name="Source_20_Text"><text:span text:style-name="T11">inbound_services</text:span></text:span><text:span text:style-name="T1">directive in </text:span><text:span text:style-name="Source_20_Text"><text:span text:style-name="T11">app.yaml</text:span></text:span><text:span text:style-name="T1">:</text:span></text:p>
      <text:p text:style-name="P17">inbound_services:</text:p>
      <text:p text:style-name="P61"><text:span text:style-name="T34">-</text:span><text:span text:style-name="T32"> warmup</text:span></text:p>
      <text:p text:style-name="P13"><text:span text:style-name="T1">This causes the App Engine infrastructure to issue </text:span><text:span text:style-name="Source_20_Text"><text:span text:style-name="T11">GET</text:span></text:span><text:span text:style-name="T1"> requests to </text:span><text:span text:style-name="Source_20_Text"><text:span text:style-name="T11">/_ah/warmup</text:span></text:span><text:span text:style-name="T1">. You can implement handlers in this directory to perform application-specific tasks, such as pre-caching application data.</text:span></text:p>
      <text:h text:style-name="P26" text:outline-level="2"/>
      <text:h text:style-name="P29" text:outline-level="2"><text:bookmark-start text:name="__RefHeading__53597_1285831385"/><text:bookmark text:name="PHP_app_yaml_Administration_console_custom_pages"/>Administration console custom pages<text:bookmark-end text:name="__RefHeading__53597_1285831385"/></text:h>
      <text:p text:style-name="P13"><text:span text:style-name="T1">If you have administrator-only pages in your application that are used to administer the app, you can have those pages appear in the Administration Console. The Administration Console includes the name of the page in its sidebar, and displays the page in an HTML </text:span><text:a xlink:type="simple" xlink:href="https://developer.mozilla.org/en/HTML/Element/iframe"><text:span text:style-name="T7">iframe</text:span></text:a><text:span text:style-name="T1">. To add a page to the Administration Console, add an</text:span><text:span text:style-name="Source_20_Text"><text:span text:style-name="T11">admin_console</text:span></text:span><text:span text:style-name="T1"> section in your app's </text:span><text:span text:style-name="Source_20_Text"><text:span text:style-name="T11">app.yaml</text:span></text:span><text:span text:style-name="T1"> file, like so:</text:span></text:p>
      <text:p text:style-name="P17">admin_console:</text:p>
      <text:p text:style-name="P62"><text:span text:style-name="T32">  </text:span><text:span text:style-name="T31">pages:</text:span></text:p>
      <text:p text:style-name="P62"><text:span text:style-name="T32">  </text:span><text:span text:style-name="T35">-</text:span><text:span text:style-name="T33"> </text:span><text:span text:style-name="T31">name: </text:span><text:span text:style-name="T33">Blog Comment Admin</text:span></text:p>
      <text:p text:style-name="P62"><text:span text:style-name="T32">    </text:span><text:span text:style-name="T31">url: </text:span><text:span text:style-name="T33">/blog/admin/comments</text:span></text:p>
      <text:p text:style-name="P62"><text:span text:style-name="T32">  </text:span><text:span text:style-name="T35">-</text:span><text:span text:style-name="T33"> </text:span><text:span text:style-name="T31">name: </text:span><text:span text:style-name="T33">Create a Blog Post</text:span></text:p>
      <text:p text:style-name="P62"><text:span text:style-name="T32">    </text:span><text:span text:style-name="T31">url: </text:span><text:span text:style-name="T33">/blog/admin/newentry</text:span></text:p>
      <text:p text:style-name="P13"><text:span text:style-name="T1">For each </text:span><text:span text:style-name="Source_20_Text"><text:span text:style-name="T11">page</text:span></text:span><text:span text:style-name="T1">, </text:span><text:span text:style-name="Source_20_Text"><text:span text:style-name="T11">url</text:span></text:span><text:span text:style-name="T1"> is the URL path to the page, and </text:span><text:span text:style-name="Source_20_Text"><text:span text:style-name="T11">name</text:span></text:span><text:span text:style-name="T1"> is what will appear in the Administration Console navigation. Custom page names can only contain ASCII characters. Custom page urls may be re-routed by rules in the </text:span><text:a xlink:type="simple" xlink:href="https://cloud.google.com/appengine/docs/php/modules/routing#dispatch_file"><text:span text:style-name="T7">dispatch file</text:span></text:a><text:span text:style-name="T1">, if one exists.</text:span></text:p>
      <text:p text:style-name="P7"><text:span text:style-name="Strong_20_Emphasis">Note:</text:span> A custom page will appear in the Admin Console only if it is defined in the default version of the default module.</text:p>
      <text:h text:style-name="P26" text:outline-level="2"><text:bookmark-start text:name="__RefHeading__53599_1285831385"/><text:bookmark text:name="PHP_app_yaml_Custom_error_responses"/>Custom error responses<text:bookmark-end text:name="__RefHeading__53599_1285831385"/></text:h>
      <text:p text:style-name="P22"><text:span text:style-name="T1">When certain errors occur, App Engine serves a generic error page. You can configure your app to serve a custom static file instead of these generic error pages, so long as the custom error data is less than 10 kilobytes. You can set up different static files to be served for each supported error code by specifying the files in your app's</text:span><text:span text:style-name="Source_20_Text"><text:span text:style-name="T11">app.yaml</text:span></text:span><text:span text:style-name="T1"> file. To serve custom error pages, add a </text:span><text:span text:style-name="Source_20_Text"><text:span text:style-name="T11">error_handlers</text:span></text:span><text:span text:style-name="T1"> section to your </text:span><text:span text:style-name="Source_20_Text"><text:span text:style-name="T11">app.yaml</text:span></text:span><text:span text:style-name="T1">, as in this example:</text:span></text:p>
      <text:p text:style-name="P17">error_handlers:</text:p>
      <text:p text:style-name="P62"><text:span text:style-name="T32">  </text:span><text:span text:style-name="T35">-</text:span><text:span text:style-name="T33"> </text:span><text:span text:style-name="T31">file: </text:span><text:span text:style-name="T33">default_error.html</text:span></text:p>
      <text:p text:style-name="P62"><text:span text:style-name="T32">  </text:span><text:span text:style-name="T35">-</text:span><text:span text:style-name="T33"> </text:span><text:span text:style-name="T31">error_code: </text:span><text:span text:style-name="T33">over_quota</text:span></text:p>
      <text:p text:style-name="P62"><text:span text:style-name="T32">    </text:span><text:span text:style-name="T31">file: </text:span><text:span text:style-name="T33">over_quota.html</text:span></text:p>
      <text:p text:style-name="P7"/>
      <text:p text:style-name="P47"><text:span text:style-name="Strong_20_Emphasis">Warning:</text:span> Make sure that the path to the error response file does not overlap with static file handler paths.</text:p>
      <text:p text:style-name="P13"><text:span text:style-name="T1">Each </text:span><text:span text:style-name="Source_20_Text"><text:span text:style-name="T11">file</text:span></text:span><text:span text:style-name="T1"> entry indicates a static file that should be served in place of the generic error response. The</text:span><text:span text:style-name="Source_20_Text"><text:span text:style-name="T11">error_code</text:span></text:span><text:span text:style-name="T1"> indicates which error code should cause the associated file to be served. Supported error codes are as follows:</text:span></text:p>
      <text:list xml:id="list6930905220013918181" text:style-name="L8">
        <text:list-item>
          <text:p text:style-name="P89"><text:span text:style-name="Source_20_Text"><text:span text:style-name="T11">over_quota</text:span></text:span><text:span text:style-name="T1">, which indicates the app has </text:span><text:a xlink:type="simple" xlink:href="https://cloud.google.com/appengine/docs/quotas"><text:span text:style-name="T7">exceeded a resource quota</text:span></text:a><text:span text:style-name="T1">;</text:span></text:p>
        </text:list-item>
        <text:list-item>
          <text:p text:style-name="P89"><text:span text:style-name="Source_20_Text"><text:span text:style-name="T11">dos_api_denial</text:span></text:span><text:span text:style-name="T1">, which is served to any client blocked by your app's </text:span><text:a xlink:type="simple" xlink:href="https://cloud.google.com/appengine/docs/php/config/dos"><text:span text:style-name="T7">DoS Protection configuration</text:span></text:a><text:span text:style-name="T1">;</text:span></text:p>
        </text:list-item>
        <text:list-item>
          <text:p text:style-name="P89"><text:span text:style-name="Source_20_Text"><text:span text:style-name="T11">timeout</text:span></text:span><text:span text:style-name="T1">, served if a deadline is reached before there is a response from your app.</text:span></text:p>
        </text:list-item>
      </text:list>
      <text:p text:style-name="P13"><text:span text:style-name="T1">The </text:span><text:span text:style-name="Source_20_Text"><text:span text:style-name="T11">error_code</text:span></text:span><text:span text:style-name="T1"> is optional; if it's not specified, the given file is the default error response for your app.</text:span></text:p>
      <text:p text:style-name="P13"><text:span text:style-name="T1">You can optionally specify a </text:span><text:span text:style-name="Source_20_Text"><text:span text:style-name="T11">mime_type</text:span></text:span><text:span text:style-name="T1"> to use when serving the custom error. See</text:span><text:a xlink:type="simple" xlink:href="http://www.iana.org/assignments/media-types/"><text:span text:style-name="T7">http://www.iana.org/assignments/media-types/</text:span></text:a><text:span text:style-name="T1"> for a complete list of MIME types.</text:span></text:p>
      <text:h text:style-name="P26" text:outline-level="2"><text:bookmark-start text:name="__RefHeading__53601_1285831385"/><text:bookmark text:name="PHP_app_yaml_Custom_PageSpeed_configuration"/>Custom PageSpeed configuration<text:bookmark-end text:name="__RefHeading__53601_1285831385"/></text:h>
      <text:p text:style-name="P5">Beta</text:p>
      <text:p text:style-name="P25">App Engine's support for PageSpeed is an experimental, innovative, and rapidly changing new feature for Google App Engine. Unfortunately, being on the bleeding edge means that we may make backwards-incompatible changes to App Engine's support for PageSpeed. We will inform the community when this feature is no longer in Beta.</text:p>
      <text:p text:style-name="P13"><text:span text:style-name="T1">When enabled, PageSpeed Service will be applied globally to your application. All versions of your app will be automatically optimized with the same configuration, that of the </text:span><text:span text:style-name="Strong_20_Emphasis"><text:span text:style-name="T1">most-recently updated version.</text:span></text:span><text:span text:style-name="T1"> If you want to try a new configuration, perhaps to test some "risky" optimizations, you might expect that you could do so in a test Application Version while your users continue to use the default Application Version. But since updating the test version's configuration applies to all versions, the "risky" settings are applied to the version that your users use, too. Instead, to try out these settings, you could</text:span></text:p>
      <text:list xml:id="list1150121543899953471" text:style-name="L9">
        <text:list-item>
          <text:p text:style-name="P90"><text:span text:style-name="T1">Turn off PageSpeed for your application, update PageSpeed configuration, and view your site using the PageSpeed chrome extension; </text:span><text:span text:style-name="Strong_20_Emphasis"><text:span text:style-name="T1">or</text:span></text:span></text:p>
        </text:list-item>
        <text:list-item>
          <text:p text:style-name="P100">Copy the relevant parts of your application to a separate test application that has its own application ID and versions.</text:p>
        </text:list-item>
      </text:list>
      <text:p text:style-name="P13"/>
      <text:p text:style-name="P10"><text:a xlink:type="simple" xlink:href="https://developers.google.com/speed/pagespeed/"><text:span text:style-name="T7">PageSpeed</text:span></text:a><text:span text:style-name="T1"> is a family of tools for optimizing the performance of web pages. You can use the Application Console to </text:span><text:a xlink:type="simple" xlink:href="https://cloud.google.com/appengine/docs/adminconsole/pagespeed"><text:span text:style-name="T7">enable PageSpeed</text:span></text:a><text:span text:style-name="T1"> with a solid set of safe default optimizations. You can also edit your application configuration to fine-tune PageSpeed. You can configure PageSpeed to ignore some URLs; you can turn on some "risky" optimizations that don't work for all sites but might work for yours. For a custom PageSpeed configuration, you can add a </text:span><text:span text:style-name="Source_20_Text"><text:span text:style-name="T11">pagespeed</text:span></text:span><text:span text:style-name="T1"> section to your application configuration. An example that shows the possible parts (but not all choices) of </text:span><text:span text:style-name="Source_20_Text"><text:span text:style-name="T11">pagespeed</text:span></text:span><text:span text:style-name="T1">:</text:span></text:p>
      <text:p text:style-name="P17">pagespeed:</text:p>
      <text:p text:style-name="P62"><text:span text:style-name="T32">  </text:span><text:span text:style-name="T31">domains_to_rewrite:</text:span></text:p>
      <text:p text:style-name="P62"><text:span text:style-name="T32">  </text:span><text:span text:style-name="T35">-</text:span><text:span text:style-name="T33"> www.foo.com</text:span></text:p>
      <text:p text:style-name="P62"><text:span text:style-name="T32">  </text:span><text:span text:style-name="T35">-</text:span><text:span text:style-name="T33"> https</text:span><text:span text:style-name="T35">:</text:span><text:span text:style-name="T33">//*.secure.foo.com</text:span></text:p>
      <text:p text:style-name="P62"><text:span text:style-name="T32">  </text:span><text:span text:style-name="T31">url_blacklist:</text:span></text:p>
      <text:p text:style-name="P62"><text:span text:style-name="T32">  </text:span><text:span text:style-name="T35">-</text:span><text:span text:style-name="T33"> http</text:span><text:span text:style-name="T35">:</text:span><text:span text:style-name="T33">//myapp.com/blob/*</text:span></text:p>
      <text:p text:style-name="P62"><text:span text:style-name="T32">  </text:span><text:span text:style-name="T35">-</text:span><text:span text:style-name="T33"> http</text:span><text:span text:style-name="T35">:</text:span><text:span text:style-name="T33">//myapp.com/comments/*</text:span></text:p>
      <text:p text:style-name="P62"><text:span text:style-name="T32">  </text:span><text:span text:style-name="T31">enabled_rewriters:</text:span></text:p>
      <text:p text:style-name="P62"><text:span text:style-name="T32">  </text:span><text:span text:style-name="T35">-</text:span><text:span text:style-name="T33"> MinifyCss</text:span></text:p>
      <text:p text:style-name="P62"><text:span text:style-name="T32">  </text:span><text:span text:style-name="T31">disabled_rewriters:</text:span></text:p>
      <text:p text:style-name="P62"><text:span text:style-name="T32">  </text:span><text:span text:style-name="T35">-</text:span><text:span text:style-name="T33"> ImageStripColorProfile</text:span></text:p>
      <text:p text:style-name="P12">This section may have any or all of the following parts:</text:p>
      <text:p text:style-name="P32"><text:span text:style-name="Source_20_Text"><text:span text:style-name="T11">domains_to_rewrite</text:span></text:span></text:p>
      <text:p text:style-name="P56"><text:span text:style-name="T1">Which domains' content PageSpeed should rewrite. Normally, PageSpeed only rewrites data served by your application. But you can tell PageSpeed to rewrite content from other domains when your application shows that data. For example, your application might use a free image hosting service on some other domain. Since the image hosting site isn't part of your application, PageSpeed doesn't optimize those images by default. You </text:span><text:span text:style-name="Emphasis"><text:span text:style-name="T4">might</text:span></text:span><text:span text:style-name="T1"> want it to optimize these images: they can be compressed and cached by Google, and thus displayed faster. You might </text:span><text:span text:style-name="Emphasis"><text:span text:style-name="T4">not</text:span></text:span><text:span text:style-name="T1"> want it to optimize these images: Since pagespeed optimizes the images, you will be charged whenever those images are served.</text:span></text:p>
      <text:p text:style-name="P52"><text:span text:style-name="Source_20_Text"><text:span text:style-name="T11">url_blacklist</text:span></text:span></text:p>
      <text:p text:style-name="P56"><text:span text:style-name="T1">This is a list of URLS; the </text:span><text:span text:style-name="Source_20_Text"><text:span text:style-name="T11">*</text:span></text:span><text:span text:style-name="T1"> character is a wildcard. PageSpeed won't try to optimize URLs matching these URLs. This can be especially useful if you turn on some "risky" optimizations that break content for some URLs but make the rest of your site much much faster. By default, there is no blacklist.</text:span></text:p>
      <text:p text:style-name="P52"><text:soft-page-break/><text:span text:style-name="Source_20_Text"><text:span text:style-name="T11">enabled_rewriters</text:span></text:span><text:span text:style-name="T3">, </text:span><text:span text:style-name="Source_20_Text"><text:span text:style-name="T11">disabled_rewriters</text:span></text:span></text:p>
      <text:p text:style-name="P57"><text:span text:style-name="T1">By default, some "safe" optimization rewriters are turned on. Other "risky" optimizations are not turned on. You can choose more optimizations to use by listing them in </text:span><text:span text:style-name="Source_20_Text"><text:span text:style-name="T11">enabled_rewriters</text:span></text:span><text:span text:style-name="T1">; you can turn off default rewriters by listing them in </text:span><text:span text:style-name="Source_20_Text"><text:span text:style-name="T11">disabled_rewriters</text:span></text:span><text:span text:style-name="T1">. The following rewriters are available:</text:span></text:p>
      <text:h text:style-name="P36" text:outline-level="4"><text:bookmark text:name="html_rewriters"/>HTML Rewriters</text:h>
      <text:section text:style-name="Sect2" text:name="Sección1">
        <text:list xml:id="list1483246915957215746" text:style-name="L10">
          <text:list-item>
            <text:p text:style-name="P91"><text:a xlink:type="simple" xlink:href="https://developers.google.com/speed/docs/pss/ProxyResources#ProxyCSS"><text:span text:style-name="T7">ProxyCss</text:span></text:a><text:span text:style-name="T1"> - </text:span><text:span text:style-name="Emphasis"><text:span text:style-name="T4">default</text:span></text:span></text:p>
          </text:list-item>
          <text:list-item>
            <text:p text:style-name="P91"><text:a xlink:type="simple" xlink:href="https://developers.google.com/speed/docs/pss/ProxyResources#ProxyImages"><text:span text:style-name="T7">ProxyImages</text:span></text:a><text:span text:style-name="T1"> - </text:span><text:span text:style-name="Emphasis"><text:span text:style-name="T4">default</text:span></text:span></text:p>
          </text:list-item>
          <text:list-item>
            <text:p text:style-name="P91"><text:a xlink:type="simple" xlink:href="https://developers.google.com/speed/docs/pss/ProxyResources#ProxyJavaScript"><text:span text:style-name="T7">ProxyJs</text:span></text:a><text:span text:style-name="T1"> - </text:span><text:span text:style-name="Emphasis"><text:span text:style-name="T4">default</text:span></text:span></text:p>
          </text:list-item>
          <text:list-item>
            <text:p text:style-name="P91"><text:a xlink:type="simple" xlink:href="https://developers.google.com/speed/docs/pss/OptimizeHtml#ConvertMetaTags"><text:span text:style-name="T7">ConvertMetaTags</text:span></text:a><text:span text:style-name="T1"> - </text:span><text:span text:style-name="Emphasis"><text:span text:style-name="T4">default</text:span></text:span></text:p>
          </text:list-item>
          <text:list-item>
            <text:p text:style-name="P91"><text:a xlink:type="simple" xlink:href="https://developers.google.com/speed/docs/pss/InlineSmallResources#InlineCSS"><text:span text:style-name="T7">InlineCss</text:span></text:a><text:span text:style-name="T1"> - </text:span><text:span text:style-name="Emphasis"><text:span text:style-name="T4">default</text:span></text:span></text:p>
          </text:list-item>
          <text:list-item>
            <text:p text:style-name="P91"><text:a xlink:type="simple" xlink:href="https://developers.google.com/speed/docs/pss/InlineSmallResources#InlineJavaScript"><text:span text:style-name="T7">InlineJs</text:span></text:a></text:p>
          </text:list-item>
          <text:list-item>
            <text:p text:style-name="P91"><text:a xlink:type="simple" xlink:href="https://developers.google.com/speed/docs/pss/InlineSmallResources#InlineImages"><text:span text:style-name="T7">InlineImages</text:span></text:a></text:p>
          </text:list-item>
          <text:list-item>
            <text:p text:style-name="P91"><text:a xlink:type="simple" xlink:href="https://developers.google.com/speed/docs/pss/InlineSmallResources.html#InlineImagePreviews"><text:span text:style-name="T7">InlinePreviewImages</text:span></text:a><text:span text:style-name="T1"> - </text:span><text:span text:style-name="Emphasis"><text:span text:style-name="T4">default</text:span></text:span></text:p>
          </text:list-item>
          <text:list-item>
            <text:p text:style-name="P91"><text:a xlink:type="simple" xlink:href="https://developers.google.com/speed/docs/pss/OptimizeHtml#CollapseWhitepace"><text:span text:style-name="T7">CollapseWhitespace</text:span></text:a></text:p>
          </text:list-item>
          <text:list-item>
            <text:p text:style-name="P91"><text:a xlink:type="simple" xlink:href="https://developers.google.com/speed/docs/pss/OptimizeHtml#CombineHEADs"><text:span text:style-name="T7">CombineHeads</text:span></text:a></text:p>
          </text:list-item>
          <text:list-item>
            <text:p text:style-name="P91"><text:a xlink:type="simple" xlink:href="https://developers.google.com/speed/docs/pss/OptimizeHtml#ElideAttributes"><text:span text:style-name="T7">ElideAttributes</text:span></text:a></text:p>
          </text:list-item>
          <text:list-item>
            <text:p text:style-name="P91"><text:a xlink:type="simple" xlink:href="https://developers.google.com/speed/docs/pss/OptimizeHtml#RemoveComments"><text:span text:style-name="T7">RemoveComments</text:span></text:a></text:p>
          </text:list-item>
          <text:list-item>
            <text:p text:style-name="P91"><text:a xlink:type="simple" xlink:href="https://developers.google.com/speed/docs/pss/OptimizeHtml#RemoveQuotes"><text:span text:style-name="T7">RemoveQuotes</text:span></text:a></text:p>
          </text:list-item>
          <text:list-item>
            <text:p text:style-name="P91"><text:a xlink:type="simple" xlink:href="https://developers.google.com/speed/docs/pss/OptimizeHtml#TrimURLs"><text:span text:style-name="T7">LeftTrimUrls</text:span></text:a></text:p>
          </text:list-item>
        </text:list>
      </text:section>
      <text:h text:style-name="P36" text:outline-level="4"><text:bookmark text:name="css_rewriters"/>CSS Rewriters</text:h>
      <text:section text:style-name="Sect2" text:name="Sección2">
        <text:list xml:id="list8270539354204224963" text:style-name="L11">
          <text:list-item>
            <text:p text:style-name="P92"><text:a xlink:type="simple" xlink:href="https://developers.google.com/speed/docs/pss/CombineCSS.html"><text:span text:style-name="T7">CombineCss</text:span></text:a><text:span text:style-name="T1"> - </text:span><text:span text:style-name="Emphasis"><text:span text:style-name="T4">default</text:span></text:span></text:p>
          </text:list-item>
          <text:list-item>
            <text:p text:style-name="P92"><text:a xlink:type="simple" xlink:href="https://developers.google.com/speed/docs/pss/MoveCSSToHead.html"><text:span text:style-name="T7">MoveCssToHead</text:span></text:a><text:span text:style-name="T1"> - </text:span><text:span text:style-name="Emphasis"><text:span text:style-name="T5">default</text:span></text:span></text:p>
          </text:list-item>
          <text:list-item>
            <text:p text:style-name="P92"><text:a xlink:type="simple" xlink:href="https://developers.google.com/speed/docs/pss/MinifyCSS.html"><text:span text:style-name="T7">MinifyCss</text:span></text:a></text:p>
          </text:list-item>
        </text:list>
      </text:section>
      <text:h text:style-name="P36" text:outline-level="4"><text:bookmark text:name="image_rewriters"/>Image Rewriters</text:h>
      <text:section text:style-name="Sect3" text:name="Sección3">
        <text:list xml:id="list2630395482712379449" text:style-name="L12">
          <text:list-item>
            <text:p text:style-name="P93"><text:a xlink:type="simple" xlink:href="https://developers.google.com/speed/docs/pss/OptimizeImages#WebpOptimization"><text:span text:style-name="T7">WebpOptimization</text:span></text:a><text:span text:style-name="T1"> - </text:span><text:span text:style-name="Emphasis"><text:span text:style-name="T4">default</text:span></text:span></text:p>
          </text:list-item>
          <text:list-item>
            <text:p text:style-name="P93"><text:a xlink:type="simple" xlink:href="https://developers.google.com/speed/docs/pss/OptimizeImages#ImageConvertToJpeg"><text:span text:style-name="T7">ImageConvertToJpeg</text:span></text:a><text:span text:style-name="T1"> - </text:span><text:span text:style-name="Emphasis"><text:span text:style-name="T4">default</text:span></text:span></text:p>
          </text:list-item>
          <text:list-item>
            <text:p text:style-name="P93"><text:a xlink:type="simple" xlink:href="https://developers.google.com/speed/docs/pss/OptimizeImages#ImageRecompressJpeg"><text:span text:style-name="T7">ImageRecompressJpeg</text:span></text:a><text:span text:style-name="T1"> - </text:span><text:span text:style-name="Emphasis"><text:span text:style-name="T4">default</text:span></text:span></text:p>
          </text:list-item>
          <text:list-item>
            <text:p text:style-name="P93"><text:a xlink:type="simple" xlink:href="https://developers.google.com/speed/docs/pss/OptimizeImages#ImageProgressiveJpeg"><text:span text:style-name="T7">ImageProgressiveJpeg</text:span></text:a><text:span text:style-name="T1"> - </text:span><text:span text:style-name="Emphasis"><text:span text:style-name="T4">default</text:span></text:span></text:p>
          </text:list-item>
          <text:list-item>
            <text:p text:style-name="P93"><text:a xlink:type="simple" xlink:href="https://developers.google.com/speed/docs/pss/OptimizeImages#ImageRecompressPng"><text:span text:style-name="T7">ImageRecompressPng</text:span></text:a><text:span text:style-name="T1"> - </text:span><text:span text:style-name="Emphasis"><text:span text:style-name="T4">default</text:span></text:span></text:p>
          </text:list-item>
          <text:list-item>
            <text:p text:style-name="P93"><text:a xlink:type="simple" xlink:href="https://developers.google.com/speed/docs/pss/OptimizeImages#ImageStripMetadata"><text:span text:style-name="T7">ImageStripMetadata</text:span></text:a><text:span text:style-name="T1"> - </text:span><text:span text:style-name="Emphasis"><text:span text:style-name="T4">default</text:span></text:span></text:p>
          </text:list-item>
          <text:list-item>
            <text:p text:style-name="P93"><text:a xlink:type="simple" xlink:href="https://developers.google.com/speed/docs/pss/OptimizeImages#ImageStripColorProfile"><text:span text:style-name="T7">ImageStripColorProfile</text:span></text:a><text:span text:style-name="T1"> - </text:span><text:span text:style-name="Emphasis"><text:span text:style-name="T4">default</text:span></text:span></text:p>
          </text:list-item>
          <text:list-item>
            <text:p text:style-name="P93"><text:a xlink:type="simple" xlink:href="https://developers.google.com/speed/docs/pss/OptimizeImages#ImageResize"><text:span text:style-name="T7">ImageResize</text:span></text:a><text:span text:style-name="T1"> - </text:span><text:span text:style-name="Emphasis"><text:span text:style-name="T4">default</text:span></text:span></text:p>
          </text:list-item>
          <text:list-item>
            <text:p text:style-name="P93"><text:a xlink:type="simple" xlink:href="https://developers.google.com/speed/docs/pss/LazyloadImages.html"><text:span text:style-name="T7">LazyloadImages</text:span></text:a><text:span text:style-name="T1"> - </text:span><text:span text:style-name="Emphasis"><text:span text:style-name="T4">default</text:span></text:span></text:p>
          </text:list-item>
          <text:list-item>
            <text:p text:style-name="P93"><text:a xlink:type="simple" xlink:href="https://developers.google.com/speed/docs/pss/OptimizeImages#ImageAddDimensions"><text:span text:style-name="T7">ImageAddDimensions</text:span></text:a></text:p>
          </text:list-item>
        </text:list>
      </text:section>
      <text:h text:style-name="P36" text:outline-level="4"><text:bookmark text:name="javascript_rewriters"/>JavaScript Rewriters</text:h>
      <text:section text:style-name="Sect2" text:name="Sección4">
        <text:list xml:id="list278564715772323964" text:style-name="L13">
          <text:list-item>
            <text:p text:style-name="P94"><text:a xlink:type="simple" xlink:href="https://developers.google.com/speed/docs/pss/CombineJavaScript.html"><text:span text:style-name="T7">CombineJs</text:span></text:a><text:span text:style-name="T1"> - </text:span><text:span text:style-name="Emphasis"><text:span text:style-name="T4">default</text:span></text:span></text:p>
          </text:list-item>
          <text:list-item>
            <text:p text:style-name="P94"><text:a xlink:type="simple" xlink:href="https://developers.google.com/speed/docs/pss/OptimizeJavaScript.html"><text:span text:style-name="T7">JsOptimize</text:span></text:a><text:span text:style-name="T1"> - </text:span><text:span text:style-name="Emphasis"><text:span text:style-name="T4">default</text:span></text:span></text:p>
          </text:list-item>
          <text:list-item>
            <text:p text:style-name="P94"><text:a xlink:type="simple" xlink:href="https://developers.google.com/speed/docs/pss/DeferJavaScript.html"><text:span text:style-name="T7">DeferJs</text:span></text:a></text:p>
          </text:list-item>
        </text:list>
      </text:section>
      <text:p text:style-name="P3"/>
      <text:h text:style-name="P48" text:outline-level="1"><text:bookmark-start text:name="__RefHeading__53603_1285831385"/>Simulate Apache mod_rewrite routing<text:bookmark-end text:name="__RefHeading__53603_1285831385"/></text:h>
      <text:p text:style-name="P13"><text:span text:style-name="T1">Basic </text:span><text:a xlink:type="simple" xlink:href="http://httpd.apache.org/docs/current/mod/mod_rewrite.html"><text:span text:style-name="T7">Apache </text:span></text:a><text:a xlink:type="simple" xlink:href="http://httpd.apache.org/docs/current/mod/mod_rewrite.html"><text:span text:style-name="Source_20_Text"><text:span text:style-name="T10">mod_rewrite</text:span></text:span></text:a><text:span text:style-name="T1"> functionality can be simulated through the use of a PHP script referenced from</text:span><text:span text:style-name="Source_20_Text"><text:span text:style-name="T11">app.yaml</text:span></text:span><text:span text:style-name="T1"> that will in turn load the desired script. This example simulates the common PHP pattern that expects the variable </text:span><text:span text:style-name="Source_20_Text"><text:span text:style-name="T11">$_GET['q']</text:span></text:span><text:span text:style-name="T1"> to contain the request path.</text:span></text:p>
      <text:h text:style-name="P28" text:outline-level="2"><text:bookmark-start text:name="__RefHeading__53605_1285831385"/><text:bookmark text:name="About_mod_rewrite_php"/><text:span text:style-name="T19">About </text:span><text:span text:style-name="Source_20_Text"><text:span text:style-name="T21">mod_rewrite.php</text:span></text:span><text:bookmark-end text:name="__RefHeading__53605_1285831385"/></text:h>
      <text:p text:style-name="P22"><text:span text:style-name="T1">To enable mod_rewrite functionality, your application needs to include </text:span><text:span text:style-name="Source_20_Text"><text:span text:style-name="T11">mod_rewrite.php</text:span></text:span><text:span text:style-name="T1">, which is the script that will be invoked for all requests to your application to perform the request routing. As described in the comments the script will check for the existance of root-level PHP scripts and invoke them while placing the path portion of </text:span><text:span text:style-name="Source_20_Text"><text:span text:style-name="T11">$_SERVER['REQUEST_URI']</text:span></text:span><text:span text:style-name="T1"> in the </text:span><text:span text:style-name="Source_20_Text"><text:span text:style-name="T11">$_GET['q']</text:span></text:span><text:span text:style-name="T1"> variable.</text:span></text:p>
      <text:p text:style-name="P41"><text:span text:style-name="T34">&lt;?</text:span><text:span text:style-name="T32">php</text:span></text:p>
      <text:p text:style-name="P69">/**</text:p>
      <text:p text:style-name="P70"> <text:span text:style-name="T45">* @file</text:span></text:p>
      <text:p text:style-name="P70"> <text:span text:style-name="T45">* Provide basic mod_rewrite like functionality.</text:span></text:p>
      <text:p text:style-name="P70"> <text:span text:style-name="T45">* Pass through requests for root php files and forward all other requests to index.php with $_GET['q'] equal to path. The following are examples that demonstrate how a request using mod_rewrite.php will appear to a PHP script.</text:span></text:p>
      <text:p text:style-name="P70"> <text:span text:style-name="T45">*</text:span></text:p>
      <text:p text:style-name="P70"> <text:span text:style-name="T45">* - /install.php: install.php</text:span></text:p>
      <text:p text:style-name="P70"> <text:span text:style-name="T45">* - /update.php?op=info: update.php?op=info</text:span></text:p>
      <text:p text:style-name="P70"> <text:span text:style-name="T45">* - /foo/bar: index.php?q=/foo/bar</text:span></text:p>
      <text:p text:style-name="P70"> <text:span text:style-name="T45">* - /: index.php?q=/</text:span></text:p>
      <text:p text:style-name="P70"> <text:span text:style-name="T45">*/</text:span></text:p>
      <text:p text:style-name="P67"><text:span text:style-name="T32">$path </text:span><text:span text:style-name="T34">=</text:span><text:span text:style-name="T32"> parse_url</text:span><text:span text:style-name="T34">(</text:span><text:span text:style-name="T32">$_SERVER</text:span><text:span text:style-name="T34">[</text:span><text:span text:style-name="T39">'REQUEST_URI'</text:span><text:span text:style-name="T34">],</text:span><text:span text:style-name="T32"> PHP_URL_PATH</text:span><text:span text:style-name="T34">);</text:span></text:p>
      <text:p text:style-name="P69">// Provide mod_rewrite like functionality. If a php file in the root directory</text:p>
      <text:p text:style-name="P69">// is explicitly requested then load the file, otherwise load index.php and</text:p>
      <text:p text:style-name="P69">// set get variable 'q' to $_SERVER['REQUEST_URI'].</text:p>
      <text:p text:style-name="P67"><text:span text:style-name="T30">if</text:span><text:span text:style-name="T32"> </text:span><text:span text:style-name="T34">(</text:span><text:span text:style-name="T32">dirname</text:span><text:span text:style-name="T34">(</text:span><text:span text:style-name="T32">$path</text:span><text:span text:style-name="T34">)</text:span><text:span text:style-name="T32"> </text:span><text:span text:style-name="T34">==</text:span><text:span text:style-name="T32"> </text:span><text:span text:style-name="T39">'/'</text:span><text:span text:style-name="T32"> </text:span><text:span text:style-name="T34">&amp;&amp;</text:span><text:span text:style-name="T32"> pathinfo</text:span><text:span text:style-name="T34">(</text:span><text:span text:style-name="T32">$path</text:span><text:span text:style-name="T34">,</text:span><text:span text:style-name="T32"> PATHINFO_EXTENSION</text:span><text:span text:style-name="T34">)</text:span><text:span text:style-name="T32"> </text:span><text:span text:style-name="T34">==</text:span><text:span text:style-name="T32"> </text:span><text:span text:style-name="T39">'php'</text:span><text:span text:style-name="T34">)</text:span><text:span text:style-name="T32"> </text:span><text:span text:style-name="T34">{</text:span></text:p>
      <text:p text:style-name="P68"><text:span text:style-name="T32">  </text:span><text:span text:style-name="T33">$file </text:span><text:span text:style-name="T35">=</text:span><text:span text:style-name="T33"> pathinfo</text:span><text:span text:style-name="T35">(</text:span><text:span text:style-name="T33">$path</text:span><text:span text:style-name="T35">,</text:span><text:span text:style-name="T33"> PATHINFO_BASENAME</text:span><text:span text:style-name="T35">);</text:span></text:p>
      <text:p text:style-name="P71">}</text:p>
      <text:p text:style-name="P67"><text:soft-page-break/><text:span text:style-name="T30">else</text:span><text:span text:style-name="T32"> </text:span><text:span text:style-name="T34">{</text:span></text:p>
      <text:p text:style-name="P68"><text:span text:style-name="T32">  </text:span><text:span text:style-name="T33">$file </text:span><text:span text:style-name="T35">=</text:span><text:span text:style-name="T33"> </text:span><text:span text:style-name="T40">'index.php'</text:span><text:span text:style-name="T35">;</text:span></text:p>
      <text:p text:style-name="P68"><text:span text:style-name="T32">  </text:span><text:span text:style-name="T38">// Provide mod_rewrite like functionality by using the path which excludes</text:span></text:p>
      <text:p text:style-name="P68"><text:span text:style-name="T32">  </text:span><text:span text:style-name="T38">// any other part of the request query (ie. ignores ?foo=bar).</text:span></text:p>
      <text:p text:style-name="P68"><text:span text:style-name="T32">  </text:span><text:span text:style-name="T33">$_GET</text:span><text:span text:style-name="T35">[</text:span><text:span text:style-name="T40">'q'</text:span><text:span text:style-name="T35">]</text:span><text:span text:style-name="T33"> </text:span><text:span text:style-name="T35">=</text:span><text:span text:style-name="T33"> $path</text:span><text:span text:style-name="T35">;</text:span></text:p>
      <text:p text:style-name="P71">}</text:p>
      <text:p text:style-name="P69">// Override the script name to simulate the behavior without mod_rewrite.php.</text:p>
      <text:p text:style-name="P69">// Ensure that $_SERVER['SCRIPT_NAME'] always begins with a / to be consistent</text:p>
      <text:p text:style-name="P69">// with HTTP request and the value that is normally provided.</text:p>
      <text:p text:style-name="P67"><text:span text:style-name="T32">$_SERVER</text:span><text:span text:style-name="T34">[</text:span><text:span text:style-name="T39">'SCRIPT_NAME'</text:span><text:span text:style-name="T34">]</text:span><text:span text:style-name="T32"> </text:span><text:span text:style-name="T34">=</text:span><text:span text:style-name="T32"> </text:span><text:span text:style-name="T39">'/'</text:span><text:span text:style-name="T32"> </text:span><text:span text:style-name="T34">.</text:span><text:span text:style-name="T32"> $file</text:span><text:span text:style-name="T34">;</text:span></text:p>
      <text:p text:style-name="P67"><text:span text:style-name="T30">require</text:span><text:span text:style-name="T32"> $file</text:span><text:span text:style-name="T34">;</text:span></text:p>
      <text:h text:style-name="P26" text:outline-level="2"><text:bookmark-start text:name="__RefHeading__53607_1285831385"/><text:bookmark text:name="Example_app"/>Example app<text:bookmark-end text:name="__RefHeading__53607_1285831385"/></text:h>
      <text:p text:style-name="P22"><text:span text:style-name="T1">The following show a very simple application written to expect </text:span><text:span text:style-name="Source_20_Text"><text:span text:style-name="T11">$_GET['q']</text:span></text:span><text:span text:style-name="T1">.</text:span></text:p>
      <text:h text:style-name="P34" text:outline-level="3"><text:bookmark-start text:name="__RefHeading__53609_1285831385"/><text:bookmark text:name="app_yaml"/><text:span text:style-name="Source_20_Text"><text:span text:style-name="T23">app.yaml</text:span></text:span><text:bookmark-end text:name="__RefHeading__53609_1285831385"/></text:h>
      <text:p text:style-name="P22"><text:span text:style-name="T1">As you can see from this </text:span><text:span text:style-name="Source_20_Text"><text:span text:style-name="T11">app.yaml</text:span></text:span><text:span text:style-name="T1"> file, this application will provide two root-level PHP scripts and serve static files out of a directory named </text:span><text:span text:style-name="Source_20_Text"><text:span text:style-name="T11">downloads</text:span></text:span><text:span text:style-name="T1">.</text:span></text:p>
      <text:p text:style-name="P41"><text:span text:style-name="T30">application: </text:span><text:span text:style-name="T32">mod_rewrite_simulator</text:span></text:p>
      <text:p text:style-name="P67"><text:span text:style-name="T30">version: </text:span><text:span text:style-name="T32">1</text:span></text:p>
      <text:p text:style-name="P67"><text:span text:style-name="T30">runtime: </text:span><text:span text:style-name="T32">php</text:span></text:p>
      <text:p text:style-name="P67"><text:span text:style-name="T30">api_version: </text:span><text:span text:style-name="T32">1</text:span></text:p>
      <text:p text:style-name="P72">handlers:</text:p>
      <text:p text:style-name="P69"># Example of handler which should be placed above the catch-all handler.</text:p>
      <text:p text:style-name="P67"><text:span text:style-name="T34">-</text:span><text:span text:style-name="T32"> </text:span><text:span text:style-name="T30">url: </text:span><text:span text:style-name="T32">/downloads</text:span></text:p>
      <text:p text:style-name="P68"><text:span text:style-name="T32">  </text:span><text:span text:style-name="T31">static_dir: </text:span><text:span text:style-name="T33">downloads</text:span></text:p>
      <text:p text:style-name="P69"># Catch all unhandled requests and pass to mod_rewrite.php which will simulate</text:p>
      <text:p text:style-name="P69"># mod_rewrite by forwarding the requests to index.php?q=... (or other root-level</text:p>
      <text:p text:style-name="P69"># PHP file if specified in incoming URL.</text:p>
      <text:p text:style-name="P67"><text:span text:style-name="T34">-</text:span><text:span text:style-name="T32"> </text:span><text:span text:style-name="T30">url: </text:span><text:span text:style-name="T32">/.*</text:span></text:p>
      <text:p text:style-name="P68"><text:span text:style-name="T32">  </text:span><text:span text:style-name="T31">script: </text:span><text:span text:style-name="T33">mod_rewrite.php</text:span></text:p>
      <text:h text:style-name="P34" text:outline-level="3"><text:bookmark-start text:name="__RefHeading__53611_1285831385"/><text:bookmark text:name="index_php"/><text:soft-page-break/><text:span text:style-name="Source_20_Text"><text:span text:style-name="T23">index.php</text:span></text:span><text:bookmark-end text:name="__RefHeading__53611_1285831385"/></text:h>
      <text:p text:style-name="P22"><text:span text:style-name="Source_20_Text"><text:span text:style-name="T11">index.php</text:span></text:span><text:span text:style-name="T1"> is a router-style </text:span><text:span text:style-name="Source_20_Text"><text:span text:style-name="T11">index.php</text:span></text:span><text:span text:style-name="T1"> which reads </text:span><text:span text:style-name="Source_20_Text"><text:span text:style-name="T11">$_GET['q']</text:span></text:span><text:span text:style-name="T1"> to determine the request path.</text:span></text:p>
      <text:p text:style-name="P16"><text:span text:style-name="T34">&lt;?</text:span><text:span text:style-name="T32">php</text:span></text:p>
      <text:p text:style-name="P61"><text:span text:style-name="T30">if</text:span><text:span text:style-name="T32"> </text:span><text:span text:style-name="T34">(</text:span><text:span text:style-name="T32">$_GET</text:span><text:span text:style-name="T34">[</text:span><text:span text:style-name="T39">'q'</text:span><text:span text:style-name="T34">]</text:span><text:span text:style-name="T32"> </text:span><text:span text:style-name="T34">==</text:span><text:span text:style-name="T32"> </text:span><text:span text:style-name="T39">'/help'</text:span><text:span text:style-name="T34">)</text:span><text:span text:style-name="T32"> </text:span><text:span text:style-name="T34">{</text:span></text:p>
      <text:p text:style-name="P62"><text:span text:style-name="T32">  </text:span><text:span text:style-name="T33">echo </text:span><text:span text:style-name="T40">'This is some help text.'</text:span><text:span text:style-name="T35">;</text:span></text:p>
      <text:p text:style-name="P62"><text:span text:style-name="T32">  </text:span><text:span text:style-name="T31">exit</text:span><text:span text:style-name="T35">;</text:span></text:p>
      <text:p text:style-name="P65">}</text:p>
      <text:p text:style-name="P61"><text:span text:style-name="T32">echo </text:span><text:span text:style-name="T39">'Welcome to the site!'</text:span><text:span text:style-name="T34">;</text:span></text:p>
      <text:h text:style-name="P34" text:outline-level="3"><text:bookmark-start text:name="__RefHeading__53613_1285831385"/><text:bookmark text:name="other_php"/><text:span text:style-name="Source_20_Text"><text:span text:style-name="T23">other.php</text:span></text:span><text:bookmark-end text:name="__RefHeading__53613_1285831385"/></text:h>
      <text:p text:style-name="P22"><text:span text:style-name="T1">The following is an example of a root-level script that can be called directly. Many PHP frameworks have scripts like </text:span><text:span text:style-name="Source_20_Text"><text:span text:style-name="T11">install.php</text:span></text:span><text:span text:style-name="T1"> or </text:span><text:span text:style-name="Source_20_Text"><text:span text:style-name="T11">update.php</text:span></text:span><text:span text:style-name="T1"> that would behave similarly.</text:span></text:p>
      <text:p text:style-name="P16"><text:span text:style-name="T34">&lt;?</text:span><text:span text:style-name="T32">php</text:span></text:p>
      <text:p text:style-name="P61"><text:span text:style-name="T32">echo </text:span><text:span text:style-name="T39">'Welcome to the other site.'</text:span><text:span text:style-name="T34">;</text:span></text:p>
      <text:h text:style-name="P33" text:outline-level="3"><text:bookmark-start text:name="__RefHeading__53615_1285831385"/><text:bookmark text:name="Example_requests"/>Example requests<text:bookmark-end text:name="__RefHeading__53615_1285831385"/></text:h>
      <text:p text:style-name="P21">Given the above example application the following requests would be handled as shown.</text:p>
      <text:list xml:id="list5075465079409258604" text:style-name="L14">
        <text:list-item>
          <text:p text:style-name="P95"><text:span text:style-name="Source_20_Text"><text:span text:style-name="T11">/</text:span></text:span><text:span text:style-name="T1"> translates to </text:span><text:span text:style-name="Source_20_Text"><text:span text:style-name="T11">index.php</text:span></text:span><text:span text:style-name="T1"> with </text:span><text:span text:style-name="Source_20_Text"><text:span text:style-name="T11">$_GET['q'] = '/'</text:span></text:span></text:p>
        </text:list-item>
        <text:list-item>
          <text:p text:style-name="P95"><text:span text:style-name="Source_20_Text"><text:span text:style-name="T11">/help</text:span></text:span><text:span text:style-name="T1"> translates to </text:span><text:span text:style-name="Source_20_Text"><text:span text:style-name="T11">index.php</text:span></text:span><text:span text:style-name="T1"> with </text:span><text:span text:style-name="Source_20_Text"><text:span text:style-name="T11">$_GET['q'] = '/help'</text:span></text:span></text:p>
        </text:list-item>
        <text:list-item>
          <text:p text:style-name="P95"><text:span text:style-name="Source_20_Text"><text:span text:style-name="T11">/other.php</text:span></text:span><text:span text:style-name="T1"> translates to </text:span><text:span text:style-name="Source_20_Text"><text:span text:style-name="T11">other.php</text:span></text:span><text:span text:style-name="T1"> with </text:span><text:span text:style-name="Source_20_Text"><text:span text:style-name="T11">$_GET['q'] = null</text:span></text:span></text:p>
        </text:list-item>
        <text:list-item>
          <text:p text:style-name="P95"><text:span text:style-name="Source_20_Text"><text:span text:style-name="T11">/downloads/foo_17.png</text:span></text:span><text:span text:style-name="T1"> translates to </text:span><text:span text:style-name="Source_20_Text"><text:span text:style-name="T11">downloads/foo_17.png</text:span></text:span></text:p>
        </text:list-item>
      </text:list>
      <text:h text:style-name="P28" text:outline-level="2"/>
      <text:h text:style-name="P31" text:outline-level="2"><text:bookmark-start text:name="__RefHeading__53617_1285831385"/><text:bookmark text:name="Avoid_the_need_for_mod_rewrite_php"/><text:span text:style-name="T19">Avoid the need for </text:span><text:span text:style-name="Source_20_Text"><text:span text:style-name="T21">mod_rewrite.php</text:span></text:span><text:bookmark-end text:name="__RefHeading__53617_1285831385"/></text:h>
      <text:p text:style-name="P22"><text:span text:style-name="T1">Many PHP frameworks no longer depend on </text:span><text:span text:style-name="Source_20_Text"><text:span text:style-name="T11">$_GET['q']</text:span></text:span><text:span text:style-name="T1">. Instead they make use of</text:span><text:span text:style-name="Source_20_Text"><text:span text:style-name="T11">$_SERVER['REQUEST_URI']</text:span></text:span><text:span text:style-name="T1"> which works both with and without </text:span><text:span text:style-name="Source_20_Text"><text:span text:style-name="T11">mod_rewrite</text:span></text:span><text:span text:style-name="T1">. As such the latter is the preferred method on App Engine.</text:span></text:p>
      <text:p text:style-name="P13"><text:span text:style-name="T1">As used in </text:span><text:span text:style-name="Source_20_Text"><text:span text:style-name="T11">mod_rewrite.php</text:span></text:span><text:span text:style-name="T1"> a clean method of utilizing </text:span><text:span text:style-name="Source_20_Text"><text:span text:style-name="T11">REQUEST_URI</text:span></text:span><text:span text:style-name="T1"> is the following:</text:span></text:p>
      <text:p text:style-name="P16"><text:span text:style-name="T34">&lt;?</text:span><text:span text:style-name="T32">php</text:span></text:p>
      <text:p text:style-name="P61"><text:span text:style-name="T32">$path </text:span><text:span text:style-name="T34">=</text:span><text:span text:style-name="T32"> parse_url</text:span><text:span text:style-name="T34">(</text:span><text:span text:style-name="T32">$_SERVER</text:span><text:span text:style-name="T34">[</text:span><text:span text:style-name="T39">'REQUEST_URI'</text:span><text:span text:style-name="T34">],</text:span><text:span text:style-name="T32"> PHP_URL_PATH</text:span><text:span text:style-name="T34">);</text:span></text:p>
      <text:p text:style-name="P61"><text:span text:style-name="T30">if</text:span><text:span text:style-name="T32"> </text:span><text:span text:style-name="T34">(</text:span><text:span text:style-name="T32">$path </text:span><text:span text:style-name="T34">==</text:span><text:span text:style-name="T32"> </text:span><text:span text:style-name="T39">'/help'</text:span><text:span text:style-name="T34">)</text:span><text:span text:style-name="T32"> </text:span><text:span text:style-name="T34">{</text:span></text:p>
      <text:p text:style-name="P62"><text:span text:style-name="T32">  </text:span><text:span text:style-name="T33">echo </text:span><text:span text:style-name="T40">'This is some help text.'</text:span><text:span text:style-name="T35">;</text:span></text:p>
      <text:p text:style-name="P62"><text:span text:style-name="T32">  </text:span><text:span text:style-name="T31">exit</text:span><text:span text:style-name="T35">;</text:span></text:p>
      <text:p text:style-name="P65">}</text:p>
      <text:p text:style-name="P61"><text:span text:style-name="T32">echo </text:span><text:span text:style-name="T39">'Welcome to the site!'</text:span><text:span text:style-name="T34">;</text:span></text:p>
      <text:h text:style-name="P49" text:outline-level="1"/>
      <text:h text:style-name="P48" text:outline-level="1"><text:bookmark-start text:name="__RefHeading__53619_1285831385"/>Scheduled Tasks With Cron for PHP<text:bookmark-end text:name="__RefHeading__53619_1285831385"/></text:h>
      <text:p text:style-name="P13"><text:span text:style-name="T1">The App Engine Cron Service allows you to configure regularly scheduled tasks that operate at defined times or regular intervals. These tasks are commonly known as </text:span><text:span text:style-name="Emphasis"><text:span text:style-name="T4">cron jobs</text:span></text:span><text:span text:style-name="T1">. These cron jobs are automatically triggered by the App Engine Cron Service. For instance, you might use this to send out a report email on a daily basis, to update some cached data every 10 minutes, or to update some summary information once an hour.</text:span></text:p>
      <text:p text:style-name="P12">A cron job will invoke a URL, using an HTTP GET request, at a given time of day. An HTTP request invoked by cron can run for up to 10 minutes, but is subject to the same limits as other HTTP requests.</text:p>
      <text:p text:style-name="P12">Free applications can have up to 20 scheduled tasks. Paid applications can have up to 100 scheduled tasks.</text:p>
      <text:h text:style-name="P27" text:outline-level="2"><text:bookmark-start text:name="__RefHeading__53621_1285831385"/><text:bookmark text:name="PHP_app_yaml_About_cron_yaml"/>About cron.yaml<text:bookmark-end text:name="__RefHeading__53621_1285831385"/></text:h>
      <text:p text:style-name="P22"><text:span text:style-name="T1">A </text:span><text:span text:style-name="Source_20_Text"><text:span text:style-name="T11">cron.yaml</text:span></text:span><text:span text:style-name="T1"> file in the root directory of your application (alongside </text:span><text:span text:style-name="Source_20_Text"><text:span text:style-name="T11">app.yaml</text:span></text:span><text:span text:style-name="T1">) configures scheduled tasks for your PHP application. The following is an example </text:span><text:span text:style-name="Source_20_Text"><text:span text:style-name="T11">cron.yaml</text:span></text:span><text:span text:style-name="T1"> file:</text:span></text:p>
      <text:p text:style-name="P42"><text:span text:style-name="Source_20_Text"><text:span text:style-name="T12">cron</text:span></text:span><text:span text:style-name="Source_20_Text"><text:span text:style-name="T14">:</text:span></text:span></text:p>
      <text:p text:style-name="P73"><text:span text:style-name="Source_20_Text"><text:span text:style-name="T14">-</text:span></text:span><text:span text:style-name="Source_20_Text"><text:span text:style-name="T12"> description</text:span></text:span><text:span text:style-name="Source_20_Text"><text:span text:style-name="T14">:</text:span></text:span><text:span text:style-name="Source_20_Text"><text:span text:style-name="T12"> daily summary job</text:span></text:span></text:p>
      <text:p text:style-name="P73"><text:span text:style-name="Source_20_Text"><text:span text:style-name="T13">  </text:span></text:span><text:span text:style-name="Source_20_Text"><text:span text:style-name="T12">url</text:span></text:span><text:span text:style-name="Source_20_Text"><text:span text:style-name="T14">:</text:span></text:span><text:span text:style-name="Source_20_Text"><text:span text:style-name="T12"> </text:span></text:span><text:span text:style-name="Source_20_Text"><text:span text:style-name="T16">/tasks/</text:span></text:span><text:span text:style-name="Source_20_Text"><text:span text:style-name="T12">summary</text:span></text:span></text:p>
      <text:p text:style-name="P73"><text:span text:style-name="Source_20_Text"><text:span text:style-name="T13">  </text:span></text:span><text:span text:style-name="Source_20_Text"><text:span text:style-name="T12">schedule</text:span></text:span><text:span text:style-name="Source_20_Text"><text:span text:style-name="T14">:</text:span></text:span><text:span text:style-name="Source_20_Text"><text:span text:style-name="T12"> every </text:span></text:span><text:span text:style-name="Source_20_Text"><text:span text:style-name="T15">24</text:span></text:span><text:span text:style-name="Source_20_Text"><text:span text:style-name="T12"> hours</text:span></text:span></text:p>
      <text:p text:style-name="P73"><text:span text:style-name="Source_20_Text"><text:span text:style-name="T14">-</text:span></text:span><text:span text:style-name="Source_20_Text"><text:span text:style-name="T12"> description</text:span></text:span><text:span text:style-name="Source_20_Text"><text:span text:style-name="T14">:</text:span></text:span><text:span text:style-name="Source_20_Text"><text:span text:style-name="T12"> monday morning mailout</text:span></text:span></text:p>
      <text:p text:style-name="P73"><text:span text:style-name="Source_20_Text"><text:span text:style-name="T13">  </text:span></text:span><text:span text:style-name="Source_20_Text"><text:span text:style-name="T12">url</text:span></text:span><text:span text:style-name="Source_20_Text"><text:span text:style-name="T14">:</text:span></text:span><text:span text:style-name="Source_20_Text"><text:span text:style-name="T12"> </text:span></text:span><text:span text:style-name="Source_20_Text"><text:span text:style-name="T16">/mail/</text:span></text:span><text:span text:style-name="Source_20_Text"><text:span text:style-name="T12">weekly</text:span></text:span></text:p>
      <text:p text:style-name="P73"><text:span text:style-name="Source_20_Text"><text:span text:style-name="T13">  </text:span></text:span><text:span text:style-name="Source_20_Text"><text:span text:style-name="T12">schedule</text:span></text:span><text:span text:style-name="Source_20_Text"><text:span text:style-name="T14">:</text:span></text:span><text:span text:style-name="Source_20_Text"><text:span text:style-name="T12"> every monday </text:span></text:span><text:span text:style-name="Source_20_Text"><text:span text:style-name="T15">09</text:span></text:span><text:span text:style-name="Source_20_Text"><text:span text:style-name="T14">:</text:span></text:span><text:span text:style-name="Source_20_Text"><text:span text:style-name="T15">00</text:span></text:span></text:p>
      <text:p text:style-name="P73"><text:span text:style-name="Source_20_Text"><text:span text:style-name="T13">  </text:span></text:span><text:span text:style-name="Source_20_Text"><text:span text:style-name="T12">timezone</text:span></text:span><text:span text:style-name="Source_20_Text"><text:span text:style-name="T14">:</text:span></text:span><text:span text:style-name="Source_20_Text"><text:span text:style-name="T12"> </text:span></text:span><text:span text:style-name="Source_20_Text"><text:span text:style-name="T26">Australia</text:span></text:span><text:span text:style-name="Source_20_Text"><text:span text:style-name="T14">/</text:span></text:span><text:span text:style-name="Source_20_Text"><text:span text:style-name="T12">NSW</text:span></text:span></text:p>
      <text:p text:style-name="P73"><text:span text:style-name="Source_20_Text"><text:span text:style-name="T14">-</text:span></text:span><text:span text:style-name="Source_20_Text"><text:span text:style-name="T12"> description</text:span></text:span><text:span text:style-name="Source_20_Text"><text:span text:style-name="T14">:</text:span></text:span><text:span text:style-name="Source_20_Text"><text:span text:style-name="T12"> </text:span></text:span><text:span text:style-name="Source_20_Text"><text:span text:style-name="T17">new</text:span></text:span><text:span text:style-name="Source_20_Text"><text:span text:style-name="T12"> daily summary job</text:span></text:span></text:p>
      <text:p text:style-name="P73"><text:span text:style-name="Source_20_Text"><text:span text:style-name="T13">  </text:span></text:span><text:span text:style-name="Source_20_Text"><text:span text:style-name="T12">url</text:span></text:span><text:span text:style-name="Source_20_Text"><text:span text:style-name="T14">:</text:span></text:span><text:span text:style-name="Source_20_Text"><text:span text:style-name="T12"> </text:span></text:span><text:span text:style-name="Source_20_Text"><text:span text:style-name="T16">/tasks/</text:span></text:span><text:span text:style-name="Source_20_Text"><text:span text:style-name="T12">summary</text:span></text:span></text:p>
      <text:p text:style-name="P73"><text:span text:style-name="Source_20_Text"><text:span text:style-name="T13">  </text:span></text:span><text:span text:style-name="Source_20_Text"><text:span text:style-name="T12">schedule</text:span></text:span><text:span text:style-name="Source_20_Text"><text:span text:style-name="T14">:</text:span></text:span><text:span text:style-name="Source_20_Text"><text:span text:style-name="T12"> every </text:span></text:span><text:span text:style-name="Source_20_Text"><text:span text:style-name="T15">24</text:span></text:span><text:span text:style-name="Source_20_Text"><text:span text:style-name="T12"> hours</text:span></text:span></text:p>
      <text:p text:style-name="P73"><text:span text:style-name="Source_20_Text"><text:span text:style-name="T13">  </text:span></text:span><text:span text:style-name="Source_20_Text"><text:span text:style-name="T12">target</text:span></text:span><text:span text:style-name="Source_20_Text"><text:span text:style-name="T14">:</text:span></text:span><text:span text:style-name="Source_20_Text"><text:span text:style-name="T12"> beta</text:span></text:span></text:p>
      <text:p text:style-name="P13"/>
      <text:p text:style-name="P13"><text:soft-page-break/><text:span text:style-name="T1">The syntax of </text:span><text:span text:style-name="Source_20_Text"><text:span text:style-name="T11">cron.yaml</text:span></text:span><text:span text:style-name="T1"> is the YAML format. For more information about this syntax, see </text:span><text:a xlink:type="simple" xlink:href="http://www.yaml.org/"><text:span text:style-name="T7">the YAML website</text:span></text:a><text:span text:style-name="T1"> for more information.</text:span></text:p>
      <text:p text:style-name="P13"><text:span text:style-name="T1">A </text:span><text:span text:style-name="Source_20_Text"><text:span text:style-name="T11">cron.yaml</text:span></text:span><text:span text:style-name="T1"> file consists of a number of job definitions. A job definition must have a </text:span><text:span text:style-name="Source_20_Text"><text:span text:style-name="T11">url</text:span></text:span><text:span text:style-name="T1"> and a </text:span><text:span text:style-name="Source_20_Text"><text:span text:style-name="T11">schedule</text:span></text:span><text:span text:style-name="T1">. You can also optionally specify a </text:span><text:span text:style-name="Source_20_Text"><text:span text:style-name="T11">description</text:span></text:span><text:span text:style-name="T1">, </text:span><text:span text:style-name="Source_20_Text"><text:span text:style-name="T11">timezone</text:span></text:span><text:span text:style-name="T1">, and a </text:span><text:span text:style-name="Source_20_Text"><text:span text:style-name="T11">target</text:span></text:span><text:span text:style-name="T1">. The description is visible in the Admin Console and the development server's admin interface.</text:span></text:p>
      <text:p text:style-name="P13"><text:span text:style-name="T1">The </text:span><text:span text:style-name="Source_20_Text"><text:span text:style-name="T11">url</text:span></text:span><text:span text:style-name="T1"> field specifies a URL in your application that will be invoked by the Cron Service. See </text:span><text:a xlink:type="simple" xlink:href="https://cloud.google.com/appengine/docs/php/config/cron#PHP_app_yaml_Securing_URLs_for_cron"><text:span text:style-name="T7">Securing URLs for Cron</text:span></text:a><text:span text:style-name="T1"> for more. The format of the schedule field is covered in </text:span><text:a xlink:type="simple" xlink:href="https://cloud.google.com/appengine/docs/php/config/cron#PHP_app_yaml_The_schedule_format"><text:span text:style-name="T7">The Schedule Format</text:span></text:a><text:span text:style-name="T1">.</text:span></text:p>
      <text:p text:style-name="P13"><text:span text:style-name="T1">The </text:span><text:span text:style-name="Source_20_Text"><text:span text:style-name="T11">timezone</text:span></text:span><text:span text:style-name="T1"> should be the name of a standard </text:span><text:a xlink:type="simple" xlink:href="https://en.wikipedia.org/wiki/List_of_zoneinfo_time_zones"><text:span text:style-name="T7">zoneinfo</text:span></text:a><text:span text:style-name="T1"> time zone name. If you don't specify a timezone, the schedule will be in UTC (also known as GMT).</text:span></text:p>
      <text:p text:style-name="P13"><text:span text:style-name="T1">The </text:span><text:span text:style-name="Source_20_Text"><text:span text:style-name="T11">target</text:span></text:span><text:span text:style-name="T1"> string is prepended to your app's hostname. It is usually the name of a module. The cron job will be routed to the default version of the named module. Note that if the default version of the module changes, the job will run in the new default version.</text:span></text:p>
      <text:p text:style-name="P6"><text:span text:style-name="Strong_20_Emphasis"><text:span text:style-name="T1">Warning:</text:span></text:span><text:span text:style-name="T1"> Be careful if you run a cron job with </text:span><text:a xlink:type="simple" xlink:href="https://cloud.google.com/appengine/docs/adminconsole/trafficsplitting"><text:span text:style-name="T7">traffic splitting</text:span></text:a><text:span text:style-name="T1"> enabled. The request from the cron job is always sent from the same IP address, so if you've specified IP address splitting, the logic will route the request to the same version every time. If you've specified cookie splitting, the request will not be split at all, since there is no cookie accompanying the request.</text:span></text:p>
      <text:p text:style-name="P13"><text:span text:style-name="T1">If there is no module with the name assigend to </text:span><text:span text:style-name="Source_20_Text"><text:span text:style-name="T11">target</text:span></text:span><text:span text:style-name="T1">, the name is assumed to be an app version, and App Engine will attempt to route the job to that version. See </text:span><text:a xlink:type="simple" xlink:href="https://cloud.google.com/appengine/docs/php/config/appconfig#PHP_app_yaml_Required_elements"><text:span text:style-name="T7">PHP Application Configuration</text:span></text:a><text:span text:style-name="T1"> for more information about application versions.</text:span></text:p>
      <text:p text:style-name="P13"><text:span text:style-name="T1">If you use a </text:span><text:a xlink:type="simple" xlink:href="https://cloud.google.com/appengine/docs/php/modules/routing#dispatch_file"><text:span text:style-name="T7">dispatch file</text:span></text:a><text:span text:style-name="T1">, your job may be re-routed. For example, given the following cron.yaml and dispatch.yaml files, the job will run in module2, even though its target is module1:</text:span></text:p>
      <text:p text:style-name="P11"><text:span text:style-name="Source_20_Text"><text:span text:style-name="T12">cron</text:span></text:span><text:span text:style-name="Source_20_Text"><text:span text:style-name="T14">:</text:span></text:span></text:p>
      <text:p text:style-name="P66"><text:span text:style-name="Source_20_Text"><text:span text:style-name="T14">-</text:span></text:span><text:span text:style-name="Source_20_Text"><text:span text:style-name="T12"> description</text:span></text:span><text:span text:style-name="Source_20_Text"><text:span text:style-name="T14">:</text:span></text:span><text:span text:style-name="Source_20_Text"><text:span text:style-name="T12"> test dispatch vs target</text:span></text:span></text:p>
      <text:p text:style-name="P66"><text:span text:style-name="Source_20_Text"><text:span text:style-name="T13"> </text:span></text:span><text:span text:style-name="Source_20_Text"><text:span text:style-name="T12">url</text:span></text:span><text:span text:style-name="Source_20_Text"><text:span text:style-name="T14">:</text:span></text:span><text:span text:style-name="Source_20_Text"><text:span text:style-name="T12"> </text:span></text:span><text:span text:style-name="Source_20_Text"><text:span text:style-name="T16">/tasks/</text:span></text:span><text:span text:style-name="Source_20_Text"><text:span text:style-name="T12">hello_module2</text:span></text:span></text:p>
      <text:p text:style-name="P66"><text:span text:style-name="Source_20_Text"><text:span text:style-name="T13"> </text:span></text:span><text:span text:style-name="Source_20_Text"><text:span text:style-name="T12">schedule</text:span></text:span><text:span text:style-name="Source_20_Text"><text:span text:style-name="T14">:</text:span></text:span><text:span text:style-name="Source_20_Text"><text:span text:style-name="T12"> every </text:span></text:span><text:span text:style-name="Source_20_Text"><text:span text:style-name="T15">1</text:span></text:span><text:span text:style-name="Source_20_Text"><text:span text:style-name="T12"> mins</text:span></text:span></text:p>
      <text:p text:style-name="P66"><text:span text:style-name="Source_20_Text"><text:span text:style-name="T13"> </text:span></text:span><text:span text:style-name="Source_20_Text"><text:span text:style-name="T12">target</text:span></text:span><text:span text:style-name="Source_20_Text"><text:span text:style-name="T14">:</text:span></text:span><text:span text:style-name="Source_20_Text"><text:span text:style-name="T12"> module1</text:span></text:span></text:p>
      <text:p text:style-name="P66"><text:span text:style-name="Source_20_Text"><text:span text:style-name="T12">dispatch</text:span></text:span><text:span text:style-name="Source_20_Text"><text:span text:style-name="T14">.</text:span></text:span><text:span text:style-name="Source_20_Text"><text:span text:style-name="T12">yaml</text:span></text:span><text:span text:style-name="Source_20_Text"><text:span text:style-name="T14">:</text:span></text:span></text:p>
      <text:p text:style-name="P66"><text:span text:style-name="Source_20_Text"><text:span text:style-name="T12">dispatch</text:span></text:span><text:span text:style-name="Source_20_Text"><text:span text:style-name="T14">:</text:span></text:span></text:p>
      <text:p text:style-name="P66"><text:span text:style-name="Source_20_Text"><text:span text:style-name="T14">-</text:span></text:span><text:span text:style-name="Source_20_Text"><text:span text:style-name="T12"> url</text:span></text:span><text:span text:style-name="Source_20_Text"><text:span text:style-name="T14">:</text:span></text:span><text:span text:style-name="Source_20_Text"><text:span text:style-name="T12"> </text:span></text:span><text:span text:style-name="Source_20_Text"><text:span text:style-name="T16">'*/tasks/hello_module2'</text:span></text:span></text:p>
      <text:p text:style-name="P66"><text:span text:style-name="Source_20_Text"><text:span text:style-name="T13"> </text:span></text:span><text:span text:style-name="Source_20_Text"><text:span text:style-name="T17">module</text:span></text:span><text:span text:style-name="Source_20_Text"><text:span text:style-name="T14">:</text:span></text:span><text:span text:style-name="Source_20_Text"><text:span text:style-name="T12"> module2</text:span></text:span></text:p>
      <text:h text:style-name="P27" text:outline-level="2"><text:bookmark-start text:name="__RefHeading__53623_1285831385"/><text:bookmark text:name="PHP_app_yaml_The_schedule_format"/>The schedule format<text:bookmark-end text:name="__RefHeading__53623_1285831385"/></text:h>
      <text:p text:style-name="P21">Cron schedules are specified using a simple English-like format.</text:p>
      <text:p text:style-name="P12">The following are examples of schedules:</text:p>
      <text:p text:style-name="P19"><text:span text:style-name="Source_20_Text"><text:span text:style-name="T12">every </text:span></text:span><text:span text:style-name="Source_20_Text"><text:span text:style-name="T15">12</text:span></text:span><text:span text:style-name="Source_20_Text"><text:span text:style-name="T12"> hours</text:span></text:span></text:p>
      <text:p text:style-name="P66"><text:span text:style-name="Source_20_Text"><text:span text:style-name="T12">every </text:span></text:span><text:span text:style-name="Source_20_Text"><text:span text:style-name="T15">5</text:span></text:span><text:span text:style-name="Source_20_Text"><text:span text:style-name="T12"> minutes </text:span></text:span><text:span text:style-name="Source_20_Text"><text:span text:style-name="T17">from</text:span></text:span><text:span text:style-name="Source_20_Text"><text:span text:style-name="T12"> </text:span></text:span><text:span text:style-name="Source_20_Text"><text:span text:style-name="T15">10</text:span></text:span><text:span text:style-name="Source_20_Text"><text:span text:style-name="T14">:</text:span></text:span><text:span text:style-name="Source_20_Text"><text:span text:style-name="T15">00</text:span></text:span><text:span text:style-name="Source_20_Text"><text:span text:style-name="T12"> to </text:span></text:span><text:span text:style-name="Source_20_Text"><text:span text:style-name="T15">14</text:span></text:span><text:span text:style-name="Source_20_Text"><text:span text:style-name="T14">:</text:span></text:span><text:span text:style-name="Source_20_Text"><text:span text:style-name="T15">00</text:span></text:span></text:p>
      <text:p text:style-name="P66"><text:span text:style-name="Source_20_Text"><text:span text:style-name="T15">2nd</text:span></text:span><text:span text:style-name="Source_20_Text"><text:span text:style-name="T14">,</text:span></text:span><text:span text:style-name="Source_20_Text"><text:span text:style-name="T12">third mon</text:span></text:span><text:span text:style-name="Source_20_Text"><text:span text:style-name="T14">,</text:span></text:span><text:span text:style-name="Source_20_Text"><text:span text:style-name="T12">wed</text:span></text:span><text:span text:style-name="Source_20_Text"><text:span text:style-name="T14">,</text:span></text:span><text:span text:style-name="Source_20_Text"><text:span text:style-name="T12">thu of march </text:span></text:span><text:span text:style-name="Source_20_Text"><text:span text:style-name="T15">17</text:span></text:span><text:span text:style-name="Source_20_Text"><text:span text:style-name="T14">:</text:span></text:span><text:span text:style-name="Source_20_Text"><text:span text:style-name="T15">00</text:span></text:span></text:p>
      <text:p text:style-name="P66"><text:span text:style-name="Source_20_Text"><text:span text:style-name="T12">every monday </text:span></text:span><text:span text:style-name="Source_20_Text"><text:span text:style-name="T15">09</text:span></text:span><text:span text:style-name="Source_20_Text"><text:span text:style-name="T14">:</text:span></text:span><text:span text:style-name="Source_20_Text"><text:span text:style-name="T15">00</text:span></text:span></text:p>
      <text:p text:style-name="P66"><text:span text:style-name="Source_20_Text"><text:span text:style-name="T15">1st</text:span></text:span><text:span text:style-name="Source_20_Text"><text:span text:style-name="T12"> monday of sep</text:span></text:span><text:span text:style-name="Source_20_Text"><text:span text:style-name="T14">,</text:span></text:span><text:span text:style-name="Source_20_Text"><text:span text:style-name="T12">oct</text:span></text:span><text:span text:style-name="Source_20_Text"><text:span text:style-name="T14">,</text:span></text:span><text:span text:style-name="Source_20_Text"><text:span text:style-name="T12">nov </text:span></text:span><text:span text:style-name="Source_20_Text"><text:span text:style-name="T15">17</text:span></text:span><text:span text:style-name="Source_20_Text"><text:span text:style-name="T14">:</text:span></text:span><text:span text:style-name="Source_20_Text"><text:span text:style-name="T15">00</text:span></text:span></text:p>
      <text:p text:style-name="P66"><text:span text:style-name="Source_20_Text"><text:span text:style-name="T12">every day </text:span></text:span><text:span text:style-name="Source_20_Text"><text:span text:style-name="T15">00</text:span></text:span><text:span text:style-name="Source_20_Text"><text:span text:style-name="T14">:</text:span></text:span><text:span text:style-name="Source_20_Text"><text:span text:style-name="T15">00</text:span></text:span></text:p>
      <text:p text:style-name="P12">If you don't need to run a recurring job at a specific time, but instead only need to run it at regular intervals, use the form:</text:p>
      <text:p text:style-name="P19"><text:span text:style-name="Source_20_Text"><text:span text:style-name="T12">every N </text:span></text:span><text:span text:style-name="Source_20_Text"><text:span text:style-name="T14">(</text:span></text:span><text:span text:style-name="Source_20_Text"><text:span text:style-name="T12">hours</text:span></text:span><text:span text:style-name="Source_20_Text"><text:span text:style-name="T14">|</text:span></text:span><text:span text:style-name="Source_20_Text"><text:span text:style-name="T12">mins</text:span></text:span><text:span text:style-name="Source_20_Text"><text:span text:style-name="T14">|</text:span></text:span><text:span text:style-name="Source_20_Text"><text:span text:style-name="T12">minutes</text:span></text:span><text:span text:style-name="Source_20_Text"><text:span text:style-name="T14">)</text:span></text:span><text:span text:style-name="Source_20_Text"><text:span text:style-name="T12"> </text:span></text:span><text:span text:style-name="Source_20_Text"><text:span text:style-name="T14">[</text:span></text:span><text:span text:style-name="Source_20_Text"><text:span text:style-name="T16">"from"</text:span></text:span><text:span text:style-name="Source_20_Text"><text:span text:style-name="T12"> </text:span></text:span><text:span text:style-name="Source_20_Text"><text:span text:style-name="T14">(</text:span></text:span><text:span text:style-name="Source_20_Text"><text:span text:style-name="T12">time</text:span></text:span><text:span text:style-name="Source_20_Text"><text:span text:style-name="T14">)</text:span></text:span><text:span text:style-name="Source_20_Text"><text:span text:style-name="T12"> </text:span></text:span><text:span text:style-name="Source_20_Text"><text:span text:style-name="T16">"to"</text:span></text:span><text:span text:style-name="Source_20_Text"><text:span text:style-name="T12"> </text:span></text:span><text:span text:style-name="Source_20_Text"><text:span text:style-name="T14">(</text:span></text:span><text:span text:style-name="Source_20_Text"><text:span text:style-name="T12">time</text:span></text:span><text:span text:style-name="Source_20_Text"><text:span text:style-name="T14">)]</text:span></text:span></text:p>
      <text:p text:style-name="P12"/>
      <text:p text:style-name="P9">The brackets are for illustration only, and quotes indicate a literal.</text:p>
      <text:list xml:id="list7936439873083630540" text:style-name="L15">
        <text:list-item>
          <text:p text:style-name="P96"><text:span text:style-name="Emphasis"><text:span text:style-name="T4">N</text:span></text:span><text:span text:style-name="T1"> specifies a number.</text:span></text:p>
        </text:list-item>
        <text:list-item>
          <text:p text:style-name="P96"><text:span text:style-name="Emphasis"><text:span text:style-name="T4">hours</text:span></text:span><text:span text:style-name="T1"> or </text:span><text:span text:style-name="Emphasis"><text:span text:style-name="T4">minutes</text:span></text:span><text:span text:style-name="T1"> (you can also use </text:span><text:span text:style-name="Emphasis"><text:span text:style-name="T4">mins</text:span></text:span><text:span text:style-name="T1">) specifies the unit of time.</text:span></text:p>
        </text:list-item>
        <text:list-item>
          <text:p text:style-name="P96"><text:span text:style-name="Emphasis"><text:span text:style-name="T4">time</text:span></text:span><text:span text:style-name="T1"> specifies a time of day, as HH:MM in 24 hour time.</text:span></text:p>
        </text:list-item>
      </text:list>
      <text:p text:style-name="P13"><text:span text:style-name="T1">By default, an interval schedule starts the next interval after the last job has completed. If a </text:span><text:span text:style-name="Emphasis"><text:span text:style-name="T4">from...to</text:span></text:span><text:span text:style-name="T1"> clause is specified, however, the jobs are scheduled at regular intervals independent of when the last job completed. For example:</text:span></text:p>
      <text:p text:style-name="P19"><text:span text:style-name="Source_20_Text"><text:span text:style-name="T12">every </text:span></text:span><text:span text:style-name="Source_20_Text"><text:span text:style-name="T15">2</text:span></text:span><text:span text:style-name="Source_20_Text"><text:span text:style-name="T12"> hours </text:span></text:span><text:span text:style-name="Source_20_Text"><text:span text:style-name="T17">from</text:span></text:span><text:span text:style-name="Source_20_Text"><text:span text:style-name="T12"> </text:span></text:span><text:span text:style-name="Source_20_Text"><text:span text:style-name="T15">10</text:span></text:span><text:span text:style-name="Source_20_Text"><text:span text:style-name="T14">:</text:span></text:span><text:span text:style-name="Source_20_Text"><text:span text:style-name="T15">00</text:span></text:span><text:span text:style-name="Source_20_Text"><text:span text:style-name="T12"> to </text:span></text:span><text:span text:style-name="Source_20_Text"><text:span text:style-name="T15">14</text:span></text:span><text:span text:style-name="Source_20_Text"><text:span text:style-name="T14">:</text:span></text:span><text:span text:style-name="Source_20_Text"><text:span text:style-name="T15">00</text:span></text:span></text:p>
      <text:p text:style-name="P13"><text:span text:style-name="T1">This schedule runs the job three times per day at 10:00, 12:00, and 14:00, regardless of how long it takes to complete. You can use the literal "synchronized" as a synonym for </text:span><text:span text:style-name="Emphasis"><text:span text:style-name="T4">from 00:00 to 23:59</text:span></text:span><text:span text:style-name="T1">:</text:span></text:p>
      <text:p text:style-name="P19"><text:span text:style-name="Source_20_Text"><text:span text:style-name="T12">every </text:span></text:span><text:span text:style-name="Source_20_Text"><text:span text:style-name="T15">2</text:span></text:span><text:span text:style-name="Source_20_Text"><text:span text:style-name="T12"> hours </text:span></text:span><text:span text:style-name="Source_20_Text"><text:span text:style-name="T17">synchronized</text:span></text:span></text:p>
      <text:p text:style-name="P12">If you want more specific timing, you can specify the schedule as:</text:p>
      <text:p text:style-name="P19"><text:span text:style-name="Source_20_Text"><text:span text:style-name="T14">(</text:span></text:span><text:span text:style-name="Source_20_Text"><text:span text:style-name="T16">"every"</text:span></text:span><text:span text:style-name="Source_20_Text"><text:span text:style-name="T14">|</text:span></text:span><text:span text:style-name="Source_20_Text"><text:span text:style-name="T12">ordinal</text:span></text:span><text:span text:style-name="Source_20_Text"><text:span text:style-name="T14">)</text:span></text:span><text:span text:style-name="Source_20_Text"><text:span text:style-name="T12"> </text:span></text:span><text:span text:style-name="Source_20_Text"><text:span text:style-name="T14">(</text:span></text:span><text:span text:style-name="Source_20_Text"><text:span text:style-name="T12">days</text:span></text:span><text:span text:style-name="Source_20_Text"><text:span text:style-name="T14">)</text:span></text:span><text:span text:style-name="Source_20_Text"><text:span text:style-name="T12"> </text:span></text:span><text:span text:style-name="Source_20_Text"><text:span text:style-name="T14">[</text:span></text:span><text:span text:style-name="Source_20_Text"><text:span text:style-name="T16">"of"</text:span></text:span><text:span text:style-name="Source_20_Text"><text:span text:style-name="T12"> </text:span></text:span><text:span text:style-name="Source_20_Text"><text:span text:style-name="T14">(</text:span></text:span><text:span text:style-name="Source_20_Text"><text:span text:style-name="T12">monthspec</text:span></text:span><text:span text:style-name="Source_20_Text"><text:span text:style-name="T14">)]</text:span></text:span><text:span text:style-name="Source_20_Text"><text:span text:style-name="T12"> </text:span></text:span><text:span text:style-name="Source_20_Text"><text:span text:style-name="T14">(</text:span></text:span><text:span text:style-name="Source_20_Text"><text:span text:style-name="T12">time</text:span></text:span><text:span text:style-name="Source_20_Text"><text:span text:style-name="T14">)</text:span></text:span></text:p>
      <text:p text:style-name="P12">Where:</text:p>
      <text:list xml:id="list5269626097523456959" text:style-name="L16">
        <text:list-item>
          <text:p text:style-name="P97"><text:span text:style-name="Emphasis"><text:span text:style-name="T4">ordinal</text:span></text:span><text:span text:style-name="T1"> specifies a comma separated list of "1st", "first" and so forth (both forms are ok)</text:span></text:p>
        </text:list-item>
        <text:list-item>
          <text:p text:style-name="P97"><text:span text:style-name="Emphasis"><text:span text:style-name="T4">days</text:span></text:span><text:span text:style-name="T1"> specifies a comma separated list of days of the week (for example, "mon", "tuesday", with both short and long forms being accepted); "every day" is equivalent to "every mon,tue,wed,thu,fri,sat,sun"</text:span></text:p>
        </text:list-item>
        <text:list-item>
          <text:p text:style-name="P97"><text:span text:style-name="Emphasis"><text:span text:style-name="T4">monthspec</text:span></text:span><text:span text:style-name="T1"> specifies a comma separated list of month names (for example, "jan", "march", "sep"). If omitted, implies every month. You can also say "month" to mean every month, as in "1,8,15,22 of month 09:00".</text:span></text:p>
        </text:list-item>
        <text:list-item>
          <text:p text:style-name="P97"><text:span text:style-name="Emphasis"><text:span text:style-name="T4">time</text:span></text:span><text:span text:style-name="T1"> specifies the time of day, as HH:MM in 24 hour time.</text:span></text:p>
        </text:list-item>
      </text:list>
      <text:h text:style-name="P27" text:outline-level="2"/>
      <text:h text:style-name="P30" text:outline-level="2"><text:bookmark-start text:name="__RefHeading__53625_1285831385"/><text:bookmark text:name="PHP_app_yaml_Securing_URLs_for_cron"/>Securing URLs for cron<text:bookmark-end text:name="__RefHeading__53625_1285831385"/></text:h>
      <text:p text:style-name="P22"><text:span text:style-name="T1">A cron handler is just a normal handler defined in </text:span><text:span text:style-name="Source_20_Text"><text:span text:style-name="T11">app.yaml</text:span></text:span><text:span text:style-name="T1">. You can prevent users from accessing URLs used by scheduled tasks by restricting access to administrator accounts. Scheduled tasks can access admin-only URLs. You can restrict a URL by adding </text:span><text:span text:style-name="Source_20_Text"><text:span text:style-name="T11">login: admin</text:span></text:span><text:span text:style-name="T1"> to the handler configuration in </text:span><text:span text:style-name="Source_20_Text"><text:span text:style-name="T11">app.yaml</text:span></text:span><text:span text:style-name="T1">.</text:span></text:p>
      <text:p text:style-name="P13"><text:span text:style-name="T1">An example might look like this in </text:span><text:span text:style-name="Source_20_Text"><text:span text:style-name="T11">app.yaml</text:span></text:span><text:span text:style-name="T1">:</text:span></text:p>
      <text:p text:style-name="P42"><text:span text:style-name="Source_20_Text"><text:span text:style-name="T12">application</text:span></text:span><text:span text:style-name="Source_20_Text"><text:span text:style-name="T14">:</text:span></text:span><text:span text:style-name="Source_20_Text"><text:span text:style-name="T12"> hello</text:span></text:span><text:span text:style-name="Source_20_Text"><text:span text:style-name="T14">-</text:span></text:span><text:span text:style-name="Source_20_Text"><text:span text:style-name="T12">cron</text:span></text:span></text:p>
      <text:p text:style-name="P73"><text:span text:style-name="Source_20_Text"><text:span text:style-name="T12">version</text:span></text:span><text:span text:style-name="Source_20_Text"><text:span text:style-name="T14">:</text:span></text:span><text:span text:style-name="Source_20_Text"><text:span text:style-name="T12"> </text:span></text:span><text:span text:style-name="Source_20_Text"><text:span text:style-name="T15">1</text:span></text:span></text:p>
      <text:p text:style-name="P73"><text:span text:style-name="Source_20_Text"><text:span text:style-name="T12">runtime</text:span></text:span><text:span text:style-name="Source_20_Text"><text:span text:style-name="T14">:</text:span></text:span><text:span text:style-name="Source_20_Text"><text:span text:style-name="T12"> php</text:span></text:span></text:p>
      <text:p text:style-name="P73"><text:span text:style-name="Source_20_Text"><text:span text:style-name="T12">api_version</text:span></text:span><text:span text:style-name="Source_20_Text"><text:span text:style-name="T14">:</text:span></text:span><text:span text:style-name="Source_20_Text"><text:span text:style-name="T12"> </text:span></text:span></text:p>
      <text:p text:style-name="P73"><text:span text:style-name="Source_20_Text"><text:span text:style-name="T12">handlers</text:span></text:span><text:span text:style-name="Source_20_Text"><text:span text:style-name="T14">:</text:span></text:span></text:p>
      <text:p text:style-name="P73"><text:span text:style-name="Source_20_Text"><text:span text:style-name="T14">-</text:span></text:span><text:span text:style-name="Source_20_Text"><text:span text:style-name="T12"> url</text:span></text:span><text:span text:style-name="Source_20_Text"><text:span text:style-name="T14">:</text:span></text:span><text:span text:style-name="Source_20_Text"><text:span text:style-name="T12"> </text:span></text:span><text:span text:style-name="Source_20_Text"><text:span text:style-name="T16">/report/</text:span></text:span><text:span text:style-name="Source_20_Text"><text:span text:style-name="T12">weekly</text:span></text:span></text:p>
      <text:p text:style-name="P73"><text:span text:style-name="Source_20_Text"><text:span text:style-name="T13">  </text:span></text:span><text:span text:style-name="Source_20_Text"><text:span text:style-name="T12">script</text:span></text:span><text:span text:style-name="Source_20_Text"><text:span text:style-name="T14">:</text:span></text:span></text:p>
      <text:p text:style-name="P73"><text:span text:style-name="Source_20_Text"><text:span text:style-name="T13">  </text:span></text:span><text:span text:style-name="Source_20_Text"><text:span text:style-name="T12">login</text:span></text:span><text:span text:style-name="Source_20_Text"><text:span text:style-name="T14">:</text:span></text:span><text:span text:style-name="Source_20_Text"><text:span text:style-name="T12"> admin</text:span></text:span></text:p>
      <text:p text:style-name="P6"><text:span text:style-name="Strong_20_Emphasis"><text:span text:style-name="T1">Note:</text:span></text:span><text:span text:style-name="T1"> While cron jobs can use URL paths restricted with </text:span><text:span text:style-name="Source_20_Text"><text:span text:style-name="T11">login: admin</text:span></text:span><text:span text:style-name="T1">, they </text:span><text:span text:style-name="Emphasis"><text:span text:style-name="T4">cannot</text:span></text:span><text:span text:style-name="T1"> use URL paths restricted with </text:span><text:span text:style-name="Source_20_Text"><text:span text:style-name="T11">login: required</text:span></text:span><text:span text:style-name="T1">.</text:span></text:p>
      <text:p text:style-name="P13"><text:span text:style-name="T1">For more information see </text:span><text:a xlink:type="simple" xlink:href="https://cloud.google.com/appengine/docs/php/config/appconfig#PHP_app_yaml_Requiring_login_or_administrator_status"><text:span text:style-name="T7">PHP Application Configuration: Requiring Login or Administrator Status</text:span></text:a><text:span text:style-name="T1">.</text:span></text:p>
      <text:p text:style-name="P12">To test a cron job, sign in as an administrator and visit the URL of the handler in your browser.</text:p>
      <text:p text:style-name="P12">Requests from the Cron Service will also contain a HTTP header:</text:p>
      <text:p text:style-name="P19"><text:span text:style-name="Source_20_Text"><text:span text:style-name="T12">X</text:span></text:span><text:span text:style-name="Source_20_Text"><text:span text:style-name="T14">-</text:span></text:span><text:span text:style-name="Source_20_Text"><text:span text:style-name="T26">AppEngine</text:span></text:span><text:span text:style-name="Source_20_Text"><text:span text:style-name="T14">-</text:span></text:span><text:span text:style-name="Source_20_Text"><text:span text:style-name="T26">Cron</text:span></text:span><text:span text:style-name="Source_20_Text"><text:span text:style-name="T14">:</text:span></text:span><text:span text:style-name="Source_20_Text"><text:span text:style-name="T12"> </text:span></text:span><text:span text:style-name="Source_20_Text"><text:span text:style-name="T17">true</text:span></text:span></text:p>
      <text:p text:style-name="P13"><text:span text:style-name="T1">The </text:span><text:span text:style-name="Source_20_Text"><text:span text:style-name="T11">X-AppEngine-Cron</text:span></text:span><text:span text:style-name="T1"> header is set internally by Google App Engine. If your request handler finds this header it can trust that the request is a cron request. If the header is present in an external user request to your app, it is stripped, except for requests from logged in administrators of the application, who are allowed to set the header for testing purposes.</text:span></text:p>
      <text:p text:style-name="P13"><text:span text:style-name="T1">Google App Engine issues Cron requests from the IP address </text:span><text:span text:style-name="Source_20_Text"><text:span text:style-name="T11">0.1.0.1</text:span></text:span><text:span text:style-name="T1">.</text:span></text:p>
      <text:h text:style-name="P27" text:outline-level="2"><text:bookmark-start text:name="__RefHeading__53627_1285831385"/><text:bookmark text:name="PHP_app_yaml_Cron_and_app_versions"/><text:soft-page-break/>Cron and app versions<text:bookmark-end text:name="__RefHeading__53627_1285831385"/></text:h>
      <text:p text:style-name="P22"><text:span text:style-name="T1">If the </text:span><text:span text:style-name="Source_20_Text"><text:span text:style-name="T11">target</text:span></text:span><text:span text:style-name="T1"> parameter has been set for a job, the request is sent to the specified version. Otherwise Cron requests are sent to the default version of the application.</text:span></text:p>
      <text:h text:style-name="P27" text:outline-level="2"><text:bookmark-start text:name="__RefHeading__53629_1285831385"/><text:bookmark text:name="PHP_app_yaml_Uploading_cron_jobs"/>Uploading cron jobs<text:bookmark-end text:name="__RefHeading__53629_1285831385"/></text:h>
      <text:p text:style-name="P22"><text:span text:style-name="T1">You can use </text:span><text:span text:style-name="Source_20_Text"><text:span text:style-name="T11">appcfg.py</text:span></text:span><text:span text:style-name="T1"> to upload cron jobs and view information about the defined cron jobs. When you upload your application to App Engine using </text:span><text:span text:style-name="Source_20_Text"><text:span text:style-name="T11">appcfg.py update</text:span></text:span><text:span text:style-name="T1">, the Cron Service is updated with the contents of</text:span><text:span text:style-name="Source_20_Text"><text:span text:style-name="T11">cron.yaml</text:span></text:span><text:span text:style-name="T1">. You can update just the cron configuration without uploading the rest of the application using</text:span><text:span text:style-name="Source_20_Text"><text:span text:style-name="T11">appcfg.py update_cron</text:span></text:span><text:span text:style-name="T1">.</text:span></text:p>
      <text:p text:style-name="P13"><text:span text:style-name="T1">To delete all cron jobs, change the </text:span><text:span text:style-name="Source_20_Text"><text:span text:style-name="T11">cron.yaml</text:span></text:span><text:span text:style-name="T1"> file to just contain:</text:span></text:p>
      <text:p text:style-name="P19"><text:span text:style-name="Source_20_Text"><text:span text:style-name="T12">cron</text:span></text:span><text:span text:style-name="Source_20_Text"><text:span text:style-name="T14">:</text:span></text:span></text:p>
      <text:p text:style-name="P13"><text:span text:style-name="T1">You can display the parsed version of your cron jobs, including the times the jobs will run, using the </text:span><text:span text:style-name="Source_20_Text"><text:span text:style-name="T11">appcfg.py cron_info</text:span></text:span><text:span text:style-name="T1"> command.</text:span></text:p>
      <text:p text:style-name="P13"><text:span text:style-name="T1">Note that </text:span><text:span text:style-name="Source_20_Text"><text:span text:style-name="T11">appcfg.py cron_info</text:span></text:span><text:span text:style-name="T1"> will not correctly compute schedules if a timezone different than UTC is specified.</text:span></text:p>
      <text:h text:style-name="P27" text:outline-level="2"><text:bookmark-start text:name="__RefHeading__53631_1285831385"/><text:bookmark text:name="PHP_app_yaml_Cron_support_in_the_Admin_Console"/>Cron support in the Admin Console<text:bookmark-end text:name="__RefHeading__53631_1285831385"/></text:h>
      <text:p text:style-name="P21">The Admin Console allows you to view the state of your cron jobs. Select the "Cron Jobs" link from the side menu to view the state of the jobs, including the last time the job was run and the result of the job.</text:p>
      <text:p text:style-name="P12">You can also see when cron jobs are added or removed by selecting the "Admin Logs" page from the Admin Console menu.</text:p>
      <text:h text:style-name="P27" text:outline-level="2"><text:bookmark-start text:name="__RefHeading__53633_1285831385"/><text:bookmark text:name="PHP_app_yaml_Cron_support_in_the_development_server"/>Cron support in the development server<text:bookmark-end text:name="__RefHeading__53633_1285831385"/></text:h>
      <text:p text:style-name="P22"><text:span text:style-name="T1">When using the PHP SDK, the dev_appserver has an admin interface that allows you to view cron jobs at</text:span><text:span text:style-name="Source_20_Text"><text:span text:style-name="T11">http://localhost:8000/cron</text:span></text:span><text:span text:style-name="T1">.</text:span></text:p>
      <text:p text:style-name="P13"><text:span text:style-name="T1">The development server doesn't automatically run your cron jobs. You can use your local desktop's cron or scheduled tasks interface to trigger the URLs of your jobs with </text:span><text:a xlink:type="simple" xlink:href="http://curl.haxx.se/"><text:span text:style-name="T7">curl</text:span></text:a><text:span text:style-name="T1"> or a similar tool.</text:span></text:p>
      <text:h text:style-name="P49" text:outline-level="1"><text:bookmark-start text:name="__RefHeading__53635_1285831385"/><text:soft-page-break/>PHP Task Queue Configuration<text:bookmark-end text:name="__RefHeading__53635_1285831385"/></text:h>
      <text:p text:style-name="P24"><text:span text:style-name="T1">Applications define task queues in a configuration file called </text:span><text:span text:style-name="Source_20_Text"><text:span text:style-name="T11">queue.yaml</text:span></text:span><text:span text:style-name="T1">. You can use </text:span><text:span text:style-name="Source_20_Text"><text:span text:style-name="T11">queue.yaml</text:span></text:span><text:span text:style-name="T1"> to configure </text:span><text:a xlink:type="simple" xlink:href="https://cloud.google.com/appengine/docs/php/taskqueue/overview-push"><text:span text:style-name="T7">push queues</text:span></text:a><text:span text:style-name="T1"> . This configuration file is optional for push queues, which have a </text:span><text:a xlink:type="simple" xlink:href="https://cloud.google.com/appengine/docs/php/config/queue#PHP_Configuring_the_default_queue"><text:span text:style-name="T7">default queue</text:span></text:a><text:span text:style-name="T1">.</text:span></text:p>
      <text:h text:style-name="P27" text:outline-level="2"><text:bookmark-start text:name="__RefHeading__53637_1285831385"/><text:bookmark text:name="PHP_About_queues"/>About queues<text:bookmark-end text:name="__RefHeading__53637_1285831385"/></text:h>
      <text:p text:style-name="P22"><text:span text:style-name="T1">An app can define task queues using a file named </text:span><text:span text:style-name="Source_20_Text"><text:span text:style-name="T11">queue.yaml</text:span></text:span><text:span text:style-name="T1">. The file specifies a directive named </text:span><text:span text:style-name="Source_20_Text"><text:span text:style-name="T11">queue</text:span></text:span><text:span text:style-name="T1">. Within this directive, you can name any number of individual queues and define their processing rates.</text:span></text:p>
      <text:p text:style-name="P13"><text:span text:style-name="T1">The app's queue configuration applies to all versions of the app. If a given version of an app enqueues a task, the queue uses the task handler for that version of the app. To control this behavior, see the </text:span><text:a xlink:type="simple" xlink:href="https://cloud.google.com/appengine/docs/php/config/queue#target"><text:span text:style-name="T7">target parameter</text:span></text:a><text:span text:style-name="T1">.</text:span></text:p>
      <text:p text:style-name="P13"><text:span text:style-name="T1">An app can only add tasks to queues defined in </text:span><text:span text:style-name="Source_20_Text"><text:span text:style-name="T11">queue.yaml</text:span></text:span><text:span text:style-name="T1"> and the default queue. If you upload a new</text:span><text:span text:style-name="Source_20_Text"><text:span text:style-name="T11">queue.yaml</text:span></text:span><text:span text:style-name="T1"> file that removes a queue, but that queue still has tasks, the queue is "paused" (its rate is set to 0) but not deleted. You can re-enable the deleted queue by uploading a new </text:span><text:span text:style-name="Source_20_Text"><text:span text:style-name="T11">queue.yaml</text:span></text:span><text:span text:style-name="T1"> file with the queue defined.</text:span></text:p>
      <text:h text:style-name="P27" text:outline-level="2"><text:bookmark-start text:name="__RefHeading__53639_1285831385"/><text:bookmark text:name="PHP_Setting_the_storage_limit_for_all_queues"/>Setting the storage limit for all queues<text:bookmark-end text:name="__RefHeading__53639_1285831385"/></text:h>
      <text:p text:style-name="P22"><text:span text:style-name="T1">You can use </text:span><text:span text:style-name="Source_20_Text"><text:span text:style-name="T11">queue.yaml</text:span></text:span><text:span text:style-name="T1"> to define the total amount of storage that task data can consume over all queues. To define the total storage limit, include a directive named </text:span><text:span text:style-name="Source_20_Text"><text:span text:style-name="T11">total_storage_limit</text:span></text:span><text:span text:style-name="T1"> at the top level just above each</text:span><text:span text:style-name="Source_20_Text"><text:span text:style-name="T11">queue</text:span></text:span><text:span text:style-name="T1"> line, like this:</text:span></text:p>
      <text:p text:style-name="P19"><text:span text:style-name="Source_20_Text"><text:span text:style-name="T18"># Set the total storage limit for all queues to 120MB</text:span></text:span></text:p>
      <text:p text:style-name="P66"><text:span text:style-name="Source_20_Text"><text:span text:style-name="T12">total_storage_limit</text:span></text:span><text:span text:style-name="Source_20_Text"><text:span text:style-name="T14">:</text:span></text:span><text:span text:style-name="Source_20_Text"><text:span text:style-name="T12"> </text:span></text:span><text:span text:style-name="Source_20_Text"><text:span text:style-name="T15">120M</text:span></text:span></text:p>
      <text:p text:style-name="P66"><text:span text:style-name="Source_20_Text"><text:span text:style-name="T12">queue</text:span></text:span><text:span text:style-name="Source_20_Text"><text:span text:style-name="T14">:</text:span></text:span></text:p>
      <text:p text:style-name="P66"><text:span text:style-name="Source_20_Text"><text:span text:style-name="T14">-</text:span></text:span><text:span text:style-name="Source_20_Text"><text:span text:style-name="T12"> name</text:span></text:span><text:span text:style-name="Source_20_Text"><text:span text:style-name="T14">:</text:span></text:span><text:span text:style-name="Source_20_Text"><text:span text:style-name="T12"> foo</text:span></text:span></text:p>
      <text:p text:style-name="P66"><text:span text:style-name="Source_20_Text"><text:span text:style-name="T13">  </text:span></text:span><text:span text:style-name="Source_20_Text"><text:span text:style-name="T12">rate</text:span></text:span><text:span text:style-name="Source_20_Text"><text:span text:style-name="T14">:</text:span></text:span><text:span text:style-name="Source_20_Text"><text:span text:style-name="T12"> </text:span></text:span><text:span text:style-name="Source_20_Text"><text:span text:style-name="T15">35</text:span></text:span><text:span text:style-name="Source_20_Text"><text:span text:style-name="T14">/</text:span></text:span><text:span text:style-name="Source_20_Text"><text:span text:style-name="T12">s</text:span></text:span></text:p>
      <text:p text:style-name="P13"><text:span text:style-name="T1">The value is a number followed by a unit: </text:span><text:span text:style-name="Source_20_Text"><text:span text:style-name="T11">B</text:span></text:span><text:span text:style-name="T1"> for bytes, </text:span><text:span text:style-name="Source_20_Text"><text:span text:style-name="T11">K</text:span></text:span><text:span text:style-name="T1"> for kilobytes, </text:span><text:span text:style-name="Source_20_Text"><text:span text:style-name="T11">M</text:span></text:span><text:span text:style-name="T1"> for megabytes, </text:span><text:span text:style-name="Source_20_Text"><text:span text:style-name="T11">G</text:span></text:span><text:span text:style-name="T1"> for gigabytes, </text:span><text:span text:style-name="Source_20_Text"><text:span text:style-name="T11">T</text:span></text:span><text:span text:style-name="T1"> for terabytes. For example, </text:span><text:span text:style-name="Source_20_Text"><text:span text:style-name="T11">100K</text:span></text:span><text:span text:style-name="T1"> specifies a limit of 100 kilobytes. If adding a task would cause the queue to exceed its storage limit, the call to add the task will fail. The default limit is </text:span><text:span text:style-name="Source_20_Text"><text:span text:style-name="T11">500M</text:span></text:span><text:span text:style-name="T1"> (500 megabytes) for free apps. For billed apps there is no limit until you explicitly set one. You can use this limit to protect your app </text:span><text:soft-page-break/><text:span text:style-name="T1">from a </text:span><text:a xlink:type="simple" xlink:href="https://en.wikipedia.org/wiki/Fork_bomb"><text:span text:style-name="T7">fork bomb</text:span></text:a><text:span text:style-name="T1"> programming error in which each task adds multiple other tasks during its execution. If your app is receiving errors for insufficient quota when adding tasks, increasing the total storage limit may help. If you are using this feature, we strongly recommend setting a limit that corresponds to the storage required for several days' worth of tasks. In this way, your app is robust to its queues being temporarily backed up and can continue to accept new tasks while working through the backlog while still being protected from a fork bomb programming error.</text:span></text:p>
      <text:h text:style-name="P27" text:outline-level="2"><text:bookmark-start text:name="__RefHeading__53641_1285831385"/><text:bookmark text:name="PHP_Defining_push_queues_and_processing_rates"/>Defining push queues and processing rates<text:bookmark-end text:name="__RefHeading__53641_1285831385"/></text:h>
      <text:p text:style-name="P22"><text:span text:style-name="T1">You can define any number of individual queues by providing a queue </text:span><text:span text:style-name="Source_20_Text"><text:span text:style-name="T11">name</text:span></text:span><text:span text:style-name="T1">. You can control the rate at which tasks are processed in each queue by defining other directives, such as </text:span><text:span text:style-name="Source_20_Text"><text:span text:style-name="T11">rate</text:span></text:span><text:span text:style-name="T1">, </text:span><text:span text:style-name="Source_20_Text"><text:span text:style-name="T11">bucket_size</text:span></text:span><text:span text:style-name="T1">, and</text:span><text:span text:style-name="Source_20_Text"><text:span text:style-name="T11">max_concurrent_requests</text:span></text:span><text:span text:style-name="T1">.</text:span></text:p>
      <text:p text:style-name="P13"><text:span text:style-name="T1">You can read more about these directives in the </text:span><text:a xlink:type="simple" xlink:href="https://cloud.google.com/appengine/docs/php/config/queue#PHP_Queue_definitions"><text:span text:style-name="T7">Queue Definitions</text:span></text:a><text:span text:style-name="T1"> section.</text:span></text:p>
      <text:p text:style-name="P13"><text:span text:style-name="T1">The task queue uses </text:span><text:a xlink:type="simple" xlink:href="https://en.wikipedia.org/wiki/Token_bucket"><text:span text:style-name="T7">token buckets</text:span></text:a><text:span text:style-name="T1"> to control the rate of task execution. Each named queue has a token bucket that holds a certain number of tokens, defined by the </text:span><text:span text:style-name="Source_20_Text"><text:span text:style-name="T11">bucket_size</text:span></text:span><text:span text:style-name="T1"> directive. Each time your application executes a task, it uses a token. Your app continues processing tasks in the queue until the queue's bucket runs out of tokens. App Engine refills the bucket with new tokens continuously based on the </text:span><text:span text:style-name="Source_20_Text"><text:span text:style-name="T11">rate</text:span></text:span><text:span text:style-name="T1"> that you specified for the queue.</text:span></text:p>
      <text:h text:style-name="P80" text:outline-level="3"><text:bookmark-start text:name="__RefHeading__53643_1285831385"/><text:bookmark text:name="PHP_Configuring_the_default_queue"/>Configuring the default queue<text:bookmark-end text:name="__RefHeading__53643_1285831385"/></text:h>
      <text:p text:style-name="P22"><text:span text:style-name="T1">All apps have a push queue named </text:span><text:span text:style-name="Source_20_Text"><text:span text:style-name="T11">default</text:span></text:span><text:span text:style-name="T1">. This queue has a preset rate of 5 tasks per second, but you can change this rate by defining a default queue in </text:span><text:span text:style-name="Source_20_Text"><text:span text:style-name="T11">queue.yaml</text:span></text:span><text:span text:style-name="T1">. If you do not configure a default queue in</text:span><text:span text:style-name="Source_20_Text"><text:span text:style-name="T11">queue.yaml</text:span></text:span><text:span text:style-name="T1">, the </text:span><text:span text:style-name="Source_20_Text"><text:span text:style-name="T11">default</text:span></text:span><text:span text:style-name="T1"> queue doesn't display in the Administration Console until the first time it is used. You can customize the settings for this queue by defining a queue named </text:span><text:span text:style-name="Source_20_Text"><text:span text:style-name="T11">default</text:span></text:span><text:span text:style-name="T1"> in </text:span><text:span text:style-name="Source_20_Text"><text:span text:style-name="T11">queue.yaml</text:span></text:span><text:span text:style-name="T1">:</text:span></text:p>
      <text:p text:style-name="P19"><text:span text:style-name="Source_20_Text"><text:span text:style-name="T12">queue</text:span></text:span><text:span text:style-name="Source_20_Text"><text:span text:style-name="T14">:</text:span></text:span></text:p>
      <text:p text:style-name="P66"><text:span text:style-name="Source_20_Text"><text:span text:style-name="T18"># Change the refresh rate of the default queue from 5/s to 1/s</text:span></text:span></text:p>
      <text:p text:style-name="P66"><text:span text:style-name="Source_20_Text"><text:span text:style-name="T14">-</text:span></text:span><text:span text:style-name="Source_20_Text"><text:span text:style-name="T12"> name</text:span></text:span><text:span text:style-name="Source_20_Text"><text:span text:style-name="T14">:</text:span></text:span><text:span text:style-name="Source_20_Text"><text:span text:style-name="T12"> </text:span></text:span><text:span text:style-name="Source_20_Text"><text:span text:style-name="T17">default</text:span></text:span></text:p>
      <text:p text:style-name="P66"><text:span text:style-name="Source_20_Text"><text:span text:style-name="T13">  </text:span></text:span><text:span text:style-name="Source_20_Text"><text:span text:style-name="T12">rate</text:span></text:span><text:span text:style-name="Source_20_Text"><text:span text:style-name="T14">:</text:span></text:span><text:span text:style-name="Source_20_Text"><text:span text:style-name="T12"> </text:span></text:span><text:span text:style-name="Source_20_Text"><text:span text:style-name="T15">1</text:span></text:span><text:span text:style-name="Source_20_Text"><text:span text:style-name="T14">/</text:span></text:span><text:span text:style-name="Source_20_Text"><text:span text:style-name="T12">s</text:span></text:span></text:p>
      <text:h text:style-name="P33" text:outline-level="3"><text:bookmark-start text:name="__RefHeading__53645_1285831385"/><text:bookmark text:name="PHP_Configuring_the_processing_rate"/>Configuring the processing rate<text:bookmark-end text:name="__RefHeading__53645_1285831385"/></text:h>
      <text:p text:style-name="P21">If your queue contains tasks to process, and the queue's bucket contains tokens, App Engine processes as many tasks as there are tokens remaining in the bucket. This can lead to bursts of processing, consuming system resources and competing with user-serving <text:soft-page-break/>requests.</text:p>
      <text:p text:style-name="P13"><text:span text:style-name="T1">If you want to prevent too many tasks from running at once or to prevent datastore contention, you use</text:span><text:span text:style-name="Source_20_Text"><text:span text:style-name="T11">max_concurrent_requests</text:span></text:span><text:span text:style-name="T1">.</text:span></text:p>
      <text:p text:style-name="P13"><text:span text:style-name="T1">The following samples shows how to set </text:span><text:span text:style-name="Source_20_Text"><text:span text:style-name="T11">max_concurrent_requests</text:span></text:span><text:span text:style-name="T1"> to limit tasks and also shows how to adjust the bucket size and rate based on your application's needs and available resources:</text:span></text:p>
      <text:p text:style-name="P19"><text:span text:style-name="Source_20_Text"><text:span text:style-name="T12">queue</text:span></text:span><text:span text:style-name="Source_20_Text"><text:span text:style-name="T14">:</text:span></text:span></text:p>
      <text:p text:style-name="P66"><text:span text:style-name="Source_20_Text"><text:span text:style-name="T14">-</text:span></text:span><text:span text:style-name="Source_20_Text"><text:span text:style-name="T12"> name</text:span></text:span><text:span text:style-name="Source_20_Text"><text:span text:style-name="T14">:</text:span></text:span><text:span text:style-name="Source_20_Text"><text:span text:style-name="T12"> optimize</text:span></text:span><text:span text:style-name="Source_20_Text"><text:span text:style-name="T14">-</text:span></text:span><text:span text:style-name="Source_20_Text"><text:span text:style-name="T12">queue</text:span></text:span></text:p>
      <text:p text:style-name="P66"><text:span text:style-name="Source_20_Text"><text:span text:style-name="T13">  </text:span></text:span><text:span text:style-name="Source_20_Text"><text:span text:style-name="T12">rate</text:span></text:span><text:span text:style-name="Source_20_Text"><text:span text:style-name="T14">:</text:span></text:span><text:span text:style-name="Source_20_Text"><text:span text:style-name="T12"> </text:span></text:span><text:span text:style-name="Source_20_Text"><text:span text:style-name="T15">20</text:span></text:span><text:span text:style-name="Source_20_Text"><text:span text:style-name="T14">/</text:span></text:span><text:span text:style-name="Source_20_Text"><text:span text:style-name="T12">s</text:span></text:span></text:p>
      <text:p text:style-name="P66"><text:span text:style-name="Source_20_Text"><text:span text:style-name="T13">  </text:span></text:span><text:span text:style-name="Source_20_Text"><text:span text:style-name="T12">bucket_size</text:span></text:span><text:span text:style-name="Source_20_Text"><text:span text:style-name="T14">:</text:span></text:span><text:span text:style-name="Source_20_Text"><text:span text:style-name="T12"> </text:span></text:span><text:span text:style-name="Source_20_Text"><text:span text:style-name="T15">40</text:span></text:span></text:p>
      <text:p text:style-name="P66"><text:span text:style-name="Source_20_Text"><text:span text:style-name="T13">  </text:span></text:span><text:span text:style-name="Source_20_Text"><text:span text:style-name="T12">max_concurrent_requests</text:span></text:span><text:span text:style-name="Source_20_Text"><text:span text:style-name="T14">:</text:span></text:span><text:span text:style-name="Source_20_Text"><text:span text:style-name="T12"> </text:span></text:span><text:span text:style-name="Source_20_Text"><text:span text:style-name="T15">10</text:span></text:span></text:p>
      <text:h text:style-name="P27" text:outline-level="2"><text:bookmark-start text:name="__RefHeading__53647_1285831385"/><text:bookmark text:name="PHP_Configuring_retry_attempts_for_failed_tasks"/>Configuring retry attempts for failed tasks<text:bookmark-end text:name="__RefHeading__53647_1285831385"/></text:h>
      <text:p text:style-name="P21">Tasks executing in the task queue can fail for many reasons. If a task fails to execute (by returning any HTTP status code outside of the range 200–299), App Engine retries the task until it succeeds. By default, the system gradually reduces the retry rate to avoid flooding your application with too many requests, but schedules retry attempts to recur at a maximum of once per hour until the task succeeds.</text:p>
      <text:h text:style-name="P33" text:outline-level="3"><text:bookmark-start text:name="__RefHeading__53649_1285831385"/><text:bookmark text:name="PHP_Retrying_tasks_in_push_queues"/>Retrying tasks in push queues<text:bookmark-end text:name="__RefHeading__53649_1285831385"/></text:h>
      <text:p text:style-name="P22"><text:span text:style-name="T1">In push queues, you can specify your own scheme for task retries by adding the </text:span><text:a xlink:type="simple" xlink:href="https://cloud.google.com/appengine/docs/php/config/queue#retry_parameters"><text:span text:style-name="T7">retry_parameters</text:span></text:a><text:span text:style-name="T1"> directive in</text:span><text:span text:style-name="Source_20_Text"><text:span text:style-name="T11">queue.yaml</text:span></text:span><text:span text:style-name="T1">. This addition allows you to specify the maximum number of times to retry failed tasks in a specific queue. You can also set a time limit for retry attempts and control the interval between attempts.</text:span></text:p>
      <text:p text:style-name="P12">The following example demonstrates various retry scenarios:</text:p>
      <text:list xml:id="list9204527037549517306" text:style-name="L17">
        <text:list-item>
          <text:p text:style-name="P98"><text:span text:style-name="T1">In </text:span><text:span text:style-name="Source_20_Text"><text:span text:style-name="T11">fooqueue</text:span></text:span><text:span text:style-name="T1">, tasks are retried at least seven times and for up to two days from the first execution attempt. After both limits are passed, it fails permanently.</text:span></text:p>
        </text:list-item>
        <text:list-item>
          <text:p text:style-name="P98"><text:span text:style-name="T1">In </text:span><text:span text:style-name="Source_20_Text"><text:span text:style-name="T11">barqueue</text:span></text:span><text:span text:style-name="T1">, App Engine attempts to retry tasks, increasing the interval linearly between each retry until reaching the maximum backoff and retrying indefinitely at the maximum interval (so the intervals between requests are 10s, 20s, 30s, ..., 190s, </text:span><text:soft-page-break/><text:span text:style-name="T1">200s, 200s, ...).</text:span></text:p>
        </text:list-item>
        <text:list-item>
          <text:p text:style-name="P98"><text:span text:style-name="T1">In </text:span><text:span text:style-name="Source_20_Text"><text:span text:style-name="T11">bazqueue</text:span></text:span><text:span text:style-name="T1">, the interval increases to twice the minimum backoff and retries indefinitely at the maximum interval (so the intervals between requests are 10s, 20s, 40s, 80s, 120s, 160s, 200s, 200s, ...).</text:span></text:p>
        </text:list-item>
      </text:list>
      <text:p text:style-name="P43"><text:span text:style-name="T32">queue</text:span><text:span text:style-name="T34">:</text:span></text:p>
      <text:p text:style-name="P74"><text:span text:style-name="T34">-</text:span><text:span text:style-name="T32"> name</text:span><text:span text:style-name="T34">:</text:span><text:span text:style-name="T32"> fooqueue</text:span></text:p>
      <text:p text:style-name="P75"><text:span text:style-name="T32">  </text:span><text:span text:style-name="T33">rate</text:span><text:span text:style-name="T35">:</text:span><text:span text:style-name="T33"> </text:span><text:span text:style-name="T46">1</text:span><text:span text:style-name="T35">/</text:span><text:span text:style-name="T33">s</text:span></text:p>
      <text:p text:style-name="P75"><text:span text:style-name="T32">  </text:span><text:span text:style-name="T33">retry_parameters</text:span><text:span text:style-name="T35">:</text:span></text:p>
      <text:p text:style-name="P75"><text:span text:style-name="T32">    </text:span><text:span text:style-name="T33">task_retry_limit</text:span><text:span text:style-name="T35">:</text:span><text:span text:style-name="T33"> </text:span><text:span text:style-name="T46">7</text:span></text:p>
      <text:p text:style-name="P75"><text:span text:style-name="T32">    </text:span><text:span text:style-name="T33">task_age_limit</text:span><text:span text:style-name="T35">:</text:span><text:span text:style-name="T33"> </text:span><text:span text:style-name="T46">2d</text:span></text:p>
      <text:p text:style-name="P74"><text:span text:style-name="T34">-</text:span><text:span text:style-name="T32"> name</text:span><text:span text:style-name="T34">:</text:span><text:span text:style-name="T32"> barqueue</text:span></text:p>
      <text:p text:style-name="P75"><text:span text:style-name="T32">  </text:span><text:span text:style-name="T33">rate</text:span><text:span text:style-name="T35">:</text:span><text:span text:style-name="T33"> </text:span><text:span text:style-name="T46">1</text:span><text:span text:style-name="T35">/</text:span><text:span text:style-name="T33">s</text:span></text:p>
      <text:p text:style-name="P75"><text:span text:style-name="T32">  </text:span><text:span text:style-name="T33">retry_parameters</text:span><text:span text:style-name="T35">:</text:span></text:p>
      <text:p text:style-name="P75"><text:span text:style-name="T32">    </text:span><text:span text:style-name="T33">min_backoff_seconds</text:span><text:span text:style-name="T35">:</text:span><text:span text:style-name="T33"> </text:span><text:span text:style-name="T46">10</text:span></text:p>
      <text:p text:style-name="P75"><text:span text:style-name="T32">    </text:span><text:span text:style-name="T33">max_backoff_seconds</text:span><text:span text:style-name="T35">:</text:span><text:span text:style-name="T33"> </text:span><text:span text:style-name="T46">200</text:span></text:p>
      <text:p text:style-name="P75"><text:span text:style-name="T32">    </text:span><text:span text:style-name="T33">max_doublings</text:span><text:span text:style-name="T35">:</text:span><text:span text:style-name="T33"> </text:span><text:span text:style-name="T46">0</text:span></text:p>
      <text:p text:style-name="P74"><text:span text:style-name="T34">-</text:span><text:span text:style-name="T32"> name</text:span><text:span text:style-name="T34">:</text:span><text:span text:style-name="T32"> bazqueue</text:span></text:p>
      <text:p text:style-name="P75"><text:span text:style-name="T32">  </text:span><text:span text:style-name="T33">rate</text:span><text:span text:style-name="T35">:</text:span><text:span text:style-name="T33"> </text:span><text:span text:style-name="T46">1</text:span><text:span text:style-name="T35">/</text:span><text:span text:style-name="T33">s</text:span></text:p>
      <text:p text:style-name="P75"><text:span text:style-name="T32">  </text:span><text:span text:style-name="T33">retry_parameters</text:span><text:span text:style-name="T35">:</text:span></text:p>
      <text:p text:style-name="P75"><text:span text:style-name="T32">    </text:span><text:span text:style-name="T33">min_backoff_seconds</text:span><text:span text:style-name="T35">:</text:span><text:span text:style-name="T33"> </text:span><text:span text:style-name="T46">10</text:span></text:p>
      <text:p text:style-name="P75"><text:span text:style-name="T32">    </text:span><text:span text:style-name="T33">max_backoff_seconds</text:span><text:span text:style-name="T35">:</text:span><text:span text:style-name="T33"> </text:span><text:span text:style-name="T46">200</text:span></text:p>
      <text:p text:style-name="P75"><text:span text:style-name="T32">    </text:span><text:span text:style-name="T33">max_doublings</text:span><text:span text:style-name="T35">:</text:span><text:span text:style-name="T33"> </text:span><text:span text:style-name="T46">3</text:span></text:p>
      <text:h text:style-name="P27" text:outline-level="2"><text:bookmark-start text:name="__RefHeading__53651_1285831385"/><text:bookmark text:name="PHP_Queue_definitions"/>Queue definitions<text:bookmark-end text:name="__RefHeading__53651_1285831385"/></text:h>
      <text:p text:style-name="P22"><text:span text:style-name="T1">The </text:span><text:span text:style-name="Source_20_Text"><text:span text:style-name="T11">queue.yaml</text:span></text:span><text:span text:style-name="T1"> file is a YAML file whose root directive is </text:span><text:span text:style-name="Source_20_Text"><text:span text:style-name="T11">queue-entries</text:span></text:span><text:span text:style-name="T1">. This directive contains zero or more</text:span><text:span text:style-name="Source_20_Text"><text:span text:style-name="T11">queue</text:span></text:span><text:span text:style-name="T1"> directives, one for each named queue.</text:span></text:p>
      <text:p text:style-name="P13"><text:span text:style-name="T1">A </text:span><text:span text:style-name="Source_20_Text"><text:span text:style-name="T11">queue</text:span></text:span><text:span text:style-name="T1"> directive contains configuration for a queue. It can contain the following </text:span><text:soft-page-break/><text:span text:style-name="T1">directives:</text:span></text:p>
      <text:h text:style-name="P39" text:outline-level="6"><text:bookmark text:name="bucket_size"/><text:bookmark text:name="bucket_size_push_queues_only"/><text:span text:style-name="Source_20_Text"><text:span text:style-name="T24">bucket_size</text:span></text:span><text:span text:style-name="T25"> (push queues only)</text:span></text:h>
      <text:p text:style-name="P54"><text:span text:style-name="T1">Task queues use a "token bucket" algorithm for dequeueing tasks. The bucket size limits how fast the queue is processed when many tasks are in the queue and the rate is high. </text:span><text:span text:style-name="Emphasis"><text:span text:style-name="T4">The maximum value for bucket size is 100.</text:span></text:span><text:span text:style-name="T1"> This allows you to have a high rate so processing starts shortly after a task is enqueued, but still limit resource usage when many tasks are enqueued in a short period of time.</text:span></text:p>
      <text:p text:style-name="P54"><text:span text:style-name="T1">If no </text:span><text:span text:style-name="Source_20_Text"><text:span text:style-name="T11">bucket_size</text:span></text:span><text:span text:style-name="T1"> is specified for a queue, the default value is 5.</text:span></text:p>
      <text:p text:style-name="P54"><text:span text:style-name="T1">For more information on the algorithm, see </text:span><text:a xlink:type="simple" xlink:href="https://en.wikipedia.org/wiki/Token_Bucket"><text:span text:style-name="T7">the Wikipedia article on token buckets</text:span></text:a><text:span text:style-name="T1">.</text:span></text:p>
      <text:h text:style-name="P39" text:outline-level="6"><text:bookmark text:name="max_concurrent_requests"/><text:bookmark text:name="max_concurrent_requests_push_queues_only"/><text:span text:style-name="Source_20_Text"><text:span text:style-name="T24">max_concurrent_requests</text:span></text:span><text:span text:style-name="T25"> (push queues only)</text:span></text:h>
      <text:p text:style-name="P55">Sets the maximum number of tasks that can be executed at any given time in the specified queue. The value is an integer. By default, this directive is unset and there is no limit on the maximum number of concurrent tasks. One use of this directive is to prevent too many tasks from running at once or to prevent datastore contention.</text:p>
      <text:p text:style-name="P55">Restricting the maximum number of concurrent tasks gives you more control over your queue's rate of execution. For example, you can constrain the number of instances that are running the queue's tasks. Limiting the number of concurrent requests in a given queue allows you to make resources available for other queues or online processing.</text:p>
      <text:h text:style-name="P39" text:outline-level="6"><text:bookmark text:name="name"/><text:span text:style-name="Source_20_Text"><text:span text:style-name="T24">name</text:span></text:span></text:h>
      <text:p text:style-name="P55">The name of the queue.</text:p>
      <text:p text:style-name="P55">A queue name can contain letters, numbers, and hyphens.</text:p>
      <text:h text:style-name="P39" text:outline-level="6"><text:bookmark text:name="rate_push_queues_only"/><text:span text:style-name="Source_20_Text"><text:span text:style-name="T24">rate</text:span></text:span><text:span text:style-name="T25"> (push queues only)</text:span></text:h>
      <text:p text:style-name="P54"><text:span text:style-name="T1">How often tasks are processed on this queue. The value is a number followed by a slash and a unit of time, where the unit is </text:span><text:span text:style-name="Source_20_Text"><text:span text:style-name="T11">s</text:span></text:span><text:span text:style-name="T1"> for seconds, </text:span><text:span text:style-name="Source_20_Text"><text:span text:style-name="T11">m</text:span></text:span><text:span text:style-name="T1"> for minutes, </text:span><text:span text:style-name="Source_20_Text"><text:span text:style-name="T11">h</text:span></text:span><text:span text:style-name="T1"> for hours, or </text:span><text:span text:style-name="Source_20_Text"><text:span text:style-name="T11">d</text:span></text:span><text:span text:style-name="T1"> for days. For example, the value </text:span><text:span text:style-name="Source_20_Text"><text:span text:style-name="T11">5/m</text:span></text:span><text:span text:style-name="T1"> says tasks will be processed at a rate of 5 times per minute.</text:span></text:p>
      <text:p text:style-name="P54"><text:span text:style-name="T1">If the number is </text:span><text:span text:style-name="Source_20_Text"><text:span text:style-name="T11">0</text:span></text:span><text:span text:style-name="T1"> (such as </text:span><text:span text:style-name="Source_20_Text"><text:span text:style-name="T11">0/s</text:span></text:span><text:span text:style-name="T1">), the queue is considered "paused," and no tasks are processed.</text:span></text:p>
      <text:h text:style-name="P39" text:outline-level="6"><text:bookmark text:name="retry_parameters"/><text:soft-page-break/><text:span text:style-name="Source_20_Text"><text:span text:style-name="T24">retry_parameters</text:span></text:span></text:h>
      <text:p text:style-name="P55">Configures retry attempts for failed tasks. This addition allows you to specify the maximum number of times to retry failed tasks in a specific queue. You can also set a time limit for retry attempts and control the interval between attempts.</text:p>
      <text:p text:style-name="P53"><text:span text:style-name="Source_20_Text"><text:span text:style-name="T11">task_retry_limit</text:span></text:span></text:p>
      <text:p text:style-name="P58"><text:span text:style-name="T1">The maximum number of retry attempts for a failed task. If specified with </text:span><text:span text:style-name="Source_20_Text"><text:span text:style-name="T11">task_age_limit</text:span></text:span><text:span text:style-name="T1">, App Engine retries the task until both limits are reached.</text:span></text:p>
      <text:p text:style-name="P53"><text:span text:style-name="Source_20_Text"><text:span text:style-name="T11">task_age_limit</text:span></text:span><text:span text:style-name="T3"> (push queues only)</text:span></text:p>
      <text:p text:style-name="P58"><text:span text:style-name="T1">The time limit for retrying a failed task, measured from when the task was first run. The value is a number followed by a unit of time, where the unit is </text:span><text:span text:style-name="Source_20_Text"><text:span text:style-name="T11">s</text:span></text:span><text:span text:style-name="T1"> for seconds, </text:span><text:span text:style-name="Source_20_Text"><text:span text:style-name="T11">m</text:span></text:span><text:span text:style-name="T1"> for minutes, </text:span><text:span text:style-name="Source_20_Text"><text:span text:style-name="T11">h</text:span></text:span><text:span text:style-name="T1"> for hours, or </text:span><text:span text:style-name="Source_20_Text"><text:span text:style-name="T11">d</text:span></text:span><text:span text:style-name="T1"> for days. For example, the value </text:span><text:span text:style-name="Source_20_Text"><text:span text:style-name="T11">5d</text:span></text:span><text:span text:style-name="T1"> specifies a limit of five days after the task's first execution attempt. If specified with </text:span><text:span text:style-name="Source_20_Text"><text:span text:style-name="T11">task_retry_limit</text:span></text:span><text:span text:style-name="T1">, App Engine retries the task until both limits are reached.</text:span></text:p>
      <text:p text:style-name="P53"><text:span text:style-name="Source_20_Text"><text:span text:style-name="T11">min_backoff_seconds</text:span></text:span><text:span text:style-name="T3"> (push queues only)</text:span></text:p>
      <text:p text:style-name="P59">The minimum number of seconds to wait before retrying a task after it fails.</text:p>
      <text:p text:style-name="P53"><text:span text:style-name="Source_20_Text"><text:span text:style-name="T11">max_backoff_seconds</text:span></text:span><text:span text:style-name="T3"> (push queues only)</text:span></text:p>
      <text:p text:style-name="P59">The maximum number of seconds to wait before retrying a task after it fails.</text:p>
      <text:p text:style-name="P53"><text:span text:style-name="Source_20_Text"><text:span text:style-name="T11">max_doublings</text:span></text:span><text:span text:style-name="T3"> (push queues only)</text:span></text:p>
      <text:p text:style-name="P60">The maximum number of times that the interval between failed task retries will be doubled before the increase becomes constant. The constant is: 2**(max_doublings - 1) * min_backoff_seconds.</text:p>
      <text:h text:style-name="P39" text:outline-level="6"><text:bookmark text:name="target"/><text:bookmark text:name="target_push_queues_only"/><text:span text:style-name="Source_20_Text"><text:span text:style-name="T24">target</text:span></text:span><text:span text:style-name="T25"> (push queues only)</text:span></text:h>
      <text:p text:style-name="P55">A string naming a module/version, a frontend version, or a backend, on which to execute all of the tasks enqueued onto this queue.</text:p>
      <text:p text:style-name="P54"><text:span text:style-name="T1">The string is prepended to the domain name of your app when constructing the HTTP request for a task. For example, if your app ID is </text:span><text:span text:style-name="Source_20_Text"><text:span text:style-name="T11">my-app</text:span></text:span><text:span text:style-name="T1"> and you set the target to </text:span><text:span text:style-name="Source_20_Text"><text:span text:style-name="T11">my-version.my-module</text:span></text:span><text:span text:style-name="T1">, the URL hostname will be set to </text:span><text:span text:style-name="Source_20_Text"><text:span text:style-name="T11">my-version.my-module.my-app.appspot.com</text:span></text:span><text:span text:style-name="T1">.</text:span></text:p>
      <text:p text:style-name="P55">If target is unspecified, then tasks are invoked on the same version of the application where they were enqueued. So, if you enqueued a task from the default application version without specifying a target on the queue, the task is invoked in the default application version. Note that if the default application version changes between the time that the task is enqueued and the time that it executes, then the task will run in the new default version.</text:p>
      <text:p text:style-name="P57"><text:span text:style-name="Strong_20_Emphasis"><text:span text:style-name="T1">Note:</text:span></text:span><text:span text:style-name="T1"> If you are using modules along with a </text:span><text:a xlink:type="simple" xlink:href="https://cloud.google.com/appengine/docs/php/modules/routing#dispatch_file"><text:span text:style-name="T7">dispatch file</text:span></text:a><text:span text:style-name="T1">, your task's HTTP request may be intercepted and re-routed to another module.</text:span></text:p>
      <text:h text:style-name="P27" text:outline-level="2"><text:bookmark-start text:name="__RefHeading__53653_1285831385"/><text:bookmark text:name="PHP_Updating_task_queue_configuration"/><text:soft-page-break/>Updating task queue configuration<text:bookmark-end text:name="__RefHeading__53653_1285831385"/></text:h>
      <text:p text:style-name="P22"><text:span text:style-name="T1">The task queue configuration for the app is updated when you upload the application using </text:span><text:span text:style-name="Source_20_Text"><text:span text:style-name="T11">appcfg.py update</text:span></text:span><text:span text:style-name="T1">. You can update just the configuration for an app's task queues without uploading the full application. To upload the </text:span><text:span text:style-name="Source_20_Text"><text:span text:style-name="T11">queue.yaml</text:span></text:span><text:span text:style-name="T1"> file, use the </text:span><text:span text:style-name="Source_20_Text"><text:span text:style-name="T11">appcfg.py update_queues</text:span></text:span><text:span text:style-name="T1"> command:</text:span></text:p>
      <text:p text:style-name="P19"><text:span text:style-name="Source_20_Text"><text:span text:style-name="T12">appcfg</text:span></text:span><text:span text:style-name="Source_20_Text"><text:span text:style-name="T14">.</text:span></text:span><text:span text:style-name="Source_20_Text"><text:span text:style-name="T12">py update_queues myapp</text:span></text:span><text:span text:style-name="Source_20_Text"><text:span text:style-name="T14">/</text:span></text:span></text:p>
      <text:p text:style-name="P13"><text:span text:style-name="T1">See </text:span><text:a xlink:type="simple" xlink:href="https://cloud.google.com/appengine/docs/php/tools/uploadinganapp"><text:span text:style-name="T7">Uploading and Managing a PHP App</text:span></text:a><text:span text:style-name="T1"> for more information.</text:span></text:p>
      <text:h text:style-name="P49" text:outline-level="1"/>
      <text:h text:style-name="P48" text:outline-level="1"><text:bookmark-start text:name="__RefHeading__53655_1285831385"/>DoS Protection Service for PHP<text:bookmark-end text:name="__RefHeading__53655_1285831385"/></text:h>
      <text:p text:style-name="P12">The App Engine Denial of Service (DoS) Protection Service enables you to protect your application from running out of quota when subjected to denial of service attacks or similar forms of abuse. You can blacklist IP addresses or subnets, and requests routed from those addresses or subnets will be dropped before your application code is called. No resource allocations, billed or otherwise, are consumed for these requests.</text:p>
      <text:p text:style-name="P12">Do not use this service for security. It is designed for quantitative abuse prevention, such as preventing DoS attacks, only. Some requests from blacklisted users may still get through to your application.</text:p>
      <text:p text:style-name="P12">By default, App Engine serves a generic error page to blacklisted addresses. You can configure your app to serve a custom response instead.</text:p>
      <text:h text:style-name="P27" text:outline-level="2"><text:bookmark-start text:name="__RefHeading__53657_1285831385"/><text:bookmark text:name="PHP_app_yaml_About_dos_yaml"/>About dos.yaml<text:bookmark-end text:name="__RefHeading__53657_1285831385"/></text:h>
      <text:p text:style-name="P22"><text:span text:style-name="T1">A </text:span><text:span text:style-name="Source_20_Text"><text:span text:style-name="T11">dos.yaml</text:span></text:span><text:span text:style-name="T1"> file in the root directory of your application (alongside </text:span><text:span text:style-name="Source_20_Text"><text:span text:style-name="T11">app.yaml</text:span></text:span><text:span text:style-name="T1">) configures DoS Protection Service blacklists for your application. The following is an example </text:span><text:span text:style-name="Source_20_Text"><text:span text:style-name="T11">dos.yaml</text:span></text:span><text:span text:style-name="T1"> file:</text:span></text:p>
      <text:p text:style-name="P19"><text:span text:style-name="Source_20_Text"><text:span text:style-name="T12">blacklist</text:span></text:span><text:span text:style-name="Source_20_Text"><text:span text:style-name="T14">:</text:span></text:span></text:p>
      <text:p text:style-name="P66"><text:span text:style-name="Source_20_Text"><text:span text:style-name="T14">-</text:span></text:span><text:span text:style-name="Source_20_Text"><text:span text:style-name="T12"> subnet</text:span></text:span><text:span text:style-name="Source_20_Text"><text:span text:style-name="T14">:</text:span></text:span><text:span text:style-name="Source_20_Text"><text:span text:style-name="T12"> </text:span></text:span><text:span text:style-name="Source_20_Text"><text:span text:style-name="T15">1.2</text:span></text:span><text:span text:style-name="Source_20_Text"><text:span text:style-name="T14">.</text:span></text:span><text:span text:style-name="Source_20_Text"><text:span text:style-name="T15">3.4</text:span></text:span></text:p>
      <text:p text:style-name="P66"><text:span text:style-name="Source_20_Text"><text:span text:style-name="T13">  </text:span></text:span><text:span text:style-name="Source_20_Text"><text:span text:style-name="T12">description</text:span></text:span><text:span text:style-name="Source_20_Text"><text:span text:style-name="T14">:</text:span></text:span><text:span text:style-name="Source_20_Text"><text:span text:style-name="T12"> a single IP address</text:span></text:span></text:p>
      <text:p text:style-name="P66"><text:span text:style-name="Source_20_Text"><text:span text:style-name="T14">-</text:span></text:span><text:span text:style-name="Source_20_Text"><text:span text:style-name="T12"> subnet</text:span></text:span><text:span text:style-name="Source_20_Text"><text:span text:style-name="T14">:</text:span></text:span><text:span text:style-name="Source_20_Text"><text:span text:style-name="T12"> </text:span></text:span><text:span text:style-name="Source_20_Text"><text:span text:style-name="T15">1.2</text:span></text:span><text:span text:style-name="Source_20_Text"><text:span text:style-name="T14">.</text:span></text:span><text:span text:style-name="Source_20_Text"><text:span text:style-name="T15">3.4</text:span></text:span><text:span text:style-name="Source_20_Text"><text:span text:style-name="T14">/</text:span></text:span><text:span text:style-name="Source_20_Text"><text:span text:style-name="T15">24</text:span></text:span></text:p>
      <text:p text:style-name="P66"><text:span text:style-name="Source_20_Text"><text:span text:style-name="T13">  </text:span></text:span><text:span text:style-name="Source_20_Text"><text:span text:style-name="T12">description</text:span></text:span><text:span text:style-name="Source_20_Text"><text:span text:style-name="T14">:</text:span></text:span><text:span text:style-name="Source_20_Text"><text:span text:style-name="T12"> an </text:span></text:span><text:span text:style-name="Source_20_Text"><text:span text:style-name="T26">IPv4</text:span></text:span><text:span text:style-name="Source_20_Text"><text:span text:style-name="T12"> subnet</text:span></text:span></text:p>
      <text:p text:style-name="P66"><text:span text:style-name="Source_20_Text"><text:span text:style-name="T14">-</text:span></text:span><text:span text:style-name="Source_20_Text"><text:span text:style-name="T12"> subnet</text:span></text:span><text:span text:style-name="Source_20_Text"><text:span text:style-name="T14">:</text:span></text:span><text:span text:style-name="Source_20_Text"><text:span text:style-name="T12"> abcd</text:span></text:span><text:span text:style-name="Source_20_Text"><text:span text:style-name="T14">::</text:span></text:span><text:span text:style-name="Source_20_Text"><text:span text:style-name="T15">123</text:span></text:span><text:span text:style-name="Source_20_Text"><text:span text:style-name="T14">:</text:span></text:span><text:span text:style-name="Source_20_Text"><text:span text:style-name="T15">4567</text:span></text:span></text:p>
      <text:p text:style-name="P66"><text:span text:style-name="Source_20_Text"><text:span text:style-name="T13">  </text:span></text:span><text:span text:style-name="Source_20_Text"><text:span text:style-name="T12">description</text:span></text:span><text:span text:style-name="Source_20_Text"><text:span text:style-name="T14">:</text:span></text:span><text:span text:style-name="Source_20_Text"><text:span text:style-name="T12"> an </text:span></text:span><text:span text:style-name="Source_20_Text"><text:span text:style-name="T26">IPv6</text:span></text:span><text:span text:style-name="Source_20_Text"><text:span text:style-name="T12"> address</text:span></text:span></text:p>
      <text:p text:style-name="P66"><text:span text:style-name="Source_20_Text"><text:span text:style-name="T14">-</text:span></text:span><text:span text:style-name="Source_20_Text"><text:span text:style-name="T12"> subnet</text:span></text:span><text:span text:style-name="Source_20_Text"><text:span text:style-name="T14">:</text:span></text:span><text:span text:style-name="Source_20_Text"><text:span text:style-name="T12"> abcd</text:span></text:span><text:span text:style-name="Source_20_Text"><text:span text:style-name="T14">::</text:span></text:span><text:span text:style-name="Source_20_Text"><text:span text:style-name="T15">123</text:span></text:span><text:span text:style-name="Source_20_Text"><text:span text:style-name="T14">:</text:span></text:span><text:span text:style-name="Source_20_Text"><text:span text:style-name="T15">4567</text:span></text:span><text:span text:style-name="Source_20_Text"><text:span text:style-name="T14">/</text:span></text:span><text:span text:style-name="Source_20_Text"><text:span text:style-name="T15">48</text:span></text:span></text:p>
      <text:p text:style-name="P66"><text:span text:style-name="Source_20_Text"><text:span text:style-name="T13">  </text:span></text:span><text:span text:style-name="Source_20_Text"><text:span text:style-name="T12">description</text:span></text:span><text:span text:style-name="Source_20_Text"><text:span text:style-name="T14">:</text:span></text:span><text:span text:style-name="Source_20_Text"><text:span text:style-name="T12"> an </text:span></text:span><text:span text:style-name="Source_20_Text"><text:span text:style-name="T26">IPv6</text:span></text:span><text:span text:style-name="Source_20_Text"><text:span text:style-name="T12"> subnet</text:span></text:span></text:p>
      <text:p text:style-name="P13"><text:span text:style-name="T1">The syntax of </text:span><text:span text:style-name="Source_20_Text"><text:span text:style-name="T11">dos.yaml</text:span></text:span><text:span text:style-name="T1"> is the YAML format. For more information about this syntax, see </text:span><text:a xlink:type="simple" xlink:href="http://www.yaml.org/"><text:span text:style-name="T7">the YAML website</text:span></text:a><text:span text:style-name="T1">.</text:span></text:p>
      <text:p text:style-name="P13"><text:soft-page-break/><text:span text:style-name="T1">A </text:span><text:span text:style-name="Source_20_Text"><text:span text:style-name="T11">dos.yaml</text:span></text:span><text:span text:style-name="T1"> file consists of a number of blacklist entries. A blacklist entry has a </text:span><text:span text:style-name="Source_20_Text"><text:span text:style-name="T11">subnet</text:span></text:span><text:span text:style-name="T1">, and can optionally specify a </text:span><text:span text:style-name="Source_20_Text"><text:span text:style-name="T11">description</text:span></text:span><text:span text:style-name="T1">. The description will be visible in the Admin Console. The </text:span><text:span text:style-name="Source_20_Text"><text:span text:style-name="T11">subnet</text:span></text:span><text:span text:style-name="T1"> is any valid IPv4 or IPv6 subnet in </text:span><text:a xlink:type="simple" xlink:href="https://en.wikipedia.org/wiki/CIDR_notation"><text:span text:style-name="T7">CIDR</text:span></text:a><text:span text:style-name="T1"> notation.</text:span></text:p>
      <text:h text:style-name="P27" text:outline-level="2"><text:bookmark-start text:name="__RefHeading__53659_1285831385"/><text:bookmark text:name="PHP_app_yaml_Limits"/>Limits<text:bookmark-end text:name="__RefHeading__53659_1285831385"/></text:h>
      <text:p text:style-name="P21">You may define a maximum of 100 blacklist entries in your configuration file. Uploading a configuration file with more than 100 entries will fail.</text:p>
      <text:h text:style-name="P27" text:outline-level="2"><text:bookmark-start text:name="__RefHeading__53661_1285831385"/><text:bookmark text:name="PHP_app_yaml_Uploading_DoS_configuration"/>Uploading DoS configuration<text:bookmark-end text:name="__RefHeading__53661_1285831385"/></text:h>
      <text:p text:style-name="P22"><text:span text:style-name="T1">You can use </text:span><text:span text:style-name="Source_20_Text"><text:span text:style-name="T11">appcfg.py</text:span></text:span><text:span text:style-name="T1"> to upload DoS configs. When you upload your application to App Engine using</text:span><text:span text:style-name="Source_20_Text"><text:span text:style-name="T11">appcfg.py update</text:span></text:span><text:span text:style-name="T1">, the DoS Protection Service is updated with the contents of </text:span><text:span text:style-name="Source_20_Text"><text:span text:style-name="T11">dos.yaml</text:span></text:span><text:span text:style-name="T1">. The new config will be viewable using the Administration Console straight away, but may take a few minutes to take effect. You can update just the DoS configuration without uploading the rest of the application using </text:span><text:span text:style-name="Source_20_Text"><text:span text:style-name="T11">appcfg.py update_dos</text:span></text:span><text:span text:style-name="T1">.</text:span></text:p>
      <text:p text:style-name="P13"><text:span text:style-name="T1">To delete all blacklist entries, change the </text:span><text:span text:style-name="Source_20_Text"><text:span text:style-name="T11">dos.yaml</text:span></text:span><text:span text:style-name="T1"> file to just contain:</text:span></text:p>
      <text:p text:style-name="P19"><text:span text:style-name="Source_20_Text"><text:span text:style-name="T12">blacklist</text:span></text:span><text:span text:style-name="Source_20_Text"><text:span text:style-name="T14">:</text:span></text:span></text:p>
      <text:h text:style-name="P27" text:outline-level="2"><text:bookmark-start text:name="__RefHeading__53663_1285831385"/><text:bookmark text:name="PHP_app_yaml_Viewing_uploaded_DoS_configuration_in_the_Administration_Console"/>Viewing uploaded DoS configuration in the Administration Console<text:bookmark-end text:name="__RefHeading__53663_1285831385"/></text:h>
      <text:p text:style-name="P21">The Administration Console allows you to view your current DoS configuration, if you have uploaded one. Select the "Blacklist" link from the side menu, and you should see a table of blacklisted subnets/IP addresses and their associated descriptions from your configuration file.</text:p>
      <text:h text:style-name="P27" text:outline-level="2"><text:bookmark-start text:name="__RefHeading__53665_1285831385"/><text:bookmark text:name="PHP_app_yaml_Viewing_top_users_in_the_Administration_Console"/>Viewing top users in the Administration Console<text:bookmark-end text:name="__RefHeading__53665_1285831385"/></text:h>
      <text:p text:style-name="P21">The Administration Console also allows you to view the top users that have recently been hitting your site, even if you haven't uploaded a DoS configuration. Select the "Blacklist" link from the side menu, and you should see a table of the top IP addresses that have been hitting your application and how many requests have been recorded. It will be below the table of blacklists, if any. IP addresses that you have blacklisted will not show up in this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43"><draw:image xlink:href="Pictures/10000201000004EF0000006D9F5FC6BC.png" xlink:type="simple" xlink:show="embed" xlink:actuate="onLoad"/></draw:frame> </text:p>
      </style:header>
      <style:header-first>
        <text:p text:style-name="Header"><draw:frame draw:style-name="Mfr1" draw:name="Imagen25" text:anchor-type="paragraph" svg:x="-2.004cm" svg:y="-2cm" svg:width="21.59cm" svg:height="1.861cm" draw:z-index="45"><draw:image xlink:href="Pictures/10000201000004EF0000006D9F5FC6BC.png" xlink:type="simple" xlink:show="embed" xlink:actuate="onLoad"/></draw:frame><draw:frame draw:style-name="Mfr1" draw:name="Imagen24" text:anchor-type="paragraph" svg:x="-2.004cm" svg:y="-2cm" svg:width="21.59cm" svg:height="1.861cm" draw:z-index="46"><draw:image xlink:href="Pictures/10000201000004EF0000006D9F5FC6BC.png" xlink:type="simple" xlink:show="embed" xlink:actuate="onLoad"/></draw:frame><draw:frame draw:style-name="Mfr1" draw:name="Imagen23" text:anchor-type="paragraph" svg:x="-2.004cm" svg:y="-2cm" svg:width="21.59cm" svg:height="1.861cm" draw:z-index="47"><draw:image xlink:href="Pictures/10000201000004EF0000006D9F5FC6BC.png" xlink:type="simple" xlink:show="embed" xlink:actuate="onLoad"/></draw:frame><draw:frame draw:style-name="Mfr1" draw:name="Imagen22" text:anchor-type="paragraph" svg:x="-2.004cm" svg:y="-2cm" svg:width="21.59cm" svg:height="1.861cm" draw:z-index="48"><draw:image xlink:href="Pictures/10000201000004EF0000006D9F5FC6BC.png" xlink:type="simple" xlink:show="embed" xlink:actuate="onLoad"/></draw:frame><draw:frame draw:style-name="Mfr1" draw:name="Imagen21" text:anchor-type="paragraph" svg:x="-2.004cm" svg:y="-2cm" svg:width="21.59cm" svg:height="1.861cm" draw:z-index="49"><draw:image xlink:href="Pictures/10000201000004EF0000006D9F5FC6BC.png" xlink:type="simple" xlink:show="embed" xlink:actuate="onLoad"/></draw:frame> </text:p>
      </style:header-first>
      <style:footer>
        <text:p text:style-name="MP1"><text:page-number text:select-page="current">8</text:page-number>/<text:page-count>46</text:page-count></text:p>
      </style:footer>
      <style:footer-first>
        <text:p text:style-name="MP1"><text:page-number text:select-page="current">1</text:page-number>/<text:page-count>46</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36:38.498331759</dc:date>
    <meta:editing-duration>PT22H33M2S</meta:editing-duration>
    <meta:editing-cycles>39</meta:editing-cycles>
    <meta:generator>LibreOffice/4.2.6.3$Linux_X86_64 LibreOffice_project/420m0$Build-3</meta:generator>
    <meta:document-statistic meta:table-count="1" meta:image-count="7" meta:object-count="0" meta:page-count="46" meta:paragraph-count="752" meta:word-count="10025" meta:character-count="62991" meta:non-whitespace-character-count="53524"/>
  </office:meta>
</office:document-meta>
</file>